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191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77.75pt"/>
    </style:style>
    <style:style style:name="co5" style:family="table-column">
      <style:table-column-properties fo:break-before="auto" style:column-width="79.99pt"/>
    </style:style>
    <style:style style:name="co6" style:family="table-column">
      <style:table-column-properties fo:break-before="auto" style:column-width="104pt"/>
    </style:style>
    <style:style style:name="co7" style:family="table-column">
      <style:table-column-properties fo:break-before="auto" style:column-width="114.01pt"/>
    </style:style>
    <style:style style:name="co8" style:family="table-column">
      <style:table-column-properties fo:break-before="auto" style:column-width="107.01pt"/>
    </style:style>
    <style:style style:name="co9" style:family="table-column">
      <style:table-column-properties fo:break-before="auto" style:column-width="100.01pt"/>
    </style:style>
    <style:style style:name="co10" style:family="table-column">
      <style:table-column-properties fo:break-before="auto" style:column-width="72.2pt"/>
    </style:style>
    <style:style style:name="co11" style:family="table-column">
      <style:table-column-properties fo:break-before="auto" style:column-width="104.46pt"/>
    </style:style>
    <style:style style:name="co12" style:family="table-column">
      <style:table-column-properties fo:break-before="auto" style:column-width="103.29pt"/>
    </style:style>
    <style:style style:name="co13" style:family="table-column">
      <style:table-column-properties fo:break-before="auto" style:column-width="96.66pt"/>
    </style:style>
    <style:style style:name="co14" style:family="table-column">
      <style:table-column-properties fo:break-before="auto" style:column-width="98.84pt"/>
    </style:style>
    <style:style style:name="co15" style:family="table-column">
      <style:table-column-properties fo:break-before="auto" style:column-width="84.44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73.3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55.19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ta1" style:family="table" style:master-page-name="PageStyle_5f_eventos">
      <style:table-properties table:display="true" style:writing-mode="lr-tb"/>
    </style:style>
    <style:style style:name="ta2" style:family="table" style:master-page-name="PageStyle_5f_tendencia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33" style:family="table-cell" style:parent-style-name="Default" style:data-style-name="N10152">
      <style:table-cell-properties style:rotation-align="none"/>
    </style:style>
    <style:style style:name="ce2" style:family="table-cell" style:parent-style-name="Default" style:data-style-name="N1015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152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 style:data-style-name="N10152">
      <style:table-cell-properties fo:border-bottom="0.06pt solid #000000" fo:border-left="0.06pt solid #000000" fo:border-right="none" style:rotation-align="none" fo:border-top="0.06pt solid #000000"/>
    </style:style>
    <style:style style:name="ce5" style:family="table-cell" style:parent-style-name="Default" style:data-style-name="N1">
      <style:table-cell-properties style:rotation-align="none"/>
    </style:style>
    <style:style style:name="ce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 style:data-style-name="N1">
      <style:table-cell-properties fo:border-bottom="0.06pt solid #000000" fo:border-left="none" fo:border-right="none" style:rotation-align="none" fo:border-top="0.06pt solid #000000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3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Comma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33">
      <style:table-cell-properties style:rotation-align="none"/>
    </style:style>
    <style:style style:name="ce41" style:family="table-cell" style:parent-style-name="Default" style:data-style-name="N133">
      <style:table-cell-properties style:rotation-align="none"/>
    </style:style>
    <style:style style:name="ce17" style:family="table-cell" style:parent-style-name="Excel_20_Built-in_20_Comma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rotation-align="none"/>
    </style:style>
    <style:style style:name="ce19" style:family="table-cell" style:parent-style-name="Default" style:data-style-name="N132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20" style:family="table-cell" style:parent-style-name="Default" style:data-style-name="N132">
      <style:table-cell-properties fo:border-bottom="0.06pt solid #000000" fo:border-left="none" fo:border-right="none" style:rotation-align="none" fo:border-top="0.06pt solid #000000"/>
    </style:style>
    <style:style style:name="ce21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rotation-align="none"/>
    </style:style>
    <style:style style:name="ce22" style:family="table-cell" style:parent-style-name="Default" style:data-style-name="N1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3" style:family="table-cell" style:parent-style-name="Default" style:data-style-name="N1">
      <style:table-cell-properties fo:border-bottom="0.06pt solid #000000" fo:border-left="none" fo:border-right="0.06pt solid #000000" style:rotation-align="none" fo:border-top="0.06pt solid #000000"/>
    </style:style>
    <style:style style:name="ce51" style:family="table-cell" style:parent-style-name="Default" style:data-style-name="N132">
      <style:table-cell-properties fo:border-bottom="0.06pt solid #000000" fo:border-left="none" fo:border-right="0.06pt solid #000000" style:rotation-align="none" fo:border-top="0.06pt solid #000000"/>
    </style:style>
    <style:style style:name="ce52" style:family="table-cell" style:parent-style-name="Default" style:data-style-name="N4"/>
    <style:style style:name="ce53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">
      <style:text-properties fo:color="#0000ff"/>
    </style:style>
    <style:style style:name="ce64" style:family="table-cell" style:parent-style-name="Default" style:data-style-name="N2"/>
    <style:style style:name="ce66" style:family="table-cell" style:parent-style-name="Default" style:data-style-name="N4">
      <style:table-cell-properties fo:background-color="#fff2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142"/>
    <style:style style:name="ce67" style:family="table-cell" style:parent-style-name="Default" style:data-style-name="N142">
      <style:text-properties fo:color="#0000ff"/>
    </style:style>
    <style:style style:name="ce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1"/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2" style:family="table-cell" style:parent-style-name="Default">
      <style:table-cell-properties style:diagonal-bl-tr="none" style:diagonal-tl-br="none" fo:border="none" style:rotation-align="none"/>
    </style:style>
    <style:style style:name="ce81" style:family="table-cell" style:parent-style-name="Default">
      <style:table-cell-properties fo:border="0.99pt solid #000000"/>
    </style:style>
    <style:style style:name="ce9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pt"/>
    </style:style>
    <style:style style:name="ce99" style:family="table-cell" style:parent-style-name="Default">
      <style:table-cell-properties fo:border="0.06pt solid #007ffe"/>
    </style:style>
    <style:style style:name="ce100" style:family="table-cell" style:parent-style-name="Default" style:data-style-name="N2">
      <style:table-cell-properties fo:border="0.06pt solid #007ffe"/>
    </style:style>
    <style:style style:name="ce1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02" style:family="table-cell" style:parent-style-name="Default" style:data-style-name="N142">
      <style:table-cell-properties fo:border="0.06pt solid #007ffe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en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33" office:value-type="date" office:date-value="2020-03-16" calcext:value-type="date">
            <text:p>16-Mar</text:p>
          </table:table-cell>
          <table:table-cell office:value-type="string" calcext:value-type="string">
            <text:p>cierre efectivo de bares en SJ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delo al 17-marzo" table:style-name="ta2">
        <office:forms form:automatic-focus="false" form:apply-design-mode="false"/>
        <table:shapes>
          <draw:frame draw:z-index="2" draw:style-name="gr1" draw:text-style-name="P1" svg:width="459.33pt" svg:height="328.79pt" svg:x="1482.35pt" svg:y="602.48pt">
            <draw:object draw:notify-on-update-of-ranges="'modelo al 17-marzo'.B5:'modelo al 17-marzo'.B26 'modelo al 17-marzo'.C4:'modelo al 17-marzo'.C4 'modelo al 17-marzo'.C5:'modelo al 17-marzo'.C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55.13pt" svg:height="311.61pt" svg:x="2275.63pt" svg:y="697.15pt">
            <draw:object draw:notify-on-update-of-ranges="'modelo al 17-marzo'.A5:'modelo al 17-marzo'.A40 'modelo al 17-marzo'.A5:'modelo al 17-marzo'.A40 'modelo al 17-marzo'.C4:'modelo al 17-marzo'.C4 'modelo al 17-marzo'.C5:'modelo al 17-marzo'.C40 'modelo al 17-marzo'.A5:'modelo al 17-marzo'.A40 'modelo al 17-marzo'.M4:'modelo al 17-marzo'.M4 'modelo al 17-marzo'.M5:'modelo al 17-marzo'.M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453.51pt" svg:height="295.8pt" svg:x="2751.65pt" svg:y="406.86pt">
            <draw:object draw:notify-on-update-of-ranges="'modelo al 17-marzo'.A12:'modelo al 17-marzo'.A28 'modelo al 17-marzo'.A12:'modelo al 17-marzo'.A28 'modelo al 17-marzo'.P4:'modelo al 17-marzo'.P4 'modelo al 17-marzo'.P12:'modelo al 17-marzo'.P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536.66pt" svg:height="410.49pt" svg:x="1483.09pt" svg:y="959.9pt">
            <draw:object draw:notify-on-update-of-ranges="'modelo al 17-marzo'.A5:'modelo al 17-marzo'.A40 'modelo al 17-marzo'.A5:'modelo al 17-marzo'.A40 'modelo al 17-marzo'.C4:'modelo al 17-marzo'.C4 'modelo al 17-marzo'.C5:'modelo al 17-marzo'.C40 'modelo al 17-marzo'.A5:'modelo al 17-marzo'.A40 'modelo al 17-marzo'.Q4:'modelo al 17-marzo'.Q4 'modelo al 17-marzo'.Q5:'modelo al 17-marzo'.Q40 'modelo al 17-marzo'.A5:'modelo al 17-marzo'.A40 'modelo al 17-marzo'.R4:'modelo al 17-marzo'.R4 'modelo al 17-marzo'.R5:'modelo al 17-marzo'.R40 'modelo al 17-marzo'.A5:'modelo al 17-marzo'.A40 'modelo al 17-marzo'.S4:'modelo al 17-marzo'.S4 'modelo al 17-marzo'.S5:'modelo al 17-marzo'.S40 'modelo al 17-marzo'.A5:'modelo al 17-marzo'.A40 'modelo al 17-marzo'.T4:'modelo al 17-marzo'.T4 'modelo al 17-marzo'.T5:'modelo al 17-marzo'.T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57.04pt" svg:height="359.57pt" svg:x="2042.9pt" svg:y="953.01pt">
            <draw:object draw:notify-on-update-of-ranges="'modelo al 17-marzo'.A26:'modelo al 17-marzo'.A40 'modelo al 17-marzo'.A26:'modelo al 17-marzo'.A40 'modelo al 17-marzo'.U4:'modelo al 17-marzo'.U4 'modelo al 17-marzo'.U26:'modelo al 17-marzo'.U40 'modelo al 17-marzo'.A26:'modelo al 17-marzo'.A40 'modelo al 17-marzo'.V4:'modelo al 17-marzo'.V4 'modelo al 17-marzo'.V26:'modelo al 17-marzo'.V40 'modelo al 17-marzo'.A26:'modelo al 17-marzo'.A40 'modelo al 17-marzo'.W4:'modelo al 17-marzo'.W4 'modelo al 17-marzo'.W26:'modelo al 17-marzo'.W40 'modelo al 17-marzo'.A26:'modelo al 17-marzo'.A40 'modelo al 17-marzo'.X4:'modelo al 17-marzo'.X4 'modelo al 17-marzo'.X26:'modelo al 17-marzo'.X4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default-cell-style-name="ce3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8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52"/>
        <table:table-column table:style-name="co1" table:number-columns-repeated="2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number-columns-repeated="4" table:default-cell-style-name="ce52"/>
        <table:table-column table:style-name="co15" table:default-cell-style-name="ce52"/>
        <table:table-column table:style-name="co14" table:default-cell-style-name="Default"/>
        <table:table-column table:style-name="co14" table:number-columns-repeated="3" table:default-cell-style-name="ce52"/>
        <table:table-column table:style-name="co1" table:default-cell-style-name="ce52"/>
        <table:table-column table:style-name="co1" table:number-columns-repeated="999" table:default-cell-style-name="Default"/>
        <table:table-row table:style-name="ro2">
          <table:table-cell table:number-columns-repeated="4"/>
          <table:table-cell table:style-name="ce37"/>
          <table:table-cell table:style-name="ce16"/>
          <table:table-cell table:style-name="ce21"/>
          <table:table-cell table:number-columns-repeated="5"/>
          <table:table-cell table:style-name="Default" office:value-type="float" office:value="0.83" calcext:value-type="float">
            <text:p>0.83</text:p>
          </table:table-cell>
          <table:table-cell table:style-name="Default" table:number-columns-repeated="2"/>
          <table:table-cell/>
          <table:table-cell table:style-name="ce65" office:value-type="string" calcext:value-type="string" table:number-columns-spanned="4" table:number-rows-spanned="1">
            <text:p># de casos</text:p>
          </table:table-cell>
          <table:covered-table-cell table:number-columns-repeated="3" table:style-name="Default"/>
          <table:table-cell table:style-name="ce68" office:value-type="string" calcext:value-type="string" table:number-columns-spanned="4" table:number-rows-spanned="1">
            <text:p>hospitalizaciones</text:p>
          </table:table-cell>
          <table:covered-table-cell table:number-columns-repeated="2" table:style-name="ce70"/>
          <table:covered-table-cell table:style-name="ce71"/>
          <table:table-cell table:style-name="Default"/>
          <table:table-cell table:number-columns-repeated="999"/>
        </table:table-row>
        <table:table-row table:style-name="ro2">
          <table:table-cell table:number-columns-repeated="4"/>
          <table:table-cell table:style-name="ce36" office:value-type="string" office:string-value="proyección desde el 17-marzo" calcext:value-type="string" table:number-columns-spanned="3" table:number-rows-spanned="1">
            <text:p><text:s/>proyección desde el 17-marzo </text:p>
          </table:table-cell>
          <table:covered-table-cell table:style-name="ce41"/>
          <table:covered-table-cell table:style-name="ce47"/>
          <table:table-cell office:value-type="string" calcext:value-type="string">
            <text:p>proyección desde el 25-marzo</text:p>
          </table:table-cell>
          <table:table-cell table:number-columns-repeated="4"/>
          <table:table-cell table:style-name="Default" office:value-type="float" office:value="-4.6399" calcext:value-type="float">
            <text:p>-4.6399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4" table:style-name="ce69" office:value-type="percentage" office:value="0.06" calcext:value-type="percentage">
            <text:p>6.00%</text:p>
          </table:table-cell>
          <table:table-cell table:style-name="Default"/>
          <table:table-cell table:number-columns-repeated="999"/>
        </table:table-row>
        <table:table-row table:style-name="ro2">
          <table:table-cell table:number-columns-repeated="4"/>
          <table:table-cell table:style-name="ce12" office:value-type="float" office:value="0.1843" calcext:value-type="float">
            <text:p><text:s/>0.1843 </text:p>
          </table:table-cell>
          <table:table-cell table:style-name="ce16" office:value-type="float" office:value="2.0927" calcext:value-type="float">
            <text:p>2.0927</text:p>
          </table:table-cell>
          <table:table-cell table:style-name="ce21" office:value-type="percentage" office:value="0.08" calcext:value-type="percentage">
            <text:p>8%</text:p>
          </table:table-cell>
          <table:table-cell office:value-type="float" office:value="0.1855" calcext:value-type="float">
            <text:p>0.1855</text:p>
          </table:table-cell>
          <table:table-cell office:value-type="float" office:value="2.1045" calcext:value-type="float">
            <text:p>2.1045</text:p>
          </table:table-cell>
          <table:table-cell table:number-columns-repeated="3"/>
          <table:table-cell table:style-name="Default" office:value-type="float" office:value="19.4511" calcext:value-type="float">
            <text:p>19.4511</text:p>
          </table:table-cell>
          <table:table-cell table:style-name="ce21" office:value-type="percentage" office:value="0.06" calcext:value-type="percentage">
            <text:p>6%</text:p>
          </table:table-cell>
          <table:table-cell table:style-name="Default"/>
          <table:table-cell/>
          <table:table-cell office:value-type="float" office:value="1.15" calcext:value-type="float">
            <text:p>1.1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1" calcext:value-type="float">
            <text:p>1</text:p>
          </table:table-cell>
          <table:table-cell table:style-name="ce52" office:value-type="float" office:value="1.15" calcext:value-type="float">
            <text:p>1.1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05" calcext:value-type="float">
            <text:p>1.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999"/>
        </table:table-row>
        <table:table-row table:style-name="ro3"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día</text:p>
          </table:table-cell>
          <table:table-cell table:style-name="ce9" office:value-type="string" calcext:value-type="string">
            <text:p>casos detectados</text:p>
          </table:table-cell>
          <table:table-cell table:style-name="ce9" office:value-type="string" calcext:value-type="string">
            <text:p>ln(casos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9" office:value-type="string" calcext:value-type="string">
            <text:p>predicción de graves (8%)</text:p>
          </table:table-cell>
          <table:table-cell table:style-name="ce9" office:value-type="string" calcext:value-type="string">
            <text:p>ln(predicción)</text:p>
          </table:table-cell>
          <table:table-cell table:style-name="ce17" office:value-type="string" calcext:value-type="string">
            <text:p>predicción de casos detectados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pred / real</text:p>
          </table:table-cell>
          <table:table-cell table:style-name="ce53" office:value-type="string" calcext:value-type="string">
            <text:p>tasa de aumento en 5 días</text:p>
          </table:table-cell>
          <table:table-cell table:style-name="ce53" office:value-type="string" calcext:value-type="string">
            <text:p>projección cuadrática de # de casos</text:p>
          </table:table-cell>
          <table:table-cell table:style-name="ce9" table:formula="of:=&quot;predicción de hospitalizados (&quot;&amp;[.N3]*100&amp;&quot;%)&quot;" office:value-type="string" office:string-value="predicción de hospitalizados (6%)" calcext:value-type="string">
            <text:p>predicción de hospitalizados (6%)</text:p>
          </table:table-cell>
          <table:table-cell table:style-name="ce53" office:value-type="string" calcext:value-type="string">
            <text:p>error en predicción cuadrática (casos)</text:p>
          </table:table-cell>
          <table:table-cell table:style-name="ce66" office:value-type="string" calcext:value-type="string">
            <text:p>factor de aumento diario</text:p>
          </table:table-cell>
          <table:table-cell table:style-name="ce53" table:formula="of:=&quot;aumentando a &quot;&amp;[.Q3]&amp;&quot; del día anterior&quot;" office:value-type="string" office:string-value="aumentando a 1.15 del día anterior" calcext:value-type="string">
            <text:p>aumentando a 1.15 del día anterior</text:p>
          </table:table-cell>
          <table:table-cell table:style-name="ce53" table:formula="of:=&quot;aumentando a &quot;&amp;[.R3]&amp;&quot; del día anterior&quot;" office:value-type="string" office:string-value="aumentando a 1.1 del día anterior" calcext:value-type="string">
            <text:p>aumentando a 1.1 del día anterior</text:p>
          </table:table-cell>
          <table:table-cell table:style-name="ce53" table:formula="of:=&quot;aumentando a &quot;&amp;[.S3]&amp;&quot; del día anterior&quot;" office:value-type="string" office:string-value="aumentando a 1.05 del día anterior" calcext:value-type="string">
            <text:p>aumentando a 1.05 del día anterior</text:p>
          </table:table-cell>
          <table:table-cell table:style-name="ce53" table:formula="of:=&quot;aumentando a &quot;&amp;[.T3]&amp;&quot; del día anterior&quot;" office:value-type="string" office:string-value="aumentando a 1 del día anterior" calcext:value-type="string">
            <text:p>aumentando a 1 del día anterior</text:p>
          </table:table-cell>
          <table:table-cell table:style-name="ce53" table:formula="of:=&quot;aumentando a &quot;&amp;[.U3]&amp;&quot; del día anterior&quot;" office:value-type="string" office:string-value="aumentando a 1.15 del día anterior" calcext:value-type="string">
            <text:p>aumentando a 1.15 del día anterior</text:p>
          </table:table-cell>
          <table:table-cell table:style-name="ce53" table:formula="of:=&quot;aumentando a &quot;&amp;[.V3]&amp;&quot; del día anterior&quot;" office:value-type="string" office:string-value="aumentando a 1.1 del día anterior" calcext:value-type="string">
            <text:p>aumentando a 1.1 del día anterior</text:p>
          </table:table-cell>
          <table:table-cell table:style-name="ce53" table:formula="of:=&quot;aumentando a &quot;&amp;[.W3]&amp;&quot; del día anterior&quot;" office:value-type="string" office:string-value="aumentando a 1.05 del día anterior" calcext:value-type="string">
            <text:p>aumentando a 1.05 del día anterior</text:p>
          </table:table-cell>
          <table:table-cell table:style-name="ce53" table:formula="of:=&quot;aumentando a &quot;&amp;[.X3]&amp;&quot; del día anterior&quot;" office:value-type="string" office:string-value="aumentando a 1 del día anterior" calcext:value-type="string">
            <text:p>aumentando a 1 del día anterior</text:p>
          </table:table-cell>
          <table:table-cell table:style-name="ce53"/>
          <table:table-cell table:number-columns-repeated="2"/>
          <table:table-cell table:style-name="ce9" table:number-columns-repeated="997"/>
        </table:table-row>
        <table:table-row table:style-name="ro2">
          <table:table-cell office:value-type="date" office:date-value="2020-03-08" calcext:value-type="date">
            <text:p>8-Mar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LN([.C5])" office:value-type="float" office:value="2.19722457733622" calcext:value-type="float">
            <text:p>2.19722457733622</text:p>
          </table:table-cell>
          <table:table-cell table:formula="of:=[.$B5]*[.E$3]+[.F$3]" office:value-type="float" office:value="2.277" calcext:value-type="float">
            <text:p><text:s/>2.28 </text:p>
          </table:table-cell>
          <table:table-cell table:formula="of:=EXP([.E5])" office:value-type="float" office:value="9.74739431940007" calcext:value-type="float">
            <text:p>9.7</text:p>
          </table:table-cell>
          <table:table-cell/>
          <table:table-cell table:style-name="ce13" table:formula="of:=[.$B5]*[.H$3]+[.I$3]" office:value-type="float" office:value="2.29" calcext:value-type="float">
            <text:p><text:s/>2.29 </text:p>
          </table:table-cell>
          <table:table-cell table:style-name="ce18" table:formula="of:=EXP([.H5])" office:value-type="float" office:value="9.87493768117318" calcext:value-type="float">
            <text:p>9.9</text:p>
          </table:table-cell>
          <table:table-cell table:style-name="Default"/>
          <table:table-cell table:formula="of:=[.C5]/[.F5]" office:value-type="float" office:value="0.923323680677148" calcext:value-type="float">
            <text:p>0.92</text:p>
          </table:table-cell>
          <table:table-cell/>
          <table:table-cell table:formula="of:=[.M$1]*[.$B5]^2+[.M$2]*[.$B5]+[.M$3]" office:value-type="float" office:value="15.6412" calcext:value-type="float">
            <text:p>15.64</text:p>
          </table:table-cell>
          <table:table-cell table:formula="of:=[.$N$3]*[.M5]" office:value-type="float" office:value="0.938472" calcext:value-type="float">
            <text:p>0.94</text:p>
          </table:table-cell>
          <table:table-cell table:formula="of:=[.M5]-[.C5]" office:value-type="float" office:value="6.6412" calcext:value-type="float">
            <text:p>6.64</text:p>
          </table:table-cell>
          <table:table-cell/>
          <table:table-cell table:style-name="ce90" table:number-columns-repeated="4"/>
          <table:table-cell table:number-columns-repeated="4"/>
          <table:table-cell>
            <draw:frame table:end-cell-address="'modelo al 17-marzo'.AG24" table:end-x="11.31pt" table:end-y="9.75pt" draw:z-index="0" draw:name="Chart 4" draw:style-name="gr2" draw:text-style-name="P2" svg:width="464.54pt" svg:height="262.57pt" svg:x="24.77pt" svg:y="9.44pt">
              <draw:object draw:notify-on-update-of-ranges="'modelo al 17-marzo'.B5:'modelo al 17-marzo'.B28 'modelo al 17-marzo'.D4:'modelo al 17-marzo'.D4 'modelo al 17-marzo'.D5:'modelo al 17-marzo'.D2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99"/>
        </table:table-row>
        <table:table-row table:style-name="ro2">
          <table:table-cell office:value-type="date" office:date-value="2020-03-09" calcext:value-type="date">
            <text:p>9-Mar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D5]+[.D7])/2" office:value-type="float" office:value="2.38108696739888" calcext:value-type="float">
            <text:p>2.38108696739888</text:p>
          </table:table-cell>
          <table:table-cell table:formula="of:=[.B6]*[.$E$3]+[.$F$3]" office:value-type="float" office:value="2.4613" calcext:value-type="float">
            <text:p><text:s/>2.46 </text:p>
          </table:table-cell>
          <table:table-cell table:formula="of:=EXP([.E6])" office:value-type="float" office:value="11.7200376898359" calcext:value-type="float">
            <text:p>11.7</text:p>
          </table:table-cell>
          <table:table-cell/>
          <table:table-cell table:style-name="ce13" table:formula="of:=[.$B6]*[.H$3]+[.I$3]" office:value-type="float" office:value="2.4755" calcext:value-type="float">
            <text:p><text:s/>2.48 </text:p>
          </table:table-cell>
          <table:table-cell table:style-name="ce18" table:formula="of:=EXP([.H6])" office:value-type="float" office:value="11.8876494521169" calcext:value-type="float">
            <text:p>11.9</text:p>
          </table:table-cell>
          <table:table-cell table:style-name="Default"/>
          <table:table-cell table:formula="of:=[.C6]/[.F6]" office:value-type="float" office:value="0" calcext:value-type="float">
            <text:p>0.00</text:p>
          </table:table-cell>
          <table:table-cell/>
          <table:table-cell table:formula="of:=[.M$1]*[.$B6]^2+[.M$2]*[.$B6]+[.M$3]" office:value-type="float" office:value="13.4913" calcext:value-type="float">
            <text:p>13.49</text:p>
          </table:table-cell>
          <table:table-cell table:formula="of:=[.$N$3]*[.M6]" office:value-type="float" office:value="0.809478" calcext:value-type="float">
            <text:p>0.81</text:p>
          </table:table-cell>
          <table:table-cell table:formula="of:=[.M6]-[.C6]" office:value-type="float" office:value="13.4913" calcext:value-type="float">
            <text:p>13.49</text:p>
          </table:table-cell>
          <table:table-cell/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0" calcext:value-type="date">
            <text:p>10-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LN([.C7])" office:value-type="float" office:value="2.56494935746154" calcext:value-type="float">
            <text:p>2.56494935746154</text:p>
          </table:table-cell>
          <table:table-cell table:formula="of:=[.B7]*[.$E$3]+[.$F$3]" office:value-type="float" office:value="2.6456" calcext:value-type="float">
            <text:p><text:s/>2.65 </text:p>
          </table:table-cell>
          <table:table-cell table:formula="of:=EXP([.E7])" office:value-type="float" office:value="14.0918976857015" calcext:value-type="float">
            <text:p>14.1</text:p>
          </table:table-cell>
          <table:table-cell/>
          <table:table-cell table:style-name="ce13" table:formula="of:=[.$B7]*[.H$3]+[.I$3]" office:value-type="float" office:value="2.661" calcext:value-type="float">
            <text:p><text:s/>2.66 </text:p>
          </table:table-cell>
          <table:table-cell table:style-name="ce18" table:formula="of:=EXP([.H7])" office:value-type="float" office:value="14.3105925383041" calcext:value-type="float">
            <text:p>14.3</text:p>
          </table:table-cell>
          <table:table-cell table:style-name="Default"/>
          <table:table-cell table:formula="of:=[.C7]/[.F7]" office:value-type="float" office:value="0.922515922975414" calcext:value-type="float">
            <text:p>0.92</text:p>
          </table:table-cell>
          <table:table-cell/>
          <table:table-cell table:formula="of:=[.M$1]*[.$B7]^2+[.M$2]*[.$B7]+[.M$3]" office:value-type="float" office:value="13.0014" calcext:value-type="float">
            <text:p>13.00</text:p>
          </table:table-cell>
          <table:table-cell table:formula="of:=[.$N$3]*[.M7]" office:value-type="float" office:value="0.780084" calcext:value-type="float">
            <text:p>0.78</text:p>
          </table:table-cell>
          <table:table-cell table:formula="of:=[.M7]-[.C7]" office:value-type="float" office:value="0.00140000000000207" calcext:value-type="float">
            <text:p>0.00</text:p>
          </table:table-cell>
          <table:table-cell/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1" calcext:value-type="date">
            <text:p>11-Ma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formula="of:=LN([.C8])" office:value-type="float" office:value="3.09104245335832" calcext:value-type="float">
            <text:p>3.09104245335832</text:p>
          </table:table-cell>
          <table:table-cell table:formula="of:=[.B8]*[.$E$3]+[.$F$3]" office:value-type="float" office:value="2.8299" calcext:value-type="float">
            <text:p><text:s/>2.83 </text:p>
          </table:table-cell>
          <table:table-cell table:formula="of:=EXP([.E8])" office:value-type="float" office:value="16.943766363183" calcext:value-type="float">
            <text:p>16.9</text:p>
          </table:table-cell>
          <table:table-cell/>
          <table:table-cell table:style-name="ce13" table:formula="of:=[.$B8]*[.H$3]+[.I$3]" office:value-type="float" office:value="2.8465" calcext:value-type="float">
            <text:p><text:s/>2.85 </text:p>
          </table:table-cell>
          <table:table-cell table:style-name="ce18" table:formula="of:=EXP([.H8])" office:value-type="float" office:value="17.2273803683618" calcext:value-type="float">
            <text:p>17.2</text:p>
          </table:table-cell>
          <table:table-cell table:style-name="Default"/>
          <table:table-cell table:formula="of:=[.C8]/[.F8]" office:value-type="float" office:value="1.29841261549756" calcext:value-type="float">
            <text:p>1.30</text:p>
          </table:table-cell>
          <table:table-cell/>
          <table:table-cell table:formula="of:=[.M$1]*[.$B8]^2+[.M$2]*[.$B8]+[.M$3]" office:value-type="float" office:value="14.1715" calcext:value-type="float">
            <text:p>14.17</text:p>
          </table:table-cell>
          <table:table-cell table:formula="of:=[.$N$3]*[.M8]" office:value-type="float" office:value="0.85029" calcext:value-type="float">
            <text:p>0.85</text:p>
          </table:table-cell>
          <table:table-cell table:formula="of:=[.M8]-[.C8]" office:value-type="float" office:value="-7.8285" calcext:value-type="float">
            <text:p>-7.83</text:p>
          </table:table-cell>
          <table:table-cell/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2" calcext:value-type="date">
            <text:p>12-Mar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LN([.C9])" office:value-type="float" office:value="3.13549421592915" calcext:value-type="float">
            <text:p>3.13549421592915</text:p>
          </table:table-cell>
          <table:table-cell table:formula="of:=[.B9]*[.$E$3]+[.$F$3]" office:value-type="float" office:value="3.0142" calcext:value-type="float">
            <text:p><text:s/>3.01 </text:p>
          </table:table-cell>
          <table:table-cell table:formula="of:=EXP([.E9])" office:value-type="float" office:value="20.3727861905663" calcext:value-type="float">
            <text:p>20.4</text:p>
          </table:table-cell>
          <table:table-cell/>
          <table:table-cell table:style-name="ce13" table:formula="of:=[.$B9]*[.H$3]+[.I$3]" office:value-type="float" office:value="3.032" calcext:value-type="float">
            <text:p><text:s/>3.03 </text:p>
          </table:table-cell>
          <table:table-cell table:style-name="ce18" table:formula="of:=EXP([.H9])" office:value-type="float" office:value="20.7386684766436" calcext:value-type="float">
            <text:p>20.7</text:p>
          </table:table-cell>
          <table:table-cell table:style-name="Default"/>
          <table:table-cell table:formula="of:=[.C9]/[.F9]" office:value-type="float" office:value="1.12895702064798" calcext:value-type="float">
            <text:p>1.13</text:p>
          </table:table-cell>
          <table:table-cell/>
          <table:table-cell table:formula="of:=[.M$1]*[.$B9]^2+[.M$2]*[.$B9]+[.M$3]" office:value-type="float" office:value="17.0016" calcext:value-type="float">
            <text:p>17.00</text:p>
          </table:table-cell>
          <table:table-cell table:formula="of:=[.$N$3]*[.M9]" office:value-type="float" office:value="1.020096" calcext:value-type="float">
            <text:p>1.02</text:p>
          </table:table-cell>
          <table:table-cell table:formula="of:=[.M9]-[.C9]" office:value-type="float" office:value="-5.9984" calcext:value-type="float">
            <text:p>-6.00</text:p>
          </table:table-cell>
          <table:table-cell/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3" calcext:value-type="date">
            <text:p>13-Mar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9]+[.D11])/2" office:value-type="float" office:value="3.21566554096674" calcext:value-type="float">
            <text:p>3.21566554096674</text:p>
          </table:table-cell>
          <table:table-cell table:formula="of:=[.B10]*[.$E$3]+[.$F$3]" office:value-type="float" office:value="3.1985" calcext:value-type="float">
            <text:p><text:s/>3.20 </text:p>
          </table:table-cell>
          <table:table-cell table:formula="of:=EXP([.E10])" office:value-type="float" office:value="24.4957589871158" calcext:value-type="float">
            <text:p>24.5</text:p>
          </table:table-cell>
          <table:table-cell/>
          <table:table-cell table:style-name="ce13" table:formula="of:=[.$B10]*[.H$3]+[.I$3]" office:value-type="float" office:value="3.2175" calcext:value-type="float">
            <text:p><text:s/>3.22 </text:p>
          </table:table-cell>
          <table:table-cell table:style-name="ce18" table:formula="of:=EXP([.H10])" office:value-type="float" office:value="24.9656280286233" calcext:value-type="float">
            <text:p>25.0</text:p>
          </table:table-cell>
          <table:table-cell/>
          <table:table-cell table:formula="of:=[.C10]/[.F10]" office:value-type="float" office:value="0" calcext:value-type="float">
            <text:p>0.00</text:p>
          </table:table-cell>
          <table:table-cell/>
          <table:table-cell table:formula="of:=[.M$1]*[.$B10]^2+[.M$2]*[.$B10]+[.M$3]" office:value-type="float" office:value="21.4917" calcext:value-type="float">
            <text:p>21.49</text:p>
          </table:table-cell>
          <table:table-cell table:formula="of:=[.$N$3]*[.M10]" office:value-type="float" office:value="1.289502" calcext:value-type="float">
            <text:p>1.29</text:p>
          </table:table-cell>
          <table:table-cell table:formula="of:=[.M10]-[.C10]" office:value-type="float" office:value="21.4917" calcext:value-type="float">
            <text:p>21.49</text:p>
          </table:table-cell>
          <table:table-cell/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4" calcext:value-type="date">
            <text:p>14-Mar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LN([.C11])" office:value-type="float" office:value="3.29583686600433" calcext:value-type="float">
            <text:p>3.29583686600433</text:p>
          </table:table-cell>
          <table:table-cell table:formula="of:=[.B11]*[.$E$3]+[.$F$3]" office:value-type="float" office:value="3.3828" calcext:value-type="float">
            <text:p><text:s/>3.38 </text:p>
          </table:table-cell>
          <table:table-cell table:formula="of:=EXP([.E11])" office:value-type="float" office:value="29.4531245133625" calcext:value-type="float">
            <text:p>29.5</text:p>
          </table:table-cell>
          <table:table-cell/>
          <table:table-cell table:style-name="ce13" table:formula="of:=[.$B11]*[.H$3]+[.I$3]" office:value-type="float" office:value="3.403" calcext:value-type="float">
            <text:p><text:s/>3.40 </text:p>
          </table:table-cell>
          <table:table-cell table:style-name="ce18" table:formula="of:=EXP([.H11])" office:value-type="float" office:value="30.054127320929" calcext:value-type="float">
            <text:p>30.1</text:p>
          </table:table-cell>
          <table:table-cell/>
          <table:table-cell table:formula="of:=[.C11]/[.F11]" office:value-type="float" office:value="0.916710890477865" calcext:value-type="float">
            <text:p>0.92</text:p>
          </table:table-cell>
          <table:table-cell/>
          <table:table-cell table:formula="of:=[.M$1]*[.$B11]^2+[.M$2]*[.$B11]+[.M$3]" office:value-type="float" office:value="27.6418" calcext:value-type="float">
            <text:p>27.64</text:p>
          </table:table-cell>
          <table:table-cell table:formula="of:=[.$N$3]*[.M11]" office:value-type="float" office:value="1.658508" calcext:value-type="float">
            <text:p>1.66</text:p>
          </table:table-cell>
          <table:table-cell table:formula="of:=[.M11]-[.C11]" office:value-type="float" office:value="0.6418" calcext:value-type="float">
            <text:p>0.64</text:p>
          </table:table-cell>
          <table:table-cell/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5" calcext:value-type="date">
            <text:p>15-Mar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LN([.C12])" office:value-type="float" office:value="3.55534806148941" calcext:value-type="float">
            <text:p>3.55534806148941</text:p>
          </table:table-cell>
          <table:table-cell table:formula="of:=[.B12]*[.$E$3]+[.$F$3]" office:value-type="float" office:value="3.5671" calcext:value-type="float">
            <text:p><text:s/>3.57 </text:p>
          </table:table-cell>
          <table:table-cell table:formula="of:=EXP([.E12])" office:value-type="float" office:value="35.4137442344985" calcext:value-type="float">
            <text:p>35.4</text:p>
          </table:table-cell>
          <table:table-cell/>
          <table:table-cell table:style-name="ce13" table:formula="of:=[.$B12]*[.H$3]+[.I$3]" office:value-type="float" office:value="3.5885" calcext:value-type="float">
            <text:p><text:s/>3.59 </text:p>
          </table:table-cell>
          <table:table-cell table:style-name="ce18" table:formula="of:=EXP([.H12])" office:value-type="float" office:value="36.1797655555481" calcext:value-type="float">
            <text:p>36.2</text:p>
          </table:table-cell>
          <table:table-cell table:formula="of:=[.C12]/[.C7]" office:value-type="float" office:value="2.69230769230769" calcext:value-type="float">
            <text:p>2.69</text:p>
          </table:table-cell>
          <table:table-cell table:formula="of:=[.C12]/[.F12]" office:value-type="float" office:value="0.988316845805435" calcext:value-type="float">
            <text:p>0.99</text:p>
          </table:table-cell>
          <table:table-cell/>
          <table:table-cell table:formula="of:=[.M$1]*[.$B12]^2+[.M$2]*[.$B12]+[.M$3]" office:value-type="float" office:value="35.4519" calcext:value-type="float">
            <text:p>35.45</text:p>
          </table:table-cell>
          <table:table-cell table:formula="of:=[.$N$3]*[.M12]" office:value-type="float" office:value="2.127114" calcext:value-type="float">
            <text:p>2.13</text:p>
          </table:table-cell>
          <table:table-cell table:formula="of:=[.M12]-[.C12]" office:value-type="float" office:value="0.451900000000009" calcext:value-type="float">
            <text:p>0.45</text:p>
          </table:table-cell>
          <table:table-cell table:formula="of:=[.C12]/[.C11]" office:value-type="float" office:value="1.2962962962963" calcext:value-type="float">
            <text:p>1.30</text:p>
          </table:table-cell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6" calcext:value-type="date">
            <text:p>16-Mar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formula="of:=LN([.C13])" office:value-type="float" office:value="3.71357206670431" calcext:value-type="float">
            <text:p>3.71357206670431</text:p>
          </table:table-cell>
          <table:table-cell table:formula="of:=[.B13]*[.$E$3]+[.$F$3]" office:value-type="float" office:value="3.7514" calcext:value-type="float">
            <text:p><text:s/>3.75 </text:p>
          </table:table-cell>
          <table:table-cell table:formula="of:=EXP([.E13])" office:value-type="float" office:value="42.5806532049763" calcext:value-type="float">
            <text:p>42.6</text:p>
          </table:table-cell>
          <table:table-cell/>
          <table:table-cell table:style-name="ce13" table:formula="of:=[.$B13]*[.H$3]+[.I$3]" office:value-type="float" office:value="3.774" calcext:value-type="float">
            <text:p><text:s/>3.77 </text:p>
          </table:table-cell>
          <table:table-cell table:style-name="ce18" table:formula="of:=EXP([.H13])" office:value-type="float" office:value="43.5539325988975" calcext:value-type="float">
            <text:p>43.6</text:p>
          </table:table-cell>
          <table:table-cell table:formula="of:=[.C13]/[.C8]" office:value-type="float" office:value="1.86363636363636" calcext:value-type="float">
            <text:p>1.86</text:p>
          </table:table-cell>
          <table:table-cell table:formula="of:=[.C13]/[.F13]" office:value-type="float" office:value="0.962878605986448" calcext:value-type="float">
            <text:p>0.96</text:p>
          </table:table-cell>
          <table:table-cell/>
          <table:table-cell table:formula="of:=[.M$1]*[.$B13]^2+[.M$2]*[.$B13]+[.M$3]" office:value-type="float" office:value="44.922" calcext:value-type="float">
            <text:p>44.92</text:p>
          </table:table-cell>
          <table:table-cell table:formula="of:=[.$N$3]*[.M13]" office:value-type="float" office:value="2.69532" calcext:value-type="float">
            <text:p>2.70</text:p>
          </table:table-cell>
          <table:table-cell table:formula="of:=[.M13]-[.C13]" office:value-type="float" office:value="3.92200000000001" calcext:value-type="float">
            <text:p>3.92</text:p>
          </table:table-cell>
          <table:table-cell table:formula="of:=[.C13]/[.C12]" office:value-type="float" office:value="1.17142857142857" calcext:value-type="float">
            <text:p>1.17</text:p>
          </table:table-cell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7" calcext:value-type="date">
            <text:p>17-Mar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formula="of:=LN([.C14])" office:value-type="float" office:value="3.91202300542815" calcext:value-type="float">
            <text:p>3.91202300542815</text:p>
          </table:table-cell>
          <table:table-cell table:formula="of:=[.B14]*[.$E$3]+[.$F$3]" office:value-type="float" office:value="3.9357" calcext:value-type="float">
            <text:p><text:s/>3.94 </text:p>
          </table:table-cell>
          <table:table-cell table:formula="of:=EXP([.E14])" office:value-type="float" office:value="51.197975999279" calcext:value-type="float">
            <text:p>51.2</text:p>
          </table:table-cell>
          <table:table-cell table:style-name="ce5" table:formula="of:=[.F14]*[.$G$3]" office:value-type="float" office:value="4.09583807994232" calcext:value-type="float">
            <text:p>4</text:p>
          </table:table-cell>
          <table:table-cell table:style-name="ce13" table:formula="of:=[.$B14]*[.H$3]+[.I$3]" office:value-type="float" office:value="3.9595" calcext:value-type="float">
            <text:p><text:s/>3.96 </text:p>
          </table:table-cell>
          <table:table-cell table:style-name="ce18" table:formula="of:=EXP([.H14])" office:value-type="float" office:value="52.4311038421975" calcext:value-type="float">
            <text:p>52.4</text:p>
          </table:table-cell>
          <table:table-cell table:formula="of:=[.C14]/[.C9]" office:value-type="float" office:value="2.17391304347826" calcext:value-type="float">
            <text:p>2.17</text:p>
          </table:table-cell>
          <table:table-cell table:formula="of:=[.C14]/[.F14]" office:value-type="float" office:value="0.976601106276234" calcext:value-type="float">
            <text:p>0.98</text:p>
          </table:table-cell>
          <table:table-cell/>
          <table:table-cell table:formula="of:=[.M$1]*[.$B14]^2+[.M$2]*[.$B14]+[.M$3]" office:value-type="float" office:value="56.0521" calcext:value-type="float">
            <text:p>56.05</text:p>
          </table:table-cell>
          <table:table-cell table:formula="of:=[.$N$3]*[.M14]" office:value-type="float" office:value="3.363126" calcext:value-type="float">
            <text:p>3.36</text:p>
          </table:table-cell>
          <table:table-cell table:formula="of:=[.M14]-[.C14]" office:value-type="float" office:value="6.0521" calcext:value-type="float">
            <text:p>6.05</text:p>
          </table:table-cell>
          <table:table-cell table:formula="of:=[.C14]/[.C13]" office:value-type="float" office:value="1.21951219512195" calcext:value-type="float">
            <text:p>1.22</text:p>
          </table:table-cell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8" calcext:value-type="date">
            <text:p>18-Mar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LN([.C15])" office:value-type="float" office:value="4.23410650459726" calcext:value-type="float">
            <text:p>4.23410650459726</text:p>
          </table:table-cell>
          <table:table-cell table:formula="of:=[.B15]*[.$E$3]+[.$F$3]" office:value-type="float" office:value="4.12" calcext:value-type="float">
            <text:p><text:s/>4.12 </text:p>
          </table:table-cell>
          <table:table-cell table:formula="of:=EXP([.E15])" office:value-type="float" office:value="61.5592422644285" calcext:value-type="float">
            <text:p>61.6</text:p>
          </table:table-cell>
          <table:table-cell table:style-name="ce5" table:formula="of:=[.F15]*[.$G$3]" office:value-type="float" office:value="4.92473938115428" calcext:value-type="float">
            <text:p>5</text:p>
          </table:table-cell>
          <table:table-cell table:style-name="ce13" table:formula="of:=[.$B15]*[.H$3]+[.I$3]" office:value-type="float" office:value="4.145" calcext:value-type="float">
            <text:p><text:s/>4.15 </text:p>
          </table:table-cell>
          <table:table-cell table:style-name="ce18" table:formula="of:=EXP([.H15])" office:value-type="float" office:value="63.117621901745" calcext:value-type="float">
            <text:p>63.1</text:p>
          </table:table-cell>
          <table:table-cell/>
          <table:table-cell table:formula="of:=[.C15]/[.F15]" office:value-type="float" office:value="1.12087149649454" calcext:value-type="float">
            <text:p>1.12</text:p>
          </table:table-cell>
          <table:table-cell/>
          <table:table-cell table:formula="of:=[.M$1]*[.$B15]^2+[.M$2]*[.$B15]+[.M$3]" office:value-type="float" office:value="68.8422" calcext:value-type="float">
            <text:p>68.84</text:p>
          </table:table-cell>
          <table:table-cell table:formula="of:=[.$N$3]*[.M15]" office:value-type="float" office:value="4.130532" calcext:value-type="float">
            <text:p>4.13</text:p>
          </table:table-cell>
          <table:table-cell table:formula="of:=[.M15]-[.C15]" office:value-type="float" office:value="-0.157799999999995" calcext:value-type="float">
            <text:p>-0.16</text:p>
          </table:table-cell>
          <table:table-cell table:formula="of:=[.C15]/[.C14]" office:value-type="float" office:value="1.38" calcext:value-type="float">
            <text:p>1.38</text:p>
          </table:table-cell>
          <table:table-cell table:style-name="ce90" table:number-columns-repeated="4"/>
          <table:table-cell table:number-columns-repeated="1004"/>
        </table:table-row>
        <table:table-row table:style-name="ro2">
          <table:table-cell office:value-type="date" office:date-value="2020-03-19" calcext:value-type="date">
            <text:p>19-Mar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table:formula="of:=LN([.C16])" office:value-type="float" office:value="4.46590811865458" calcext:value-type="float">
            <text:p>4.46590811865458</text:p>
          </table:table-cell>
          <table:table-cell table:formula="of:=[.B16]*[.$E$3]+[.$F$3]" office:value-type="float" office:value="4.3043" calcext:value-type="float">
            <text:p><text:s/>4.30 </text:p>
          </table:table-cell>
          <table:table-cell table:formula="of:=EXP([.E16])" office:value-type="float" office:value="74.0173851447558" calcext:value-type="float">
            <text:p>74.0</text:p>
          </table:table-cell>
          <table:table-cell table:style-name="ce5" table:formula="of:=[.F16]*[.$G$3]" office:value-type="float" office:value="5.92139081158046" calcext:value-type="float">
            <text:p>6</text:p>
          </table:table-cell>
          <table:table-cell table:style-name="ce13" table:formula="of:=[.$B16]*[.H$3]+[.I$3]" office:value-type="float" office:value="4.3305" calcext:value-type="float">
            <text:p><text:s/>4.33 </text:p>
          </table:table-cell>
          <table:table-cell table:style-name="ce18" table:formula="of:=EXP([.H16])" office:value-type="float" office:value="75.9822682070901" calcext:value-type="float">
            <text:p>76.0</text:p>
          </table:table-cell>
          <table:table-cell table:formula="of:=[.C16]/[.C11]" office:value-type="float" office:value="3.22222222222222" calcext:value-type="float">
            <text:p>3.22</text:p>
          </table:table-cell>
          <table:table-cell table:formula="of:=[.C16]/[.F16]" office:value-type="float" office:value="1.17539953390483" calcext:value-type="float">
            <text:p>1.18</text:p>
          </table:table-cell>
          <table:table-cell table:formula="of:=[.J16]" office:value-type="float" office:value="3.22222222222222" calcext:value-type="float">
            <text:p>3.22</text:p>
          </table:table-cell>
          <table:table-cell table:formula="of:=[.M$1]*[.$B16]^2+[.M$2]*[.$B16]+[.M$3]" office:value-type="float" office:value="83.2923" calcext:value-type="float">
            <text:p>83.29</text:p>
          </table:table-cell>
          <table:table-cell table:formula="of:=[.$N$3]*[.M16]" office:value-type="float" office:value="4.997538" calcext:value-type="float">
            <text:p>5.00</text:p>
          </table:table-cell>
          <table:table-cell table:formula="of:=[.M16]-[.C16]" office:value-type="float" office:value="-3.70769999999999" calcext:value-type="float">
            <text:p>-3.71</text:p>
          </table:table-cell>
          <table:table-cell table:formula="of:=[.C16]/[.C15]" office:value-type="float" office:value="1.26086956521739" calcext:value-type="float">
            <text:p>1.26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table:style-name="ce3" office:value-type="date" office:date-value="2020-03-20" calcext:value-type="date">
            <text:p>20-Mar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103" calcext:value-type="float">
            <text:p>103</text:p>
          </table:table-cell>
          <table:table-cell table:formula="of:=LN([.C17])" office:value-type="float" office:value="4.63472898822964" calcext:value-type="float">
            <text:p>4.63472898822964</text:p>
          </table:table-cell>
          <table:table-cell table:style-name="ce14" table:formula="of:=[.B17]*[.$E$3]+[.$F$3]" office:value-type="float" office:value="4.4886" calcext:value-type="float">
            <text:p><text:s/>4.49 </text:p>
          </table:table-cell>
          <table:table-cell table:style-name="ce19" table:formula="of:=EXP([.E17])" office:value-type="float" office:value="88.9967631527015" calcext:value-type="float">
            <text:p>89.0</text:p>
          </table:table-cell>
          <table:table-cell table:style-name="ce22" table:formula="of:=[.F17]*[.$G$3]" office:value-type="float" office:value="7.11974105221612" calcext:value-type="float">
            <text:p>7</text:p>
          </table:table-cell>
          <table:table-cell table:style-name="ce13" table:formula="of:=[.$B17]*[.H$3]+[.I$3]" office:value-type="float" office:value="4.516" calcext:value-type="float">
            <text:p><text:s/>4.52 </text:p>
          </table:table-cell>
          <table:table-cell table:style-name="ce18" table:formula="of:=EXP([.H17])" office:value-type="float" office:value="91.4689892924271" calcext:value-type="float">
            <text:p>91.5</text:p>
          </table:table-cell>
          <table:table-cell table:formula="of:=[.C17]/[.C12]" office:value-type="float" office:value="2.94285714285714" calcext:value-type="float">
            <text:p>2.94</text:p>
          </table:table-cell>
          <table:table-cell table:formula="of:=[.C17]/[.F17]" office:value-type="float" office:value="1.15734546236554" calcext:value-type="float">
            <text:p>1.16</text:p>
          </table:table-cell>
          <table:table-cell table:formula="of:=[.J17]" office:value-type="float" office:value="2.94285714285714" calcext:value-type="float">
            <text:p>2.94</text:p>
          </table:table-cell>
          <table:table-cell table:formula="of:=[.M$1]*[.$B17]^2+[.M$2]*[.$B17]+[.M$3]" office:value-type="float" office:value="99.4024" calcext:value-type="float">
            <text:p>99.40</text:p>
          </table:table-cell>
          <table:table-cell table:formula="of:=[.$N$3]*[.M17]" office:value-type="float" office:value="5.964144" calcext:value-type="float">
            <text:p>5.96</text:p>
          </table:table-cell>
          <table:table-cell table:formula="of:=[.M17]-[.C17]" office:value-type="float" office:value="-3.5976" calcext:value-type="float">
            <text:p>-3.60</text:p>
          </table:table-cell>
          <table:table-cell table:formula="of:=[.C17]/[.C16]" office:value-type="float" office:value="1.18390804597701" calcext:value-type="float">
            <text:p>1.18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1" calcext:value-type="date">
            <text:p>21-Mar</text:p>
          </table:table-cell>
          <table:table-cell office:value-type="float" office:value="14" calcext:value-type="float">
            <text:p>14</text:p>
          </table:table-cell>
          <table:table-cell office:value-type="float" office:value="117" calcext:value-type="float">
            <text:p>117</text:p>
          </table:table-cell>
          <table:table-cell table:formula="of:=LN([.C18])" office:value-type="float" office:value="4.76217393479776" calcext:value-type="float">
            <text:p>4.76217393479776</text:p>
          </table:table-cell>
          <table:table-cell table:formula="of:=[.B18]*[.$E$3]+[.$F$3]" office:value-type="float" office:value="4.6729" calcext:value-type="float">
            <text:p><text:s/>4.67 </text:p>
          </table:table-cell>
          <table:table-cell table:formula="of:=EXP([.E18])" office:value-type="float" office:value="107.007614983535" calcext:value-type="float">
            <text:p>107.0</text:p>
          </table:table-cell>
          <table:table-cell table:style-name="ce5" table:formula="of:=[.F18]*[.$G$3]" office:value-type="float" office:value="8.56060919868281" calcext:value-type="float">
            <text:p>9</text:p>
          </table:table-cell>
          <table:table-cell table:style-name="ce13" table:formula="of:=[.$B18]*[.H$3]+[.I$3]" office:value-type="float" office:value="4.7015" calcext:value-type="float">
            <text:p><text:s/>4.70 </text:p>
          </table:table-cell>
          <table:table-cell table:style-name="ce18" table:formula="of:=EXP([.H18])" office:value-type="float" office:value="110.112216963239" calcext:value-type="float">
            <text:p>110.1</text:p>
          </table:table-cell>
          <table:table-cell table:formula="of:=[.C18]/[.C13]" office:value-type="float" office:value="2.85365853658537" calcext:value-type="float">
            <text:p>2.85</text:p>
          </table:table-cell>
          <table:table-cell table:formula="of:=[.C18]/[.F18]" office:value-type="float" office:value="1.09338013017113" calcext:value-type="float">
            <text:p>1.09</text:p>
          </table:table-cell>
          <table:table-cell table:formula="of:=[.J18]" office:value-type="float" office:value="2.85365853658537" calcext:value-type="float">
            <text:p>2.85</text:p>
          </table:table-cell>
          <table:table-cell table:formula="of:=[.M$1]*[.$B18]^2+[.M$2]*[.$B18]+[.M$3]" office:value-type="float" office:value="117.1725" calcext:value-type="float">
            <text:p>117.17</text:p>
          </table:table-cell>
          <table:table-cell table:formula="of:=[.$N$3]*[.M18]" office:value-type="float" office:value="7.03035" calcext:value-type="float">
            <text:p>7.03</text:p>
          </table:table-cell>
          <table:table-cell table:formula="of:=[.M18]-[.C18]" office:value-type="float" office:value="0.172499999999999" calcext:value-type="float">
            <text:p>0.17</text:p>
          </table:table-cell>
          <table:table-cell table:formula="of:=[.C18]/[.C17]" office:value-type="float" office:value="1.13592233009709" calcext:value-type="float">
            <text:p>1.14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2" calcext:value-type="date">
            <text:p>22-Mar</text:p>
          </table:table-cell>
          <table:table-cell office:value-type="float" office:value="15" calcext:value-type="float">
            <text:p>15</text:p>
          </table:table-cell>
          <table:table-cell office:value-type="float" office:value="134" calcext:value-type="float">
            <text:p>134</text:p>
          </table:table-cell>
          <table:table-cell table:formula="of:=LN([.C19])" office:value-type="float" office:value="4.89783979995091" calcext:value-type="float">
            <text:p>4.89783979995091</text:p>
          </table:table-cell>
          <table:table-cell table:formula="of:=[.B19]*[.$E$3]+[.$F$3]" office:value-type="float" office:value="4.8572" calcext:value-type="float">
            <text:p><text:s/>4.86 </text:p>
          </table:table-cell>
          <table:table-cell table:formula="of:=EXP([.E19])" office:value-type="float" office:value="128.663439644624" calcext:value-type="float">
            <text:p>128.7</text:p>
          </table:table-cell>
          <table:table-cell table:style-name="ce5" table:formula="of:=[.F19]*[.$G$3]" office:value-type="float" office:value="10.2930751715699" calcext:value-type="float">
            <text:p>10</text:p>
          </table:table-cell>
          <table:table-cell table:style-name="ce13" table:formula="of:=[.$B19]*[.H$3]+[.I$3]" office:value-type="float" office:value="4.887" calcext:value-type="float">
            <text:p><text:s/>4.89 </text:p>
          </table:table-cell>
          <table:table-cell table:style-name="ce18" table:formula="of:=EXP([.H19])" office:value-type="float" office:value="132.555311022369" calcext:value-type="float">
            <text:p>132.6</text:p>
          </table:table-cell>
          <table:table-cell table:formula="of:=[.C19]/[.C14]" office:value-type="float" office:value="2.68" calcext:value-type="float">
            <text:p>2.68</text:p>
          </table:table-cell>
          <table:table-cell table:formula="of:=[.C19]/[.F19]" office:value-type="float" office:value="1.04147689794487" calcext:value-type="float">
            <text:p>1.04</text:p>
          </table:table-cell>
          <table:table-cell table:formula="of:=[.J19]" office:value-type="float" office:value="2.68" calcext:value-type="float">
            <text:p>2.68</text:p>
          </table:table-cell>
          <table:table-cell table:formula="of:=[.M$1]*[.$B19]^2+[.M$2]*[.$B19]+[.M$3]" office:value-type="float" office:value="136.6026" calcext:value-type="float">
            <text:p>136.60</text:p>
          </table:table-cell>
          <table:table-cell table:formula="of:=[.$N$3]*[.M19]" office:value-type="float" office:value="8.196156" calcext:value-type="float">
            <text:p>8.20</text:p>
          </table:table-cell>
          <table:table-cell table:formula="of:=[.M19]-[.C19]" office:value-type="float" office:value="2.60260000000002" calcext:value-type="float">
            <text:p>2.60</text:p>
          </table:table-cell>
          <table:table-cell table:formula="of:=[.C19]/[.C18]" office:value-type="float" office:value="1.14529914529915" calcext:value-type="float">
            <text:p>1.15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3" calcext:value-type="date">
            <text:p>23-Mar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table:formula="of:=LN([.C20])" office:value-type="float" office:value="5.06259503302697" calcext:value-type="float">
            <text:p>5.06259503302697</text:p>
          </table:table-cell>
          <table:table-cell table:formula="of:=[.B20]*[.$E$3]+[.$F$3]" office:value-type="float" office:value="5.0415" calcext:value-type="float">
            <text:p><text:s/>5.04 </text:p>
          </table:table-cell>
          <table:table-cell table:formula="of:=EXP([.E20])" office:value-type="float" office:value="154.701893914119" calcext:value-type="float">
            <text:p>154.7</text:p>
          </table:table-cell>
          <table:table-cell table:style-name="ce5" table:formula="of:=[.F20]*[.$G$3]" office:value-type="float" office:value="12.3761515131295" calcext:value-type="float">
            <text:p>12</text:p>
          </table:table-cell>
          <table:table-cell table:style-name="ce13" table:formula="of:=[.$B20]*[.H$3]+[.I$3]" office:value-type="float" office:value="5.0725" calcext:value-type="float">
            <text:p><text:s/>5.07 </text:p>
          </table:table-cell>
          <table:table-cell table:style-name="ce18" table:formula="of:=EXP([.H20])" office:value-type="float" office:value="159.572760996204" calcext:value-type="float">
            <text:p>159.6</text:p>
          </table:table-cell>
          <table:table-cell table:formula="of:=[.C20]/[.C15]" office:value-type="float" office:value="2.28985507246377" calcext:value-type="float">
            <text:p>2.29</text:p>
          </table:table-cell>
          <table:table-cell table:formula="of:=[.C20]/[.F20]" office:value-type="float" office:value="1.02131910607192" calcext:value-type="float">
            <text:p>1.02</text:p>
          </table:table-cell>
          <table:table-cell table:formula="of:=[.J20]" office:value-type="float" office:value="2.28985507246377" calcext:value-type="float">
            <text:p>2.29</text:p>
          </table:table-cell>
          <table:table-cell table:formula="of:=[.M$1]*[.$B20]^2+[.M$2]*[.$B20]+[.M$3]" office:value-type="float" office:value="157.6927" calcext:value-type="float">
            <text:p>157.69</text:p>
          </table:table-cell>
          <table:table-cell table:formula="of:=[.$N$3]*[.M20]" office:value-type="float" office:value="9.461562" calcext:value-type="float">
            <text:p>9.46</text:p>
          </table:table-cell>
          <table:table-cell table:formula="of:=[.M20]-[.C20]" office:value-type="float" office:value="-0.307299999999998" calcext:value-type="float">
            <text:p>-0.31</text:p>
          </table:table-cell>
          <table:table-cell table:formula="of:=[.C20]/[.C19]" office:value-type="float" office:value="1.17910447761194" calcext:value-type="float">
            <text:p>1.18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4" calcext:value-type="date">
            <text:p>24-Mar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table:formula="of:=LN([.C21])" office:value-type="float" office:value="5.17614973257383" calcext:value-type="float">
            <text:p>5.17614973257383</text:p>
          </table:table-cell>
          <table:table-cell table:formula="of:=[.B21]*[.$E$3]+[.$F$3]" office:value-type="float" office:value="5.2258" calcext:value-type="float">
            <text:p><text:s/>5.23 </text:p>
          </table:table-cell>
          <table:table-cell table:formula="of:=EXP([.E21])" office:value-type="float" office:value="186.009918953813" calcext:value-type="float">
            <text:p>186.0</text:p>
          </table:table-cell>
          <table:table-cell table:style-name="ce5" table:formula="of:=[.F21]*[.$G$3]" office:value-type="float" office:value="14.880793516305" calcext:value-type="float">
            <text:p>15</text:p>
          </table:table-cell>
          <table:table-cell table:style-name="ce13" table:formula="of:=[.$B21]*[.H$3]+[.I$3]" office:value-type="float" office:value="5.258" calcext:value-type="float">
            <text:p><text:s/>5.26 </text:p>
          </table:table-cell>
          <table:table-cell table:style-name="ce18" table:formula="of:=EXP([.H21])" office:value-type="float" office:value="192.09691302112" calcext:value-type="float">
            <text:p>192.1</text:p>
          </table:table-cell>
          <table:table-cell table:formula="of:=[.C21]/[.C16]" office:value-type="float" office:value="2.03448275862069" calcext:value-type="float">
            <text:p>2.03</text:p>
          </table:table-cell>
          <table:table-cell table:formula="of:=[.C21]/[.F21]" office:value-type="float" office:value="0.951562158596231" calcext:value-type="float">
            <text:p>0.95</text:p>
          </table:table-cell>
          <table:table-cell table:formula="of:=[.J21]" office:value-type="float" office:value="2.03448275862069" calcext:value-type="float">
            <text:p>2.03</text:p>
          </table:table-cell>
          <table:table-cell table:formula="of:=[.M$1]*[.$B21]^2+[.M$2]*[.$B21]+[.M$3]" office:value-type="float" office:value="180.4428" calcext:value-type="float">
            <text:p>180.44</text:p>
          </table:table-cell>
          <table:table-cell table:formula="of:=[.$N$3]*[.M21]" office:value-type="float" office:value="10.826568" calcext:value-type="float">
            <text:p>10.83</text:p>
          </table:table-cell>
          <table:table-cell table:formula="of:=[.M21]-[.C21]" office:value-type="float" office:value="3.44280000000003" calcext:value-type="float">
            <text:p>3.44</text:p>
          </table:table-cell>
          <table:table-cell table:formula="of:=[.C21]/[.C20]" office:value-type="float" office:value="1.12025316455696" calcext:value-type="float">
            <text:p>1.12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5" calcext:value-type="date">
            <text:p>25-Mar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  <table:table-cell table:formula="of:=LN([.C22])" office:value-type="float" office:value="5.30330490805908" calcext:value-type="float">
            <text:p>5.30330490805908</text:p>
          </table:table-cell>
          <table:table-cell table:formula="of:=[.B22]*[.$E$3]+[.$F$3]" office:value-type="float" office:value="5.4101" calcext:value-type="float">
            <text:p><text:s/>5.41 </text:p>
          </table:table-cell>
          <table:table-cell table:formula="of:=EXP([.E22])" office:value-type="float" office:value="223.653951957509" calcext:value-type="float">
            <text:p>223.7</text:p>
          </table:table-cell>
          <table:table-cell table:style-name="ce5" table:formula="of:=[.F22]*[.$G$3]" office:value-type="float" office:value="17.8923161566007" calcext:value-type="float">
            <text:p>18</text:p>
          </table:table-cell>
          <table:table-cell table:style-name="ce13" table:formula="of:=[.$B22]*[.H$3]+[.I$3]" office:value-type="float" office:value="5.4435" calcext:value-type="float">
            <text:p><text:s/>5.44 </text:p>
          </table:table-cell>
          <table:table-cell table:style-name="ce18" table:formula="of:=EXP([.H22])" office:value-type="float" office:value="231.250144209271" calcext:value-type="float">
            <text:p>231.3</text:p>
          </table:table-cell>
          <table:table-cell table:formula="of:=[.C22]/[.C17]" office:value-type="float" office:value="1.95145631067961" calcext:value-type="float">
            <text:p>1.95</text:p>
          </table:table-cell>
          <table:table-cell table:formula="of:=[.C22]/[.F22]" office:value-type="float" office:value="0.898709807006616" calcext:value-type="float">
            <text:p>0.90</text:p>
          </table:table-cell>
          <table:table-cell table:formula="of:=[.J22]" office:value-type="float" office:value="1.95145631067961" calcext:value-type="float">
            <text:p>1.95</text:p>
          </table:table-cell>
          <table:table-cell table:formula="of:=[.M$1]*[.$B22]^2+[.M$2]*[.$B22]+[.M$3]" office:value-type="float" office:value="204.8529" calcext:value-type="float">
            <text:p>204.85</text:p>
          </table:table-cell>
          <table:table-cell table:formula="of:=[.$N$3]*[.M22]" office:value-type="float" office:value="12.291174" calcext:value-type="float">
            <text:p>12.29</text:p>
          </table:table-cell>
          <table:table-cell table:formula="of:=[.M22]-[.C22]" office:value-type="float" office:value="3.85290000000003" calcext:value-type="float">
            <text:p>3.85</text:p>
          </table:table-cell>
          <table:table-cell table:formula="of:=[.C22]/[.C21]" office:value-type="float" office:value="1.13559322033898" calcext:value-type="float">
            <text:p>1.14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6" calcext:value-type="date">
            <text:p>26-Mar</text:p>
          </table:table-cell>
          <table:table-cell office:value-type="float" office:value="19" calcext:value-type="float">
            <text:p>19</text:p>
          </table:table-cell>
          <table:table-cell office:value-type="float" office:value="231" calcext:value-type="float">
            <text:p>231</text:p>
          </table:table-cell>
          <table:table-cell table:formula="of:=LN([.C23])" office:value-type="float" office:value="5.44241771052179" calcext:value-type="float">
            <text:p>5.44241771052179</text:p>
          </table:table-cell>
          <table:table-cell table:formula="of:=[.B23]*[.$E$3]+[.$F$3]" office:value-type="float" office:value="5.5944" calcext:value-type="float">
            <text:p><text:s/>5.59 </text:p>
          </table:table-cell>
          <table:table-cell table:formula="of:=EXP([.E23])" office:value-type="float" office:value="268.916251926503" calcext:value-type="float">
            <text:p>268.9</text:p>
          </table:table-cell>
          <table:table-cell table:style-name="ce5" table:formula="of:=[.F23]*[.$G$3]" office:value-type="float" office:value="21.5133001541202" calcext:value-type="float">
            <text:p>22</text:p>
          </table:table-cell>
          <table:table-cell table:style-name="ce13" table:formula="of:=[.$B23]*[.H$3]+[.I$3]" office:value-type="float" office:value="5.629" calcext:value-type="float">
            <text:p><text:s/>5.63 </text:p>
          </table:table-cell>
          <table:table-cell table:style-name="ce18" table:formula="of:=EXP([.H23])" office:value-type="float" office:value="278.383594800034" calcext:value-type="float">
            <text:p>278.4</text:p>
          </table:table-cell>
          <table:table-cell table:formula="of:=[.C23]/[.C18]" office:value-type="float" office:value="1.97435897435897" calcext:value-type="float">
            <text:p>1.97</text:p>
          </table:table-cell>
          <table:table-cell table:formula="of:=[.C23]/[.F23]" office:value-type="float" office:value="0.859003494006507" calcext:value-type="float">
            <text:p>0.86</text:p>
          </table:table-cell>
          <table:table-cell table:formula="of:=[.J23]" office:value-type="float" office:value="1.97435897435897" calcext:value-type="float">
            <text:p>1.97</text:p>
          </table:table-cell>
          <table:table-cell table:formula="of:=[.M$1]*[.$B23]^2+[.M$2]*[.$B23]+[.M$3]" office:value-type="float" office:value="230.923" calcext:value-type="float">
            <text:p>230.92</text:p>
          </table:table-cell>
          <table:table-cell table:formula="of:=[.$N$3]*[.M23]" office:value-type="float" office:value="13.85538" calcext:value-type="float">
            <text:p>13.86</text:p>
          </table:table-cell>
          <table:table-cell table:formula="of:=[.M23]-[.C23]" office:value-type="float" office:value="-0.0769999999999413" calcext:value-type="float">
            <text:p>-0.08</text:p>
          </table:table-cell>
          <table:table-cell table:formula="of:=[.C23]/[.C22]" office:value-type="float" office:value="1.14925373134328" calcext:value-type="float">
            <text:p>1.15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7" calcext:value-type="date">
            <text:p>27-Mar</text:p>
          </table:table-cell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table:formula="of:=LN([.C24])" office:value-type="float" office:value="5.57215403217777" calcext:value-type="float">
            <text:p>5.57215403217777</text:p>
          </table:table-cell>
          <table:table-cell table:formula="of:=[.B24]*[.$E$3]+[.$F$3]" office:value-type="float" office:value="5.7787" calcext:value-type="float">
            <text:p><text:s/>5.78 </text:p>
          </table:table-cell>
          <table:table-cell table:formula="of:=EXP([.E24])" office:value-type="float" office:value="323.338576927705" calcext:value-type="float">
            <text:p>323.3</text:p>
          </table:table-cell>
          <table:table-cell table:style-name="ce5" table:formula="of:=[.F24]*[.$G$3]" office:value-type="float" office:value="25.8670861542164" calcext:value-type="float">
            <text:p>26</text:p>
          </table:table-cell>
          <table:table-cell table:style-name="ce13" table:formula="of:=[.$B24]*[.H$3]+[.I$3]" office:value-type="float" office:value="5.8145" calcext:value-type="float">
            <text:p><text:s/>5.81 </text:p>
          </table:table-cell>
          <table:table-cell table:style-name="ce18" table:formula="of:=EXP([.H24])" office:value-type="float" office:value="335.123794706297" calcext:value-type="float">
            <text:p>335.1</text:p>
          </table:table-cell>
          <table:table-cell table:formula="of:=[.C24]/[.C19]" office:value-type="float" office:value="1.96268656716418" calcext:value-type="float">
            <text:p>1.96</text:p>
          </table:table-cell>
          <table:table-cell table:formula="of:=[.C24]/[.F24]" office:value-type="float" office:value="0.813388870882561" calcext:value-type="float">
            <text:p>0.81</text:p>
          </table:table-cell>
          <table:table-cell table:formula="of:=[.J24]" office:value-type="float" office:value="1.96268656716418" calcext:value-type="float">
            <text:p>1.96</text:p>
          </table:table-cell>
          <table:table-cell table:formula="of:=[.M$1]*[.$B24]^2+[.M$2]*[.$B24]+[.M$3]" office:value-type="float" office:value="258.6531" calcext:value-type="float">
            <text:p>258.65</text:p>
          </table:table-cell>
          <table:table-cell table:formula="of:=[.$N$3]*[.M24]" office:value-type="float" office:value="15.519186" calcext:value-type="float">
            <text:p>15.52</text:p>
          </table:table-cell>
          <table:table-cell table:formula="of:=[.M24]-[.C24]" office:value-type="float" office:value="-4.34690000000001" calcext:value-type="float">
            <text:p>-4.35</text:p>
          </table:table-cell>
          <table:table-cell table:formula="of:=[.C24]/[.C23]" office:value-type="float" office:value="1.13852813852814" calcext:value-type="float">
            <text:p>1.14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8" calcext:value-type="date">
            <text:p>28-Mar</text:p>
          </table:table-cell>
          <table:table-cell office:value-type="float" office:value="21" calcext:value-type="float">
            <text:p>21</text:p>
          </table:table-cell>
          <table:table-cell office:value-type="float" office:value="295" calcext:value-type="float">
            <text:p>295</text:p>
          </table:table-cell>
          <table:table-cell table:formula="of:=LN([.C25])" office:value-type="float" office:value="5.68697535633982" calcext:value-type="float">
            <text:p>5.68697535633982</text:p>
          </table:table-cell>
          <table:table-cell table:formula="of:=[.B25]*[.$E$3]+[.$F$3]" office:value-type="float" office:value="5.963" calcext:value-type="float">
            <text:p><text:s/>5.96 </text:p>
          </table:table-cell>
          <table:table-cell table:formula="of:=EXP([.E25])" office:value-type="float" office:value="388.77470060161" calcext:value-type="float">
            <text:p>388.8</text:p>
          </table:table-cell>
          <table:table-cell table:style-name="ce5" table:formula="of:=[.F25]*[.$G$3]" office:value-type="float" office:value="31.1019760481288" calcext:value-type="float">
            <text:p>31</text:p>
          </table:table-cell>
          <table:table-cell table:style-name="ce13" table:formula="of:=[.$B25]*[.H$3]+[.I$3]" office:value-type="float" office:value="6" calcext:value-type="float">
            <text:p><text:s/>6.00 </text:p>
          </table:table-cell>
          <table:table-cell table:style-name="ce18" table:formula="of:=EXP([.H25])" office:value-type="float" office:value="403.428793492735" calcext:value-type="float">
            <text:p>403.4</text:p>
          </table:table-cell>
          <table:table-cell table:formula="of:=[.C25]/[.C20]" office:value-type="float" office:value="1.86708860759494" calcext:value-type="float">
            <text:p>1.87</text:p>
          </table:table-cell>
          <table:table-cell table:formula="of:=[.C25]/[.F25]" office:value-type="float" office:value="0.758794231063651" calcext:value-type="float">
            <text:p>0.76</text:p>
          </table:table-cell>
          <table:table-cell table:formula="of:=[.J25]" office:value-type="float" office:value="1.86708860759494" calcext:value-type="float">
            <text:p>1.87</text:p>
          </table:table-cell>
          <table:table-cell table:formula="of:=[.M$1]*[.$B25]^2+[.M$2]*[.$B25]+[.M$3]" office:value-type="float" office:value="288.0432" calcext:value-type="float">
            <text:p>288.04</text:p>
          </table:table-cell>
          <table:table-cell table:formula="of:=[.$N$3]*[.M25]" office:value-type="float" office:value="17.282592" calcext:value-type="float">
            <text:p>17.28</text:p>
          </table:table-cell>
          <table:table-cell table:formula="of:=[.M25]-[.C25]" office:value-type="float" office:value="-6.95679999999999" calcext:value-type="float">
            <text:p>-6.96</text:p>
          </table:table-cell>
          <table:table-cell table:formula="of:=[.C25]/[.C24]" office:value-type="float" office:value="1.12167300380228" calcext:value-type="float">
            <text:p>1.12</text:p>
          </table:table-cell>
          <table:table-cell table:style-name="ce90" table:number-columns-repeated="4"/>
          <table:table-cell/>
          <table:table-cell table:style-name="Default" table:number-columns-repeated="4"/>
          <table:table-cell table:number-columns-repeated="999"/>
        </table:table-row>
        <table:table-row table:style-name="ro2">
          <table:table-cell office:value-type="date" office:date-value="2020-03-29" calcext:value-type="date">
            <text:p>29-Mar</text:p>
          </table:table-cell>
          <table:table-cell office:value-type="float" office:value="22" calcext:value-type="float">
            <text:p>22</text:p>
          </table:table-cell>
          <table:table-cell office:value-type="float" office:value="314" calcext:value-type="float">
            <text:p>314</text:p>
          </table:table-cell>
          <table:table-cell table:formula="of:=LN([.C26])" office:value-type="float" office:value="5.74939298590825" calcext:value-type="float">
            <text:p>5.74939298590825</text:p>
          </table:table-cell>
          <table:table-cell table:formula="of:=[.B26]*[.$E$3]+[.$F$3]" office:value-type="float" office:value="6.1473" calcext:value-type="float">
            <text:p><text:s/>6.15 </text:p>
          </table:table-cell>
          <table:table-cell table:formula="of:=EXP([.E26])" office:value-type="float" office:value="467.453556776389" calcext:value-type="float">
            <text:p>467.5</text:p>
          </table:table-cell>
          <table:table-cell table:style-name="ce5" table:formula="of:=[.F26]*[.$G$3]" office:value-type="float" office:value="37.3962845421111" calcext:value-type="float">
            <text:p>37</text:p>
          </table:table-cell>
          <table:table-cell table:style-name="ce13" table:formula="of:=[.$B26]*[.H$3]+[.I$3]" office:value-type="float" office:value="6.1855" calcext:value-type="float">
            <text:p><text:s/>6.19 </text:p>
          </table:table-cell>
          <table:table-cell table:style-name="ce18" table:formula="of:=EXP([.H26])" office:value-type="float" office:value="485.655730777466" calcext:value-type="float">
            <text:p>485.7</text:p>
          </table:table-cell>
          <table:table-cell table:formula="of:=[.C26]/[.C21]" office:value-type="float" office:value="1.77401129943503" calcext:value-type="float">
            <text:p>1.77</text:p>
          </table:table-cell>
          <table:table-cell table:formula="of:=[.C26]/[.F26]" office:value-type="float" office:value="0.671724485669503" calcext:value-type="float">
            <text:p>0.67</text:p>
          </table:table-cell>
          <table:table-cell table:formula="of:=[.J26]" office:value-type="float" office:value="1.77401129943503" calcext:value-type="float">
            <text:p>1.77</text:p>
          </table:table-cell>
          <table:table-cell table:formula="of:=[.M$1]*[.$B26]^2+[.M$2]*[.$B26]+[.M$3]" office:value-type="float" office:value="319.0933" calcext:value-type="float">
            <text:p>319.09</text:p>
          </table:table-cell>
          <table:table-cell table:formula="of:=[.$N$3]*[.M26]" office:value-type="float" office:value="19.145598" calcext:value-type="float">
            <text:p>19.15</text:p>
          </table:table-cell>
          <table:table-cell table:formula="of:=[.M26]-[.C26]" office:value-type="float" office:value="5.0933" calcext:value-type="float">
            <text:p>5.09</text:p>
          </table:table-cell>
          <table:table-cell table:formula="of:=[.C26]/[.C25]" office:value-type="float" office:value="1.06440677966102" calcext:value-type="float">
            <text:p>1.06</text:p>
          </table:table-cell>
          <table:table-cell table:style-name="ce67" table:number-columns-repeated="4"/>
          <table:table-cell table:style-name="ce90" table:number-columns-repeated="4"/>
          <table:table-cell table:style-name="Default">
            <draw:frame table:end-cell-address="'modelo al 17-marzo'.AG47" table:end-x="10.06pt" table:end-y="4.39pt" draw:z-index="1" draw:name="Chart 5" draw:style-name="gr2" draw:text-style-name="P2" svg:width="460.23pt" svg:height="282.56pt" svg:x="27.84pt" svg:y="11.62pt">
              <draw:object draw:notify-on-update-of-ranges="'modelo al 17-marzo'.A5:'modelo al 17-marzo'.A28 'modelo al 17-marzo'.C4:'modelo al 17-marzo'.C4 'modelo al 17-marzo'.C5:'modelo al 17-marzo'.C28 'modelo al 17-marzo'.A5:'modelo al 17-marzo'.A28 'modelo al 17-marzo'.F4:'modelo al 17-marzo'.F4 'modelo al 17-marzo'.F5:'modelo al 17-marzo'.F2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99"/>
        </table:table-row>
        <table:table-row table:style-name="ro2">
          <table:table-cell office:value-type="date" office:date-value="2020-03-30" calcext:value-type="date">
            <text:p>30-Mar</text:p>
          </table:table-cell>
          <table:table-cell office:value-type="float" office:value="23" calcext:value-type="float">
            <text:p>23</text:p>
          </table:table-cell>
          <table:table-cell office:value-type="float" office:value="330" calcext:value-type="float">
            <text:p>330</text:p>
          </table:table-cell>
          <table:table-cell table:formula="of:=LN([.C27])" office:value-type="float" office:value="5.79909265446053" calcext:value-type="float">
            <text:p>5.79909265446053</text:p>
          </table:table-cell>
          <table:table-cell table:formula="of:=[.B27]*[.$E$3]+[.$F$3]" office:value-type="float" office:value="6.3316" calcext:value-type="float">
            <text:p><text:s/>6.33 </text:p>
          </table:table-cell>
          <table:table-cell table:formula="of:=EXP([.E27])" office:value-type="float" office:value="562.055163066832" calcext:value-type="float">
            <text:p>562.1</text:p>
          </table:table-cell>
          <table:table-cell table:style-name="ce5" table:formula="of:=[.F27]*[.$G$3]" office:value-type="float" office:value="44.9644130453465" calcext:value-type="float">
            <text:p>45</text:p>
          </table:table-cell>
          <table:table-cell table:style-name="ce13" table:formula="of:=[.$B27]*[.H$3]+[.I$3]" office:value-type="float" office:value="6.371" calcext:value-type="float">
            <text:p><text:s/>6.37 </text:p>
          </table:table-cell>
          <table:table-cell table:style-name="ce18" table:formula="of:=EXP([.H27])" office:value-type="float" office:value="584.642178846468" calcext:value-type="float">
            <text:p>584.6</text:p>
          </table:table-cell>
          <table:table-cell table:formula="of:=[.C27]/[.C22]" office:value-type="float" office:value="1.64179104477612" calcext:value-type="float">
            <text:p>1.64</text:p>
          </table:table-cell>
          <table:table-cell table:formula="of:=[.C27]/[.F27]" office:value-type="float" office:value="0.587130982303174" calcext:value-type="float">
            <text:p>0.59</text:p>
          </table:table-cell>
          <table:table-cell table:formula="of:=[.J27]" office:value-type="float" office:value="1.64179104477612" calcext:value-type="float">
            <text:p>1.64</text:p>
          </table:table-cell>
          <table:table-cell table:formula="of:=[.M$1]*[.$B27]^2+[.M$2]*[.$B27]+[.M$3]" office:value-type="float" office:value="351.8034" calcext:value-type="float">
            <text:p>351.80</text:p>
          </table:table-cell>
          <table:table-cell table:formula="of:=[.$N$3]*[.M27]" office:value-type="float" office:value="21.108204" calcext:value-type="float">
            <text:p>21.11</text:p>
          </table:table-cell>
          <table:table-cell table:formula="of:=[.M27]-[.C27]" office:value-type="float" office:value="21.8034" calcext:value-type="float">
            <text:p>21.80</text:p>
          </table:table-cell>
          <table:table-cell table:formula="of:=[.C27]/[.C26]" office:value-type="float" office:value="1.05095541401274" calcext:value-type="float">
            <text:p>1.05</text:p>
          </table:table-cell>
          <table:table-cell table:style-name="ce67" table:number-columns-repeated="4"/>
          <table:table-cell table:style-name="ce90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3-31" calcext:value-type="date">
            <text:p>31-Mar</text:p>
          </table:table-cell>
          <table:table-cell office:value-type="float" office:value="24" calcext:value-type="float">
            <text:p>24</text:p>
          </table:table-cell>
          <table:table-cell office:value-type="float" office:value="347" calcext:value-type="float">
            <text:p>347</text:p>
          </table:table-cell>
          <table:table-cell table:formula="of:=LN([.C28])" office:value-type="float" office:value="5.84932477994686" calcext:value-type="float">
            <text:p>5.84932477994686</text:p>
          </table:table-cell>
          <table:table-cell table:formula="of:=[.B28]*[.$E$3]+[.$F$3]" office:value-type="float" office:value="6.5159" calcext:value-type="float">
            <text:p><text:s/>6.52 </text:p>
          </table:table-cell>
          <table:table-cell table:formula="of:=EXP([.E28])" office:value-type="float" office:value="675.801909624146" calcext:value-type="float">
            <text:p>675.8</text:p>
          </table:table-cell>
          <table:table-cell table:style-name="ce5" table:formula="of:=[.F28]*[.$G$3]" office:value-type="float" office:value="54.0641527699317" calcext:value-type="float">
            <text:p>54</text:p>
          </table:table-cell>
          <table:table-cell table:style-name="ce13" table:formula="of:=[.$B28]*[.H$3]+[.I$3]" office:value-type="float" office:value="6.5565" calcext:value-type="float">
            <text:p><text:s/>6.56 </text:p>
          </table:table-cell>
          <table:table-cell table:style-name="ce18" table:formula="of:=EXP([.H28])" office:value-type="float" office:value="703.804064535925" calcext:value-type="float">
            <text:p>703.8</text:p>
          </table:table-cell>
          <table:table-cell table:formula="of:=[.C28]/[.C23]" office:value-type="float" office:value="1.5021645021645" calcext:value-type="float">
            <text:p>1.50</text:p>
          </table:table-cell>
          <table:table-cell table:formula="of:=[.C28]/[.F28]" office:value-type="float" office:value="0.51346407143624" calcext:value-type="float">
            <text:p>0.51</text:p>
          </table:table-cell>
          <table:table-cell table:formula="of:=[.J28]" office:value-type="float" office:value="1.5021645021645" calcext:value-type="float">
            <text:p>1.50</text:p>
          </table:table-cell>
          <table:table-cell table:formula="of:=[.M$1]*[.$B28]^2+[.M$2]*[.$B28]+[.M$3]" office:value-type="float" office:value="386.1735" calcext:value-type="float">
            <text:p>386.17</text:p>
          </table:table-cell>
          <table:table-cell table:formula="of:=[.$N$3]*[.M28]" office:value-type="float" office:value="23.17041" calcext:value-type="float">
            <text:p>23.17</text:p>
          </table:table-cell>
          <table:table-cell table:formula="of:=[.M28]-[.C28]" office:value-type="float" office:value="39.1735" calcext:value-type="float">
            <text:p>39.17</text:p>
          </table:table-cell>
          <table:table-cell table:formula="of:=[.C28]/[.C27]" office:value-type="float" office:value="1.05151515151515" calcext:value-type="float">
            <text:p>1.05</text:p>
          </table:table-cell>
          <table:table-cell table:style-name="ce67" table:number-columns-repeated="4"/>
          <table:table-cell table:style-name="ce90" table:number-columns-repeated="4"/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1" calcext:value-type="date">
            <text:p>1-Apr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B29]*[.$E$3]+[.$F$3]" office:value-type="float" office:value="6.7002" calcext:value-type="float">
            <text:p><text:s/>6.70 </text:p>
          </table:table-cell>
          <table:table-cell table:formula="of:=EXP([.E29])" office:value-type="float" office:value="812.568322581777" calcext:value-type="float">
            <text:p>812.6</text:p>
          </table:table-cell>
          <table:table-cell table:style-name="ce5" table:formula="of:=[.F29]*[.$G$3]" office:value-type="float" office:value="65.0054658065421" calcext:value-type="float">
            <text:p>65</text:p>
          </table:table-cell>
          <table:table-cell table:style-name="ce13" table:formula="of:=[.$B29]*[.H$3]+[.I$3]" office:value-type="float" office:value="6.742" calcext:value-type="float">
            <text:p><text:s/>6.74 </text:p>
          </table:table-cell>
          <table:table-cell table:style-name="ce18" table:formula="of:=EXP([.H29])" office:value-type="float" office:value="847.253549572189" calcext:value-type="float">
            <text:p>847.3</text:p>
          </table:table-cell>
          <table:table-cell table:number-columns-repeated="2"/>
          <table:table-cell table:style-name="ce61" table:formula="of:=[.M29]/[.M24]" office:value-type="float" office:value="1.63231602482244" calcext:value-type="float">
            <text:p>1.63</text:p>
          </table:table-cell>
          <table:table-cell table:formula="of:=[.M$1]*[.$B29]^2+[.M$2]*[.$B29]+[.M$3]" office:value-type="float" office:value="422.2036" calcext:value-type="float">
            <text:p>422.20</text:p>
          </table:table-cell>
          <table:table-cell table:formula="of:=[.$N$3]*[.M29]" office:value-type="float" office:value="25.332216" calcext:value-type="float">
            <text:p>25.33</text:p>
          </table:table-cell>
          <table:table-cell table:style-name="Default"/>
          <table:table-cell/>
          <table:table-cell table:style-name="ce67" table:formula="of:=[.$C28]*[.Q$3]" office:value-type="float" office:value="399.05" calcext:value-type="float">
            <text:p>399.1</text:p>
          </table:table-cell>
          <table:table-cell table:style-name="ce67" table:formula="of:=[.$C28]*[.R$3]" office:value-type="float" office:value="381.7" calcext:value-type="float">
            <text:p>381.7</text:p>
          </table:table-cell>
          <table:table-cell table:style-name="ce67" table:formula="of:=[.$C28]*[.S$3]" office:value-type="float" office:value="364.35" calcext:value-type="float">
            <text:p>364.4</text:p>
          </table:table-cell>
          <table:table-cell table:style-name="ce67" table:formula="of:=[.$C28]*[.T$3]" office:value-type="float" office:value="347" calcext:value-type="float">
            <text:p>347.0</text:p>
          </table:table-cell>
          <table:table-cell table:style-name="ce90" table:formula="of:=[.Q29]*[.U$2]" office:value-type="float" office:value="23.943" calcext:value-type="float">
            <text:p>23.9</text:p>
          </table:table-cell>
          <table:table-cell table:style-name="ce90" table:formula="of:=[.R29]*[.V$2]" office:value-type="float" office:value="22.902" calcext:value-type="float">
            <text:p>22.9</text:p>
          </table:table-cell>
          <table:table-cell table:style-name="ce90" table:formula="of:=[.S29]*[.W$2]" office:value-type="float" office:value="21.861" calcext:value-type="float">
            <text:p>21.9</text:p>
          </table:table-cell>
          <table:table-cell table:style-name="ce90" table:formula="of:=[.T29]*[.X$2]" office:value-type="float" office:value="20.82" calcext:value-type="float">
            <text:p>20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2" calcext:value-type="date">
            <text:p>2-Apr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formula="of:=[.B30]*[.$E$3]+[.$F$3]" office:value-type="float" office:value="6.8845" calcext:value-type="float">
            <text:p><text:s/>6.88 </text:p>
          </table:table-cell>
          <table:table-cell table:formula="of:=EXP([.E30])" office:value-type="float" office:value="977.013041041237" calcext:value-type="float">
            <text:p>977.0</text:p>
          </table:table-cell>
          <table:table-cell table:style-name="ce5" table:formula="of:=[.F30]*[.$G$3]" office:value-type="float" office:value="78.1610432832989" calcext:value-type="float">
            <text:p>78</text:p>
          </table:table-cell>
          <table:table-cell table:style-name="ce13" table:formula="of:=[.$B30]*[.H$3]+[.I$3]" office:value-type="float" office:value="6.9275" calcext:value-type="float">
            <text:p><text:s/>6.93 </text:p>
          </table:table-cell>
          <table:table-cell table:style-name="ce18" table:formula="of:=EXP([.H30])" office:value-type="float" office:value="1019.94093730618" calcext:value-type="float">
            <text:p>1019.9</text:p>
          </table:table-cell>
          <table:table-cell table:number-columns-repeated="2"/>
          <table:table-cell table:style-name="ce61" table:formula="of:=[.M30]/[.M25]" office:value-type="float" office:value="1.59661363295506" calcext:value-type="float">
            <text:p>1.60</text:p>
          </table:table-cell>
          <table:table-cell table:formula="of:=[.M$1]*[.$B30]^2+[.M$2]*[.$B30]+[.M$3]" office:value-type="float" office:value="459.8937" calcext:value-type="float">
            <text:p>459.89</text:p>
          </table:table-cell>
          <table:table-cell table:formula="of:=[.$N$3]*[.M30]" office:value-type="float" office:value="27.593622" calcext:value-type="float">
            <text:p>27.59</text:p>
          </table:table-cell>
          <table:table-cell table:style-name="Default"/>
          <table:table-cell/>
          <table:table-cell table:style-name="ce67" table:formula="of:=[.Q29]*[.Q$3]" office:value-type="float" office:value="458.9075" calcext:value-type="float">
            <text:p>458.9</text:p>
          </table:table-cell>
          <table:table-cell table:style-name="ce67" table:formula="of:=[.R29]*[.R$3]" office:value-type="float" office:value="419.87" calcext:value-type="float">
            <text:p>419.9</text:p>
          </table:table-cell>
          <table:table-cell table:style-name="ce67" table:formula="of:=[.S29]*[.S$3]" office:value-type="float" office:value="382.5675" calcext:value-type="float">
            <text:p>382.6</text:p>
          </table:table-cell>
          <table:table-cell table:style-name="ce67" table:formula="of:=[.T29]*[.T$3]" office:value-type="float" office:value="347" calcext:value-type="float">
            <text:p>347.0</text:p>
          </table:table-cell>
          <table:table-cell table:style-name="ce90" table:formula="of:=[.Q30]*[.U$2]" office:value-type="float" office:value="27.53445" calcext:value-type="float">
            <text:p>27.5</text:p>
          </table:table-cell>
          <table:table-cell table:style-name="ce90" table:formula="of:=[.R30]*[.V$2]" office:value-type="float" office:value="25.1922" calcext:value-type="float">
            <text:p>25.2</text:p>
          </table:table-cell>
          <table:table-cell table:style-name="ce90" table:formula="of:=[.S30]*[.W$2]" office:value-type="float" office:value="22.95405" calcext:value-type="float">
            <text:p>23.0</text:p>
          </table:table-cell>
          <table:table-cell table:style-name="ce90" table:formula="of:=[.T30]*[.X$2]" office:value-type="float" office:value="20.82" calcext:value-type="float">
            <text:p>20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3" calcext:value-type="date">
            <text:p>3-Apr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[.B31]*[.$E$3]+[.$F$3]" office:value-type="float" office:value="7.0688" calcext:value-type="float">
            <text:p><text:s/>7.07 </text:p>
          </table:table-cell>
          <table:table-cell table:formula="of:=EXP([.E31])" office:value-type="float" office:value="1174.73750309603" calcext:value-type="float">
            <text:p>1174.7</text:p>
          </table:table-cell>
          <table:table-cell table:style-name="ce5" table:formula="of:=[.F31]*[.$G$3]" office:value-type="float" office:value="93.9790002476824" calcext:value-type="float">
            <text:p>94</text:p>
          </table:table-cell>
          <table:table-cell table:style-name="ce13" table:formula="of:=[.$B31]*[.H$3]+[.I$3]" office:value-type="float" office:value="7.113" calcext:value-type="float">
            <text:p><text:s/>7.11 </text:p>
          </table:table-cell>
          <table:table-cell table:style-name="ce18" table:formula="of:=EXP([.H31])" office:value-type="float" office:value="1227.82550290677" calcext:value-type="float">
            <text:p>1227.8</text:p>
          </table:table-cell>
          <table:table-cell table:number-columns-repeated="2"/>
          <table:table-cell table:style-name="ce61" table:formula="of:=[.M31]/[.M26]" office:value-type="float" office:value="1.56456998627047" calcext:value-type="float">
            <text:p>1.56</text:p>
          </table:table-cell>
          <table:table-cell table:formula="of:=[.M$1]*[.$B31]^2+[.M$2]*[.$B31]+[.M$3]" office:value-type="float" office:value="499.2438" calcext:value-type="float">
            <text:p>499.24</text:p>
          </table:table-cell>
          <table:table-cell table:formula="of:=[.$N$3]*[.M31]" office:value-type="float" office:value="29.954628" calcext:value-type="float">
            <text:p>29.95</text:p>
          </table:table-cell>
          <table:table-cell table:style-name="ce64"/>
          <table:table-cell/>
          <table:table-cell table:style-name="ce67" table:formula="of:=[.Q30]*[.Q$3]" office:value-type="float" office:value="527.743625" calcext:value-type="float">
            <text:p>527.7</text:p>
          </table:table-cell>
          <table:table-cell table:style-name="ce67" table:formula="of:=[.R30]*[.R$3]" office:value-type="float" office:value="461.857" calcext:value-type="float">
            <text:p>461.9</text:p>
          </table:table-cell>
          <table:table-cell table:style-name="ce67" table:formula="of:=[.S30]*[.S$3]" office:value-type="float" office:value="401.695875" calcext:value-type="float">
            <text:p>401.7</text:p>
          </table:table-cell>
          <table:table-cell table:style-name="ce67" table:formula="of:=[.T30]*[.T$3]" office:value-type="float" office:value="347" calcext:value-type="float">
            <text:p>347.0</text:p>
          </table:table-cell>
          <table:table-cell table:style-name="ce90" table:formula="of:=[.Q31]*[.U$2]" office:value-type="float" office:value="31.6646175" calcext:value-type="float">
            <text:p>31.7</text:p>
          </table:table-cell>
          <table:table-cell table:style-name="ce90" table:formula="of:=[.R31]*[.V$2]" office:value-type="float" office:value="27.71142" calcext:value-type="float">
            <text:p>27.7</text:p>
          </table:table-cell>
          <table:table-cell table:style-name="ce90" table:formula="of:=[.S31]*[.W$2]" office:value-type="float" office:value="24.1017525" calcext:value-type="float">
            <text:p>24.1</text:p>
          </table:table-cell>
          <table:table-cell table:style-name="ce90" table:formula="of:=[.T31]*[.X$2]" office:value-type="float" office:value="20.82" calcext:value-type="float">
            <text:p>20.8</text:p>
          </table:table-cell>
          <table:table-cell table:style-name="Default"/>
          <table:table-cell table:number-columns-repeated="999"/>
        </table:table-row>
        <table:table-row table:style-name="ro2">
          <table:table-cell table:style-name="ce4" office:value-type="date" office:date-value="2020-04-04" calcext:value-type="date">
            <text:p>4-Apr</text:p>
          </table:table-cell>
          <table:table-cell table:style-name="ce8" office:value-type="float" office:value="28" calcext:value-type="float">
            <text:p>28</text:p>
          </table:table-cell>
          <table:table-cell table:style-name="ce11" table:number-columns-repeated="2"/>
          <table:table-cell table:style-name="ce15" table:formula="of:=[.B32]*[.$E$3]+[.$F$3]" office:value-type="float" office:value="7.2531" calcext:value-type="float">
            <text:p><text:s/>7.25 </text:p>
          </table:table-cell>
          <table:table-cell table:style-name="ce20" table:formula="of:=EXP([.E32])" office:value-type="float" office:value="1412.47674617482" calcext:value-type="float">
            <text:p>1412.5</text:p>
          </table:table-cell>
          <table:table-cell table:style-name="ce23" table:formula="of:=[.F32]*[.$G$3]" office:value-type="float" office:value="112.998139693986" calcext:value-type="float">
            <text:p>113</text:p>
          </table:table-cell>
          <table:table-cell table:style-name="ce15" table:formula="of:=[.$B32]*[.H$3]+[.I$3]" office:value-type="float" office:value="7.2985" calcext:value-type="float">
            <text:p><text:s/>7.30 </text:p>
          </table:table-cell>
          <table:table-cell table:style-name="ce51" table:formula="of:=EXP([.H32])" office:value-type="float" office:value="1478.08114219823" calcext:value-type="float">
            <text:p>1478.1</text:p>
          </table:table-cell>
          <table:table-cell table:number-columns-repeated="2"/>
          <table:table-cell table:style-name="ce61" table:formula="of:=[.M32]/[.M27]" office:value-type="float" office:value="1.53566992246238" calcext:value-type="float">
            <text:p>1.54</text:p>
          </table:table-cell>
          <table:table-cell table:formula="of:=[.M$1]*[.$B32]^2+[.M$2]*[.$B32]+[.M$3]" office:value-type="float" office:value="540.2539" calcext:value-type="float">
            <text:p>540.25</text:p>
          </table:table-cell>
          <table:table-cell table:formula="of:=[.$N$3]*[.M32]" office:value-type="float" office:value="32.415234" calcext:value-type="float">
            <text:p>32.42</text:p>
          </table:table-cell>
          <table:table-cell table:style-name="ce64"/>
          <table:table-cell/>
          <table:table-cell table:style-name="ce67" table:formula="of:=[.Q31]*[.Q$3]" office:value-type="float" office:value="606.90516875" calcext:value-type="float">
            <text:p>606.9</text:p>
          </table:table-cell>
          <table:table-cell table:style-name="ce67" table:formula="of:=[.R31]*[.R$3]" office:value-type="float" office:value="508.0427" calcext:value-type="float">
            <text:p>508.0</text:p>
          </table:table-cell>
          <table:table-cell table:style-name="ce67" table:formula="of:=[.S31]*[.S$3]" office:value-type="float" office:value="421.78066875" calcext:value-type="float">
            <text:p>421.8</text:p>
          </table:table-cell>
          <table:table-cell table:style-name="ce67" table:formula="of:=[.T31]*[.T$3]" office:value-type="float" office:value="347" calcext:value-type="float">
            <text:p>347.0</text:p>
          </table:table-cell>
          <table:table-cell table:style-name="ce90" table:formula="of:=[.Q32]*[.U$2]" office:value-type="float" office:value="36.414310125" calcext:value-type="float">
            <text:p>36.4</text:p>
          </table:table-cell>
          <table:table-cell table:style-name="ce90" table:formula="of:=[.R32]*[.V$2]" office:value-type="float" office:value="30.482562" calcext:value-type="float">
            <text:p>30.5</text:p>
          </table:table-cell>
          <table:table-cell table:style-name="ce90" table:formula="of:=[.S32]*[.W$2]" office:value-type="float" office:value="25.306840125" calcext:value-type="float">
            <text:p>25.3</text:p>
          </table:table-cell>
          <table:table-cell table:style-name="ce90" table:formula="of:=[.T32]*[.X$2]" office:value-type="float" office:value="20.82" calcext:value-type="float">
            <text:p>20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5" calcext:value-type="date">
            <text:p>5-Apr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formula="of:=[.B33]*[.$E$3]+[.$F$3]" office:value-type="float" office:value="7.4374" calcext:value-type="float">
            <text:p><text:s/>7.44 </text:p>
          </table:table-cell>
          <table:table-cell table:formula="of:=EXP([.E33])" office:value-type="float" office:value="1698.32882088683" calcext:value-type="float">
            <text:p>1698.3</text:p>
          </table:table-cell>
          <table:table-cell table:style-name="ce5" table:formula="of:=[.F33]*[.$G$3]" office:value-type="float" office:value="135.866305670946" calcext:value-type="float">
            <text:p>136</text:p>
          </table:table-cell>
          <table:table-cell table:style-name="ce13" table:formula="of:=[.$B33]*[.H$3]+[.I$3]" office:value-type="float" office:value="7.484" calcext:value-type="float">
            <text:p><text:s/>7.48 </text:p>
          </table:table-cell>
          <table:table-cell table:style-name="ce18" table:formula="of:=EXP([.H33])" office:value-type="float" office:value="1779.34393588493" calcext:value-type="float">
            <text:p>1779.3</text:p>
          </table:table-cell>
          <table:table-cell table:number-columns-repeated="2"/>
          <table:table-cell table:style-name="ce61" table:formula="of:=[.M33]/[.M28]" office:value-type="float" office:value="1.50948731593442" calcext:value-type="float">
            <text:p>1.51</text:p>
          </table:table-cell>
          <table:table-cell table:formula="of:=[.M$1]*[.$B33]^2+[.M$2]*[.$B33]+[.M$3]" office:value-type="float" office:value="582.924" calcext:value-type="float">
            <text:p>582.92</text:p>
          </table:table-cell>
          <table:table-cell table:formula="of:=[.$N$3]*[.M33]" office:value-type="float" office:value="34.97544" calcext:value-type="float">
            <text:p>34.98</text:p>
          </table:table-cell>
          <table:table-cell table:style-name="ce64"/>
          <table:table-cell/>
          <table:table-cell table:style-name="ce67" table:formula="of:=[.Q32]*[.Q$3]" office:value-type="float" office:value="697.9409440625" calcext:value-type="float">
            <text:p>697.9</text:p>
          </table:table-cell>
          <table:table-cell table:style-name="ce67" table:formula="of:=[.R32]*[.R$3]" office:value-type="float" office:value="558.84697" calcext:value-type="float">
            <text:p>558.8</text:p>
          </table:table-cell>
          <table:table-cell table:style-name="ce67" table:formula="of:=[.S32]*[.S$3]" office:value-type="float" office:value="442.8697021875" calcext:value-type="float">
            <text:p>442.9</text:p>
          </table:table-cell>
          <table:table-cell table:style-name="ce67" table:formula="of:=[.T32]*[.T$3]" office:value-type="float" office:value="347" calcext:value-type="float">
            <text:p>347.0</text:p>
          </table:table-cell>
          <table:table-cell table:style-name="ce90" table:formula="of:=[.Q33]*[.U$2]" office:value-type="float" office:value="41.87645664375" calcext:value-type="float">
            <text:p>41.9</text:p>
          </table:table-cell>
          <table:table-cell table:style-name="ce90" table:formula="of:=[.R33]*[.V$2]" office:value-type="float" office:value="33.5308182" calcext:value-type="float">
            <text:p>33.5</text:p>
          </table:table-cell>
          <table:table-cell table:style-name="ce90" table:formula="of:=[.S33]*[.W$2]" office:value-type="float" office:value="26.57218213125" calcext:value-type="float">
            <text:p>26.6</text:p>
          </table:table-cell>
          <table:table-cell table:style-name="ce90" table:formula="of:=[.T33]*[.X$2]" office:value-type="float" office:value="20.82" calcext:value-type="float">
            <text:p>20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6" calcext:value-type="date">
            <text:p>6-Apr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B34]*[.$E$3]+[.$F$3]" office:value-type="float" office:value="7.6217" calcext:value-type="float">
            <text:p><text:s/>7.62 </text:p>
          </table:table-cell>
          <table:table-cell table:formula="of:=EXP([.E34])" office:value-type="float" office:value="2042.03063283411" calcext:value-type="float">
            <text:p>2042.0</text:p>
          </table:table-cell>
          <table:table-cell table:style-name="ce5" table:formula="of:=[.F34]*[.$G$3]" office:value-type="float" office:value="163.362450626729" calcext:value-type="float">
            <text:p>163</text:p>
          </table:table-cell>
          <table:table-cell table:style-name="ce13" table:formula="of:=[.$B34]*[.H$3]+[.I$3]" office:value-type="float" office:value="7.6695" calcext:value-type="float">
            <text:p><text:s/>7.67 </text:p>
          </table:table-cell>
          <table:table-cell table:style-name="ce18" table:formula="of:=EXP([.H34])" office:value-type="float" office:value="2142.01017236567" calcext:value-type="float">
            <text:p>2142.0</text:p>
          </table:table-cell>
          <table:table-cell table:number-columns-repeated="2"/>
          <table:table-cell table:style-name="ce61" table:formula="of:=[.M34]/[.M29]" office:value-type="float" office:value="1.48566734153854" calcext:value-type="float">
            <text:p>1.49</text:p>
          </table:table-cell>
          <table:table-cell table:formula="of:=[.M$1]*[.$B34]^2+[.M$2]*[.$B34]+[.M$3]" office:value-type="float" office:value="627.2541" calcext:value-type="float">
            <text:p>627.25</text:p>
          </table:table-cell>
          <table:table-cell table:formula="of:=[.$N$3]*[.M34]" office:value-type="float" office:value="37.635246" calcext:value-type="float">
            <text:p>37.64</text:p>
          </table:table-cell>
          <table:table-cell table:style-name="ce64"/>
          <table:table-cell/>
          <table:table-cell table:style-name="ce67" table:formula="of:=[.Q33]*[.Q$3]" office:value-type="float" office:value="802.632085671875" calcext:value-type="float">
            <text:p>802.6</text:p>
          </table:table-cell>
          <table:table-cell table:style-name="ce67" table:formula="of:=[.R33]*[.R$3]" office:value-type="float" office:value="614.731667" calcext:value-type="float">
            <text:p>614.7</text:p>
          </table:table-cell>
          <table:table-cell table:style-name="ce67" table:formula="of:=[.S33]*[.S$3]" office:value-type="float" office:value="465.013187296875" calcext:value-type="float">
            <text:p>465.0</text:p>
          </table:table-cell>
          <table:table-cell table:style-name="ce67" table:formula="of:=[.T33]*[.T$3]" office:value-type="float" office:value="347" calcext:value-type="float">
            <text:p>347.0</text:p>
          </table:table-cell>
          <table:table-cell table:style-name="ce90" table:formula="of:=[.Q34]*[.U$2]" office:value-type="float" office:value="48.1579251403125" calcext:value-type="float">
            <text:p>48.2</text:p>
          </table:table-cell>
          <table:table-cell table:style-name="ce90" table:formula="of:=[.R34]*[.V$2]" office:value-type="float" office:value="36.88390002" calcext:value-type="float">
            <text:p>36.9</text:p>
          </table:table-cell>
          <table:table-cell table:style-name="ce90" table:formula="of:=[.S34]*[.W$2]" office:value-type="float" office:value="27.9007912378125" calcext:value-type="float">
            <text:p>27.9</text:p>
          </table:table-cell>
          <table:table-cell table:style-name="ce90" table:formula="of:=[.T34]*[.X$2]" office:value-type="float" office:value="20.82" calcext:value-type="float">
            <text:p>20.8</text:p>
          </table:table-cell>
          <table:table-cell table:style-name="Default"/>
          <table:table-cell table:number-columns-repeated="999"/>
        </table:table-row>
        <table:table-row table:style-name="ro2">
          <table:table-cell office:value-type="date" office:date-value="2020-04-07" calcext:value-type="date">
            <text:p>7-Apr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B35]*[.$E$3]+[.$F$3]" office:value-type="float" office:value="7.806" calcext:value-type="float">
            <text:p><text:s/>7.81 </text:p>
          </table:table-cell>
          <table:table-cell table:formula="of:=EXP([.E35])" office:value-type="float" office:value="2455.28960831947" calcext:value-type="float">
            <text:p>2455.3</text:p>
          </table:table-cell>
          <table:table-cell table:style-name="ce5" table:formula="of:=[.F35]*[.$G$3]" office:value-type="float" office:value="196.423168665557" calcext:value-type="float">
            <text:p>196</text:p>
          </table:table-cell>
          <table:table-cell table:style-name="ce13" table:formula="of:=[.$B35]*[.H$3]+[.I$3]" office:value-type="float" office:value="7.855" calcext:value-type="float">
            <text:p><text:s/>7.86 </text:p>
          </table:table-cell>
          <table:table-cell table:style-name="ce18" table:formula="of:=EXP([.H35])" office:value-type="float" office:value="2578.59511361761" calcext:value-type="float">
            <text:p>2578.6</text:p>
          </table:table-cell>
          <table:table-cell table:number-columns-repeated="2"/>
          <table:table-cell table:style-name="ce61" table:formula="of:=[.M35]/[.M30]" office:value-type="float" office:value="1.46391263894243" calcext:value-type="float">
            <text:p>1.46</text:p>
          </table:table-cell>
          <table:table-cell table:formula="of:=[.M$1]*[.$B35]^2+[.M$2]*[.$B35]+[.M$3]" office:value-type="float" office:value="673.2442" calcext:value-type="float">
            <text:p>673.24</text:p>
          </table:table-cell>
          <table:table-cell table:formula="of:=[.$N$3]*[.M35]" office:value-type="float" office:value="40.394652" calcext:value-type="float">
            <text:p>40.39</text:p>
          </table:table-cell>
          <table:table-cell table:style-name="ce64"/>
          <table:table-cell/>
          <table:table-cell table:style-name="ce67" table:formula="of:=[.Q34]*[.Q$3]" office:value-type="float" office:value="923.026898522656" calcext:value-type="float">
            <text:p>923.0</text:p>
          </table:table-cell>
          <table:table-cell table:style-name="ce67" table:formula="of:=[.R34]*[.R$3]" office:value-type="float" office:value="676.2048337" calcext:value-type="float">
            <text:p>676.2</text:p>
          </table:table-cell>
          <table:table-cell table:style-name="ce67" table:formula="of:=[.S34]*[.S$3]" office:value-type="float" office:value="488.263846661719" calcext:value-type="float">
            <text:p>488.3</text:p>
          </table:table-cell>
          <table:table-cell table:style-name="ce67" table:formula="of:=[.T34]*[.T$3]" office:value-type="float" office:value="347" calcext:value-type="float">
            <text:p>347.0</text:p>
          </table:table-cell>
          <table:table-cell table:style-name="ce90" table:formula="of:=[.Q35]*[.U$2]" office:value-type="float" office:value="55.3816139113594" calcext:value-type="float">
            <text:p>55.4</text:p>
          </table:table-cell>
          <table:table-cell table:style-name="ce90" table:formula="of:=[.R35]*[.V$2]" office:value-type="float" office:value="40.572290022" calcext:value-type="float">
            <text:p>40.6</text:p>
          </table:table-cell>
          <table:table-cell table:style-name="ce90" table:formula="of:=[.S35]*[.W$2]" office:value-type="float" office:value="29.2958307997031" calcext:value-type="float">
            <text:p>29.3</text:p>
          </table:table-cell>
          <table:table-cell table:style-name="ce90" table:formula="of:=[.T35]*[.X$2]" office:value-type="float" office:value="20.82" calcext:value-type="float">
            <text:p>20.8</text:p>
          </table:table-cell>
          <table:table-cell table:number-columns-repeated="1000"/>
        </table:table-row>
        <table:table-row table:style-name="ro2">
          <table:table-cell office:value-type="date" office:date-value="2020-04-08" calcext:value-type="date">
            <text:p>8-Apr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B36]*[.$E$3]+[.$F$3]" office:value-type="float" office:value="7.9903" calcext:value-type="float">
            <text:p><text:s/>7.99 </text:p>
          </table:table-cell>
          <table:table-cell table:formula="of:=EXP([.E36])" office:value-type="float" office:value="2952.18248139341" calcext:value-type="float">
            <text:p>2952.2</text:p>
          </table:table-cell>
          <table:table-cell table:style-name="ce5" table:formula="of:=[.F36]*[.$G$3]" office:value-type="float" office:value="236.174598511473" calcext:value-type="float">
            <text:p>236</text:p>
          </table:table-cell>
          <table:table-cell table:style-name="ce13" table:formula="of:=[.$B36]*[.H$3]+[.I$3]" office:value-type="float" office:value="8.0405" calcext:value-type="float">
            <text:p><text:s/>8.04 </text:p>
          </table:table-cell>
          <table:table-cell table:style-name="ce18" table:formula="of:=EXP([.H36])" office:value-type="float" office:value="3104.16488481434" calcext:value-type="float">
            <text:p>3104.2</text:p>
          </table:table-cell>
          <table:table-cell table:number-columns-repeated="2"/>
          <table:table-cell table:style-name="ce61" table:formula="of:=[.M36]/[.M31]" office:value-type="float" office:value="1.44397246395448" calcext:value-type="float">
            <text:p>1.44</text:p>
          </table:table-cell>
          <table:table-cell table:formula="of:=[.M$1]*[.$B36]^2+[.M$2]*[.$B36]+[.M$3]" office:value-type="float" office:value="720.8943" calcext:value-type="float">
            <text:p>720.89</text:p>
          </table:table-cell>
          <table:table-cell table:formula="of:=[.$N$3]*[.M36]" office:value-type="float" office:value="43.253658" calcext:value-type="float">
            <text:p>43.25</text:p>
          </table:table-cell>
          <table:table-cell table:style-name="ce64"/>
          <table:table-cell/>
          <table:table-cell table:style-name="ce67" table:formula="of:=[.Q35]*[.Q$3]" office:value-type="float" office:value="1061.48093330105" calcext:value-type="float">
            <text:p>1,061.5</text:p>
          </table:table-cell>
          <table:table-cell table:style-name="ce67" table:formula="of:=[.R35]*[.R$3]" office:value-type="float" office:value="743.825317070001" calcext:value-type="float">
            <text:p>743.8</text:p>
          </table:table-cell>
          <table:table-cell table:style-name="ce67" table:formula="of:=[.S35]*[.S$3]" office:value-type="float" office:value="512.677038994805" calcext:value-type="float">
            <text:p>512.7</text:p>
          </table:table-cell>
          <table:table-cell table:style-name="ce67" table:formula="of:=[.T35]*[.T$3]" office:value-type="float" office:value="347" calcext:value-type="float">
            <text:p>347.0</text:p>
          </table:table-cell>
          <table:table-cell table:style-name="ce90" table:formula="of:=[.Q36]*[.U$2]" office:value-type="float" office:value="63.6888559980632" calcext:value-type="float">
            <text:p>63.7</text:p>
          </table:table-cell>
          <table:table-cell table:style-name="ce90" table:formula="of:=[.R36]*[.V$2]" office:value-type="float" office:value="44.6295190242" calcext:value-type="float">
            <text:p>44.6</text:p>
          </table:table-cell>
          <table:table-cell table:style-name="ce90" table:formula="of:=[.S36]*[.W$2]" office:value-type="float" office:value="30.7606223396883" calcext:value-type="float">
            <text:p>30.8</text:p>
          </table:table-cell>
          <table:table-cell table:style-name="ce90" table:formula="of:=[.T36]*[.X$2]" office:value-type="float" office:value="20.82" calcext:value-type="float">
            <text:p>20.8</text:p>
          </table:table-cell>
          <table:table-cell table:number-columns-repeated="1000"/>
        </table:table-row>
        <table:table-row table:style-name="ro2">
          <table:table-cell office:value-type="date" office:date-value="2020-04-09" calcext:value-type="date">
            <text:p>9-Apr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[.B37]*[.$E$3]+[.$F$3]" office:value-type="float" office:value="8.1746" calcext:value-type="float">
            <text:p><text:s/>8.17 </text:p>
          </table:table-cell>
          <table:table-cell table:formula="of:=EXP([.E37])" office:value-type="float" office:value="3549.6347860208" calcext:value-type="float">
            <text:p>3549.6</text:p>
          </table:table-cell>
          <table:table-cell table:style-name="ce5" table:formula="of:=[.F37]*[.$G$3]" office:value-type="float" office:value="283.970782881664" calcext:value-type="float">
            <text:p>284</text:p>
          </table:table-cell>
          <table:table-cell table:style-name="ce13" table:formula="of:=[.$B37]*[.H$3]+[.I$3]" office:value-type="float" office:value="8.226" calcext:value-type="float">
            <text:p><text:s/>8.23 </text:p>
          </table:table-cell>
          <table:table-cell table:style-name="ce18" table:formula="of:=EXP([.H37])" office:value-type="float" office:value="3736.85639177216" calcext:value-type="float">
            <text:p>3736.9</text:p>
          </table:table-cell>
          <table:table-cell table:number-columns-repeated="2"/>
          <table:table-cell table:style-name="ce61" table:formula="of:=[.M37]/[.M32]" office:value-type="float" office:value="1.4256341323959" calcext:value-type="float">
            <text:p>1.43</text:p>
          </table:table-cell>
          <table:table-cell table:formula="of:=[.M$1]*[.$B37]^2+[.M$2]*[.$B37]+[.M$3]" office:value-type="float" office:value="770.2044" calcext:value-type="float">
            <text:p>770.20</text:p>
          </table:table-cell>
          <table:table-cell table:formula="of:=[.$N$3]*[.M37]" office:value-type="float" office:value="46.212264" calcext:value-type="float">
            <text:p>46.21</text:p>
          </table:table-cell>
          <table:table-cell table:style-name="ce64"/>
          <table:table-cell/>
          <table:table-cell table:style-name="ce67" table:formula="of:=[.Q36]*[.Q$3]" office:value-type="float" office:value="1220.70307329621" calcext:value-type="float">
            <text:p>1,220.7</text:p>
          </table:table-cell>
          <table:table-cell table:style-name="ce67" table:formula="of:=[.R36]*[.R$3]" office:value-type="float" office:value="818.207848777001" calcext:value-type="float">
            <text:p>818.2</text:p>
          </table:table-cell>
          <table:table-cell table:style-name="ce67" table:formula="of:=[.S36]*[.S$3]" office:value-type="float" office:value="538.310890944545" calcext:value-type="float">
            <text:p>538.3</text:p>
          </table:table-cell>
          <table:table-cell table:style-name="ce67" table:formula="of:=[.T36]*[.T$3]" office:value-type="float" office:value="347" calcext:value-type="float">
            <text:p>347.0</text:p>
          </table:table-cell>
          <table:table-cell table:style-name="ce90" table:formula="of:=[.Q37]*[.U$2]" office:value-type="float" office:value="73.2421843977727" calcext:value-type="float">
            <text:p>73.2</text:p>
          </table:table-cell>
          <table:table-cell table:style-name="ce90" table:formula="of:=[.R37]*[.V$2]" office:value-type="float" office:value="49.09247092662" calcext:value-type="float">
            <text:p>49.1</text:p>
          </table:table-cell>
          <table:table-cell table:style-name="ce90" table:formula="of:=[.S37]*[.W$2]" office:value-type="float" office:value="32.2986534566727" calcext:value-type="float">
            <text:p>32.3</text:p>
          </table:table-cell>
          <table:table-cell table:style-name="ce90" table:formula="of:=[.T37]*[.X$2]" office:value-type="float" office:value="20.82" calcext:value-type="float">
            <text:p>20.8</text:p>
          </table:table-cell>
          <table:table-cell table:number-columns-repeated="1000"/>
        </table:table-row>
        <table:table-row table:style-name="ro2">
          <table:table-cell office:value-type="date" office:date-value="2020-04-10" calcext:value-type="date">
            <text:p>10-Apr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[.B38]*[.$E$3]+[.$F$3]" office:value-type="float" office:value="8.3589" calcext:value-type="float">
            <text:p><text:s/>8.36 </text:p>
          </table:table-cell>
          <table:table-cell table:formula="of:=EXP([.E38])" office:value-type="float" office:value="4267.99738618523" calcext:value-type="float">
            <text:p>4268.0</text:p>
          </table:table-cell>
          <table:table-cell table:style-name="ce5" table:formula="of:=[.F38]*[.$G$3]" office:value-type="float" office:value="341.439790894818" calcext:value-type="float">
            <text:p>341</text:p>
          </table:table-cell>
          <table:table-cell table:style-name="ce13" table:formula="of:=[.$B38]*[.H$3]+[.I$3]" office:value-type="float" office:value="8.4115" calcext:value-type="float">
            <text:p><text:s/>8.41 </text:p>
          </table:table-cell>
          <table:table-cell table:style-name="ce18" table:formula="of:=EXP([.H38])" office:value-type="float" office:value="4498.50320807415" calcext:value-type="float">
            <text:p>4498.5</text:p>
          </table:table-cell>
          <table:table-cell table:number-columns-repeated="2"/>
          <table:table-cell table:style-name="ce61" table:formula="of:=[.M38]/[.M33]" office:value-type="float" office:value="1.40871623058924" calcext:value-type="float">
            <text:p>1.41</text:p>
          </table:table-cell>
          <table:table-cell table:formula="of:=[.M$1]*[.$B38]^2+[.M$2]*[.$B38]+[.M$3]" office:value-type="float" office:value="821.1745" calcext:value-type="float">
            <text:p>821.17</text:p>
          </table:table-cell>
          <table:table-cell table:formula="of:=[.$N$3]*[.M38]" office:value-type="float" office:value="49.27047" calcext:value-type="float">
            <text:p>49.27</text:p>
          </table:table-cell>
          <table:table-cell table:style-name="ce64"/>
          <table:table-cell/>
          <table:table-cell table:style-name="ce67" table:formula="of:=[.Q37]*[.Q$3]" office:value-type="float" office:value="1403.80853429064" calcext:value-type="float">
            <text:p>1,403.8</text:p>
          </table:table-cell>
          <table:table-cell table:style-name="ce67" table:formula="of:=[.R37]*[.R$3]" office:value-type="float" office:value="900.028633654701" calcext:value-type="float">
            <text:p>900.0</text:p>
          </table:table-cell>
          <table:table-cell table:style-name="ce67" table:formula="of:=[.S37]*[.S$3]" office:value-type="float" office:value="565.226435491772" calcext:value-type="float">
            <text:p>565.2</text:p>
          </table:table-cell>
          <table:table-cell table:style-name="ce67" table:formula="of:=[.T37]*[.T$3]" office:value-type="float" office:value="347" calcext:value-type="float">
            <text:p>347.0</text:p>
          </table:table-cell>
          <table:table-cell table:style-name="ce90" table:formula="of:=[.Q38]*[.U$2]" office:value-type="float" office:value="84.2285120574386" calcext:value-type="float">
            <text:p>84.2</text:p>
          </table:table-cell>
          <table:table-cell table:style-name="ce90" table:formula="of:=[.R38]*[.V$2]" office:value-type="float" office:value="54.001718019282" calcext:value-type="float">
            <text:p>54.0</text:p>
          </table:table-cell>
          <table:table-cell table:style-name="ce90" table:formula="of:=[.S38]*[.W$2]" office:value-type="float" office:value="33.9135861295063" calcext:value-type="float">
            <text:p>33.9</text:p>
          </table:table-cell>
          <table:table-cell table:style-name="ce90" table:formula="of:=[.T38]*[.X$2]" office:value-type="float" office:value="20.82" calcext:value-type="float">
            <text:p>20.8</text:p>
          </table:table-cell>
          <table:table-cell table:number-columns-repeated="1000"/>
        </table:table-row>
        <table:table-row table:style-name="ro2">
          <table:table-cell office:value-type="date" office:date-value="2020-04-11" calcext:value-type="date">
            <text:p>11-Apr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[.B39]*[.$E$3]+[.$F$3]" office:value-type="float" office:value="8.5432" calcext:value-type="float">
            <text:p><text:s/>8.54 </text:p>
          </table:table-cell>
          <table:table-cell table:formula="of:=EXP([.E39])" office:value-type="float" office:value="5131.73968212774" calcext:value-type="float">
            <text:p>5131.7</text:p>
          </table:table-cell>
          <table:table-cell table:style-name="ce5" table:formula="of:=[.F39]*[.$G$3]" office:value-type="float" office:value="410.539174570219" calcext:value-type="float">
            <text:p>411</text:p>
          </table:table-cell>
          <table:table-cell table:style-name="ce13" table:formula="of:=[.$B39]*[.H$3]+[.I$3]" office:value-type="float" office:value="8.597" calcext:value-type="float">
            <text:p><text:s/>8.60 </text:p>
          </table:table-cell>
          <table:table-cell table:style-name="ce18" table:formula="of:=EXP([.H39])" office:value-type="float" office:value="5415.3890306329" calcext:value-type="float">
            <text:p>5415.4</text:p>
          </table:table-cell>
          <table:table-cell table:number-columns-repeated="2"/>
          <table:table-cell table:style-name="ce61" table:formula="of:=[.M39]/[.M34]" office:value-type="float" office:value="1.39306319400702" calcext:value-type="float">
            <text:p>1.39</text:p>
          </table:table-cell>
          <table:table-cell table:formula="of:=[.M$1]*[.$B39]^2+[.M$2]*[.$B39]+[.M$3]" office:value-type="float" office:value="873.8046" calcext:value-type="float">
            <text:p>873.80</text:p>
          </table:table-cell>
          <table:table-cell table:formula="of:=[.$N$3]*[.M39]" office:value-type="float" office:value="52.428276" calcext:value-type="float">
            <text:p>52.43</text:p>
          </table:table-cell>
          <table:table-cell table:number-columns-repeated="2"/>
          <table:table-cell table:style-name="ce67" table:formula="of:=[.Q38]*[.Q$3]" office:value-type="float" office:value="1614.37981443424" calcext:value-type="float">
            <text:p>1,614.4</text:p>
          </table:table-cell>
          <table:table-cell table:style-name="ce67" table:formula="of:=[.R38]*[.R$3]" office:value-type="float" office:value="990.031497020171" calcext:value-type="float">
            <text:p>990.0</text:p>
          </table:table-cell>
          <table:table-cell table:style-name="ce67" table:formula="of:=[.S38]*[.S$3]" office:value-type="float" office:value="593.487757266361" calcext:value-type="float">
            <text:p>593.5</text:p>
          </table:table-cell>
          <table:table-cell table:style-name="ce67" table:formula="of:=[.T38]*[.T$3]" office:value-type="float" office:value="347" calcext:value-type="float">
            <text:p>347.0</text:p>
          </table:table-cell>
          <table:table-cell table:style-name="ce90" table:formula="of:=[.Q39]*[.U$2]" office:value-type="float" office:value="96.8627888660544" calcext:value-type="float">
            <text:p>96.9</text:p>
          </table:table-cell>
          <table:table-cell table:style-name="ce90" table:formula="of:=[.R39]*[.V$2]" office:value-type="float" office:value="59.4018898212102" calcext:value-type="float">
            <text:p>59.4</text:p>
          </table:table-cell>
          <table:table-cell table:style-name="ce90" table:formula="of:=[.S39]*[.W$2]" office:value-type="float" office:value="35.6092654359817" calcext:value-type="float">
            <text:p>35.6</text:p>
          </table:table-cell>
          <table:table-cell table:style-name="ce90" table:formula="of:=[.T39]*[.X$2]" office:value-type="float" office:value="20.82" calcext:value-type="float">
            <text:p>20.8</text:p>
          </table:table-cell>
          <table:table-cell table:number-columns-repeated="1000"/>
        </table:table-row>
        <table:table-row table:style-name="ro2">
          <table:table-cell office:value-type="date" office:date-value="2020-04-12" calcext:value-type="date">
            <text:p>12-Apr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[.B40]*[.$E$3]+[.$F$3]" office:value-type="float" office:value="8.7275" calcext:value-type="float">
            <text:p><text:s/>8.73 </text:p>
          </table:table-cell>
          <table:table-cell table:formula="of:=EXP([.E40])" office:value-type="float" office:value="6170.28310522531" calcext:value-type="float">
            <text:p>6170.3</text:p>
          </table:table-cell>
          <table:table-cell table:style-name="ce5" table:formula="of:=[.F40]*[.$G$3]" office:value-type="float" office:value="493.622648418025" calcext:value-type="float">
            <text:p>494</text:p>
          </table:table-cell>
          <table:table-cell table:style-name="ce13" table:formula="of:=[.$B40]*[.H$3]+[.I$3]" office:value-type="float" office:value="8.7825" calcext:value-type="float">
            <text:p><text:s/>8.78 </text:p>
          </table:table-cell>
          <table:table-cell table:style-name="ce18" table:formula="of:=EXP([.H40])" office:value-type="float" office:value="6519.15470471657" calcext:value-type="float">
            <text:p>6519.2</text:p>
          </table:table-cell>
          <table:table-cell table:number-columns-repeated="2"/>
          <table:table-cell table:style-name="ce61" table:formula="of:=[.M40]/[.M35]" office:value-type="float" office:value="1.37854095141109" calcext:value-type="float">
            <text:p>1.38</text:p>
          </table:table-cell>
          <table:table-cell table:formula="of:=[.M$1]*[.$B40]^2+[.M$2]*[.$B40]+[.M$3]" office:value-type="float" office:value="928.0947" calcext:value-type="float">
            <text:p>928.09</text:p>
          </table:table-cell>
          <table:table-cell table:formula="of:=[.$N$3]*[.M40]" office:value-type="float" office:value="55.685682" calcext:value-type="float">
            <text:p>55.69</text:p>
          </table:table-cell>
          <table:table-cell table:number-columns-repeated="2"/>
          <table:table-cell table:style-name="ce67" table:formula="of:=[.Q39]*[.Q$3]" office:value-type="float" office:value="1856.53678659938" calcext:value-type="float">
            <text:p>1,856.5</text:p>
          </table:table-cell>
          <table:table-cell table:style-name="ce67" table:formula="of:=[.R39]*[.R$3]" office:value-type="float" office:value="1089.03464672219" calcext:value-type="float">
            <text:p>1,089.0</text:p>
          </table:table-cell>
          <table:table-cell table:style-name="ce67" table:formula="of:=[.S39]*[.S$3]" office:value-type="float" office:value="623.162145129679" calcext:value-type="float">
            <text:p>623.2</text:p>
          </table:table-cell>
          <table:table-cell table:style-name="ce67" table:formula="of:=[.T39]*[.T$3]" office:value-type="float" office:value="347" calcext:value-type="float">
            <text:p>347.0</text:p>
          </table:table-cell>
          <table:table-cell table:style-name="ce90" table:formula="of:=[.Q40]*[.U$2]" office:value-type="float" office:value="111.392207195963" calcext:value-type="float">
            <text:p>111.4</text:p>
          </table:table-cell>
          <table:table-cell table:style-name="ce90" table:formula="of:=[.R40]*[.V$2]" office:value-type="float" office:value="65.3420788033313" calcext:value-type="float">
            <text:p>65.3</text:p>
          </table:table-cell>
          <table:table-cell table:style-name="ce90" table:formula="of:=[.S40]*[.W$2]" office:value-type="float" office:value="37.3897287077807" calcext:value-type="float">
            <text:p>37.4</text:p>
          </table:table-cell>
          <table:table-cell table:style-name="ce90" table:formula="of:=[.T40]*[.X$2]" office:value-type="float" office:value="20.82" calcext:value-type="float">
            <text:p>20.8</text:p>
          </table:table-cell>
          <table:table-cell table:number-columns-repeated="1000"/>
        </table:table-row>
        <table:table-row table:style-name="ro2">
          <table:table-cell office:value-type="date" office:date-value="2020-04-13" calcext:value-type="date">
            <text:p>13-Apr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B41]*[.$E$3]+[.$F$3]" office:value-type="float" office:value="8.9118" calcext:value-type="float">
            <text:p><text:s/>8.91 </text:p>
          </table:table-cell>
          <table:table-cell table:formula="of:=EXP([.E41])" office:value-type="float" office:value="7419.00329263063" calcext:value-type="float">
            <text:p>7419.0</text:p>
          </table:table-cell>
          <table:table-cell table:style-name="ce5" table:formula="of:=[.F41]*[.$G$3]" office:value-type="float" office:value="593.520263410451" calcext:value-type="float">
            <text:p>594</text:p>
          </table:table-cell>
          <table:table-cell table:style-name="ce13" table:formula="of:=[.$B41]*[.H$3]+[.I$3]" office:value-type="float" office:value="8.968" calcext:value-type="float">
            <text:p><text:s/>8.97 </text:p>
          </table:table-cell>
          <table:table-cell table:style-name="ce18" table:formula="of:=EXP([.H41])" office:value-type="float" office:value="7847.89011899692" calcext:value-type="float">
            <text:p>7847.9</text:p>
          </table:table-cell>
          <table:table-cell table:number-columns-repeated="1015"/>
        </table:table-row>
        <table:table-row table:style-name="ro2">
          <table:table-cell office:value-type="date" office:date-value="2020-04-14" calcext:value-type="date">
            <text:p>14-Apr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formula="of:=[.B42]*[.$E$3]+[.$F$3]" office:value-type="float" office:value="9.0961" calcext:value-type="float">
            <text:p><text:s/>9.10 </text:p>
          </table:table-cell>
          <table:table-cell table:formula="of:=EXP([.E42])" office:value-type="float" office:value="8920.43507848969" calcext:value-type="float">
            <text:p>8920.4</text:p>
          </table:table-cell>
          <table:table-cell table:style-name="ce5" table:formula="of:=[.F42]*[.$G$3]" office:value-type="float" office:value="713.634806279176" calcext:value-type="float">
            <text:p>714</text:p>
          </table:table-cell>
          <table:table-cell table:style-name="ce13" table:formula="of:=[.$B42]*[.H$3]+[.I$3]" office:value-type="float" office:value="9.1535" calcext:value-type="float">
            <text:p><text:s/>9.15 </text:p>
          </table:table-cell>
          <table:table-cell table:style-name="ce18" table:formula="of:=EXP([.H42])" office:value-type="float" office:value="9447.44865086416" calcext:value-type="float">
            <text:p>9447.4</text:p>
          </table:table-cell>
          <table:table-cell table:number-columns-repeated="1015"/>
        </table:table-row>
        <table:table-row table:style-name="ro2">
          <table:table-cell office:value-type="date" office:date-value="2020-04-15" calcext:value-type="date">
            <text:p>15-Ap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B43]*[.$E$3]+[.$F$3]" office:value-type="float" office:value="9.2804" calcext:value-type="float">
            <text:p><text:s/>9.28 </text:p>
          </table:table-cell>
          <table:table-cell table:formula="of:=EXP([.E43])" office:value-type="float" office:value="10725.7213470428" calcext:value-type="float">
            <text:p>10725.7</text:p>
          </table:table-cell>
          <table:table-cell table:style-name="ce5" table:formula="of:=[.F43]*[.$G$3]" office:value-type="float" office:value="858.057707763426" calcext:value-type="float">
            <text:p>858</text:p>
          </table:table-cell>
          <table:table-cell table:style-name="ce13" table:formula="of:=[.$B43]*[.H$3]+[.I$3]" office:value-type="float" office:value="9.339" calcext:value-type="float">
            <text:p><text:s/>9.34 </text:p>
          </table:table-cell>
          <table:table-cell table:style-name="ce18" table:formula="of:=EXP([.H43])" office:value-type="float" office:value="11373.0295222486" calcext:value-type="float">
            <text:p>11373.0</text:p>
          </table:table-cell>
          <table:table-cell table:number-columns-repeated="19"/>
          <table:table-cell table:style-name="ce72"/>
          <table:table-cell table:number-columns-repeated="995"/>
        </table:table-row>
        <table:table-row table:style-name="ro2">
          <table:table-cell office:value-type="date" office:date-value="2020-04-16" calcext:value-type="date">
            <text:p>16-Apr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B44]*[.$E$3]+[.$F$3]" office:value-type="float" office:value="9.4647" calcext:value-type="float">
            <text:p><text:s/>9.46 </text:p>
          </table:table-cell>
          <table:table-cell table:formula="of:=EXP([.E44])" office:value-type="float" office:value="12896.3550995192" calcext:value-type="float">
            <text:p>12896.4</text:p>
          </table:table-cell>
          <table:table-cell table:style-name="ce5" table:formula="of:=[.F44]*[.$G$3]" office:value-type="float" office:value="1031.70840796153" calcext:value-type="float">
            <text:p>1032</text:p>
          </table:table-cell>
          <table:table-cell table:style-name="ce13" table:formula="of:=[.$B44]*[.H$3]+[.I$3]" office:value-type="float" office:value="9.5245" calcext:value-type="float">
            <text:p><text:s/>9.52 </text:p>
          </table:table-cell>
          <table:table-cell table:style-name="ce18" table:formula="of:=EXP([.H44])" office:value-type="float" office:value="13691.0826715218" calcext:value-type="float">
            <text:p>13691.1</text:p>
          </table:table-cell>
          <table:table-cell table:number-columns-repeated="1015"/>
        </table:table-row>
        <table:table-row table:style-name="ro2">
          <table:table-cell office:value-type="date" office:date-value="2020-04-17" calcext:value-type="date">
            <text:p>17-Apr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B45]*[.$E$3]+[.$F$3]" office:value-type="float" office:value="9.649" calcext:value-type="float">
            <text:p><text:s/>9.65 </text:p>
          </table:table-cell>
          <table:table-cell table:formula="of:=EXP([.E45])" office:value-type="float" office:value="15506.2740744005" calcext:value-type="float">
            <text:p>15506.3</text:p>
          </table:table-cell>
          <table:table-cell table:style-name="ce5" table:formula="of:=[.F45]*[.$G$3]" office:value-type="float" office:value="1240.50192595204" calcext:value-type="float">
            <text:p>1241</text:p>
          </table:table-cell>
          <table:table-cell table:style-name="ce13" table:formula="of:=[.$B45]*[.H$3]+[.I$3]" office:value-type="float" office:value="9.71" calcext:value-type="float">
            <text:p><text:s/>9.71 </text:p>
          </table:table-cell>
          <table:table-cell table:style-name="ce18" table:formula="of:=EXP([.H45])" office:value-type="float" office:value="16481.6018767693" calcext:value-type="float">
            <text:p>16481.6</text:p>
          </table:table-cell>
          <table:table-cell table:number-columns-repeated="1015"/>
        </table:table-row>
        <table:table-row table:style-name="ro2">
          <table:table-cell office:value-type="date" office:date-value="2020-04-18" calcext:value-type="date">
            <text:p>18-Apr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B46]*[.$E$3]+[.$F$3]" office:value-type="float" office:value="9.8333" calcext:value-type="float">
            <text:p><text:s/>9.83 </text:p>
          </table:table-cell>
          <table:table-cell table:formula="of:=EXP([.E46])" office:value-type="float" office:value="18644.379269565" calcext:value-type="float">
            <text:p>18644.4</text:p>
          </table:table-cell>
          <table:table-cell table:style-name="ce5" table:formula="of:=[.F46]*[.$G$3]" office:value-type="float" office:value="1491.5503415652" calcext:value-type="float">
            <text:p>1492</text:p>
          </table:table-cell>
          <table:table-cell table:style-name="ce13" table:formula="of:=[.$B46]*[.H$3]+[.I$3]" office:value-type="float" office:value="9.8955" calcext:value-type="float">
            <text:p><text:s/>9.90 </text:p>
          </table:table-cell>
          <table:table-cell table:style-name="ce18" table:formula="of:=EXP([.H46])" office:value-type="float" office:value="19840.8852639067" calcext:value-type="float">
            <text:p>19840.9</text:p>
          </table:table-cell>
          <table:table-cell table:number-columns-repeated="1015"/>
        </table:table-row>
        <table:table-row table:style-name="ro2">
          <table:table-cell office:value-type="date" office:date-value="2020-04-19" calcext:value-type="date">
            <text:p>19-Apr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B47]*[.$E$3]+[.$F$3]" office:value-type="float" office:value="10.0176" calcext:value-type="float">
            <text:p><text:s/>10.02 </text:p>
          </table:table-cell>
          <table:table-cell table:formula="of:=EXP([.E47])" office:value-type="float" office:value="22417.5631540826" calcext:value-type="float">
            <text:p>22417.6</text:p>
          </table:table-cell>
          <table:table-cell table:style-name="ce5" table:formula="of:=[.F47]*[.$G$3]" office:value-type="float" office:value="1793.40505232661" calcext:value-type="float">
            <text:p>1793</text:p>
          </table:table-cell>
          <table:table-cell table:style-name="ce13" table:formula="of:=[.$B47]*[.H$3]+[.I$3]" office:value-type="float" office:value="10.081" calcext:value-type="float">
            <text:p><text:s/>10.08 </text:p>
          </table:table-cell>
          <table:table-cell table:style-name="ce18" table:formula="of:=EXP([.H47])" office:value-type="float" office:value="23884.8584621116" calcext:value-type="float">
            <text:p>23884.9</text:p>
          </table:table-cell>
          <table:table-cell table:number-columns-repeated="1015"/>
        </table:table-row>
        <table:table-row table:style-name="ro2">
          <table:table-cell office:value-type="date" office:date-value="2020-04-20" calcext:value-type="date">
            <text:p>20-Apr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B48]*[.$E$3]+[.$F$3]" office:value-type="float" office:value="10.2019" calcext:value-type="float">
            <text:p><text:s/>10.20 </text:p>
          </table:table-cell>
          <table:table-cell table:formula="of:=EXP([.E48])" office:value-type="float" office:value="26954.3507188591" calcext:value-type="float">
            <text:p>26954.4</text:p>
          </table:table-cell>
          <table:table-cell table:style-name="ce5" table:formula="of:=[.F48]*[.$G$3]" office:value-type="float" office:value="2156.34805750873" calcext:value-type="float">
            <text:p>2156</text:p>
          </table:table-cell>
          <table:table-cell table:style-name="ce13" table:formula="of:=[.$B48]*[.H$3]+[.I$3]" office:value-type="float" office:value="10.2665" calcext:value-type="float">
            <text:p><text:s/>10.27 </text:p>
          </table:table-cell>
          <table:table-cell table:style-name="ce18" table:formula="of:=EXP([.H48])" office:value-type="float" office:value="28753.07508546" calcext:value-type="float">
            <text:p>28753.1</text:p>
          </table:table-cell>
          <table:table-cell table:number-columns-repeated="1015"/>
        </table:table-row>
        <table:table-row table:style-name="ro2">
          <table:table-cell office:value-type="date" office:date-value="2020-04-21" calcext:value-type="date">
            <text:p>21-Apr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B49]*[.$E$3]+[.$F$3]" office:value-type="float" office:value="10.3862" calcext:value-type="float">
            <text:p><text:s/>10.39 </text:p>
          </table:table-cell>
          <table:table-cell table:formula="of:=EXP([.E49])" office:value-type="float" office:value="32409.2773903012" calcext:value-type="float">
            <text:p>32409.3</text:p>
          </table:table-cell>
          <table:table-cell table:style-name="ce5" table:formula="of:=[.F49]*[.$G$3]" office:value-type="float" office:value="2592.7421912241" calcext:value-type="float">
            <text:p>2593</text:p>
          </table:table-cell>
          <table:table-cell table:style-name="ce13" table:formula="of:=[.$B49]*[.H$3]+[.I$3]" office:value-type="float" office:value="10.452" calcext:value-type="float">
            <text:p><text:s/>10.45 </text:p>
          </table:table-cell>
          <table:table-cell table:style-name="ce18" table:formula="of:=EXP([.H49])" office:value-type="float" office:value="34613.5325935279" calcext:value-type="float">
            <text:p>34613.5</text:p>
          </table:table-cell>
          <table:table-cell table:number-columns-repeated="1015"/>
        </table:table-row>
        <table:table-row table:style-name="ro2">
          <table:table-cell office:value-type="date" office:date-value="2020-04-22" calcext:value-type="date">
            <text:p>22-Apr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B50]*[.$E$3]+[.$F$3]" office:value-type="float" office:value="10.5705" calcext:value-type="float">
            <text:p><text:s/>10.57 </text:p>
          </table:table-cell>
          <table:table-cell table:formula="of:=EXP([.E50])" office:value-type="float" office:value="38968.1529307468" calcext:value-type="float">
            <text:p>38968.2</text:p>
          </table:table-cell>
          <table:table-cell table:style-name="ce5" table:formula="of:=[.F50]*[.$G$3]" office:value-type="float" office:value="3117.45223445975" calcext:value-type="float">
            <text:p>3117</text:p>
          </table:table-cell>
          <table:table-cell table:style-name="ce13" table:formula="of:=[.$B50]*[.H$3]+[.I$3]" office:value-type="float" office:value="10.6375" calcext:value-type="float">
            <text:p><text:s/>10.64 </text:p>
          </table:table-cell>
          <table:table-cell table:style-name="ce18" table:formula="of:=EXP([.H50])" office:value-type="float" office:value="41668.4697216639" calcext:value-type="float">
            <text:p>41668.5</text:p>
          </table:table-cell>
          <table:table-cell table:number-columns-repeated="1015"/>
        </table:table-row>
        <table:table-row table:style-name="ro2">
          <table:table-cell office:value-type="date" office:date-value="2020-04-23" calcext:value-type="date">
            <text:p>23-Apr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formula="of:=[.B51]*[.$E$3]+[.$F$3]" office:value-type="float" office:value="10.7548" calcext:value-type="float">
            <text:p><text:s/>10.75 </text:p>
          </table:table-cell>
          <table:table-cell table:formula="of:=EXP([.E51])" office:value-type="float" office:value="46854.3906285461" calcext:value-type="float">
            <text:p>46854.4</text:p>
          </table:table-cell>
          <table:table-cell table:style-name="ce5" table:formula="of:=[.F51]*[.$G$3]" office:value-type="float" office:value="3748.35125028369" calcext:value-type="float">
            <text:p>3748</text:p>
          </table:table-cell>
          <table:table-cell table:style-name="ce13" table:formula="of:=[.$B51]*[.H$3]+[.I$3]" office:value-type="float" office:value="10.823" calcext:value-type="float">
            <text:p><text:s/>10.82 </text:p>
          </table:table-cell>
          <table:table-cell table:style-name="ce18" table:formula="of:=EXP([.H51])" office:value-type="float" office:value="50161.3455446577" calcext:value-type="float">
            <text:p>50161.3</text:p>
          </table:table-cell>
          <table:table-cell table:number-columns-repeated="1015"/>
        </table:table-row>
        <table:table-row table:style-name="ro2">
          <table:table-cell office:value-type="date" office:date-value="2020-04-24" calcext:value-type="date">
            <text:p>24-Apr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formula="of:=[.B52]*[.$E$3]+[.$F$3]" office:value-type="float" office:value="10.9391" calcext:value-type="float">
            <text:p><text:s/>10.94 </text:p>
          </table:table-cell>
          <table:table-cell table:formula="of:=EXP([.E52])" office:value-type="float" office:value="56336.6173673634" calcext:value-type="float">
            <text:p>56336.6</text:p>
          </table:table-cell>
          <table:table-cell table:style-name="ce5" table:formula="of:=[.F52]*[.$G$3]" office:value-type="float" office:value="4506.92938938907" calcext:value-type="float">
            <text:p>4507</text:p>
          </table:table-cell>
          <table:table-cell table:style-name="ce13" table:formula="of:=[.$B52]*[.H$3]+[.I$3]" office:value-type="float" office:value="11.0085" calcext:value-type="float">
            <text:p><text:s/>11.01 </text:p>
          </table:table-cell>
          <table:table-cell table:style-name="ce18" table:formula="of:=EXP([.H52])" office:value-type="float" office:value="60385.2410145593" calcext:value-type="float">
            <text:p>60385.2</text:p>
          </table:table-cell>
          <table:table-cell table:number-columns-repeated="1015"/>
        </table:table-row>
        <table:table-row table:style-name="ro2">
          <table:table-cell office:value-type="date" office:date-value="2020-04-25" calcext:value-type="date">
            <text:p>25-Apr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formula="of:=[.B53]*[.$E$3]+[.$F$3]" office:value-type="float" office:value="11.1234" calcext:value-type="float">
            <text:p><text:s/>11.12 </text:p>
          </table:table-cell>
          <table:table-cell table:formula="of:=EXP([.E53])" office:value-type="float" office:value="67737.8237945338" calcext:value-type="float">
            <text:p>67737.8</text:p>
          </table:table-cell>
          <table:table-cell table:style-name="ce5" table:formula="of:=[.F53]*[.$G$3]" office:value-type="float" office:value="5419.0259035627" calcext:value-type="float">
            <text:p>5419</text:p>
          </table:table-cell>
          <table:table-cell table:style-name="ce13" table:formula="of:=[.$B53]*[.H$3]+[.I$3]" office:value-type="float" office:value="11.194" calcext:value-type="float">
            <text:p><text:s/>11.19 </text:p>
          </table:table-cell>
          <table:table-cell table:style-name="ce18" table:formula="of:=EXP([.H53])" office:value-type="float" office:value="72692.9729016164" calcext:value-type="float">
            <text:p>72693.0</text:p>
          </table:table-cell>
          <table:table-cell table:number-columns-repeated="1015"/>
        </table:table-row>
        <table:table-row table:style-name="ro2">
          <table:table-cell office:value-type="date" office:date-value="2020-04-26" calcext:value-type="date">
            <text:p>26-Apr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54]*[.$E$3]+[.$F$3]" office:value-type="float" office:value="11.3077" calcext:value-type="float">
            <text:p><text:s/>11.31 </text:p>
          </table:table-cell>
          <table:table-cell table:formula="of:=EXP([.E54])" office:value-type="float" office:value="81446.3662682993" calcext:value-type="float">
            <text:p>81446.4</text:p>
          </table:table-cell>
          <table:table-cell table:style-name="ce5" table:formula="of:=[.F54]*[.$G$3]" office:value-type="float" office:value="6515.70930146394" calcext:value-type="float">
            <text:p>6516</text:p>
          </table:table-cell>
          <table:table-cell table:style-name="ce13" table:formula="of:=[.$B54]*[.H$3]+[.I$3]" office:value-type="float" office:value="11.3795" calcext:value-type="float">
            <text:p><text:s/>11.38 </text:p>
          </table:table-cell>
          <table:table-cell table:style-name="ce18" table:formula="of:=EXP([.H54])" office:value-type="float" office:value="87509.2691606723" calcext:value-type="float">
            <text:p>87509.3</text:p>
          </table:table-cell>
          <table:table-cell table:number-columns-repeated="1015"/>
        </table:table-row>
        <table:table-row table:style-name="ro2">
          <table:table-cell office:value-type="date" office:date-value="2020-04-27" calcext:value-type="date">
            <text:p>27-Apr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B55]*[.$E$3]+[.$F$3]" office:value-type="float" office:value="11.492" calcext:value-type="float">
            <text:p><text:s/>11.49 </text:p>
          </table:table-cell>
          <table:table-cell table:formula="of:=EXP([.E55])" office:value-type="float" office:value="97929.1953404216" calcext:value-type="float">
            <text:p>97929.2</text:p>
          </table:table-cell>
          <table:table-cell table:style-name="ce5" table:formula="of:=[.F55]*[.$G$3]" office:value-type="float" office:value="7834.33562723373" calcext:value-type="float">
            <text:p>7834</text:p>
          </table:table-cell>
          <table:table-cell table:style-name="ce13" table:formula="of:=[.$B55]*[.H$3]+[.I$3]" office:value-type="float" office:value="11.565" calcext:value-type="float">
            <text:p><text:s/>11.57 </text:p>
          </table:table-cell>
          <table:table-cell table:style-name="ce18" table:formula="of:=EXP([.H55])" office:value-type="float" office:value="105345.425883176" calcext:value-type="float">
            <text:p>105345.4</text:p>
          </table:table-cell>
          <table:table-cell table:number-columns-repeated="1015"/>
        </table:table-row>
        <table:table-row table:style-name="ro2">
          <table:table-cell office:value-type="date" office:date-value="2020-04-28" calcext:value-type="date">
            <text:p>28-Apr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B56]*[.$E$3]+[.$F$3]" office:value-type="float" office:value="11.6763" calcext:value-type="float">
            <text:p><text:s/>11.68 </text:p>
          </table:table-cell>
          <table:table-cell table:formula="of:=EXP([.E56])" office:value-type="float" office:value="117747.761372568" calcext:value-type="float">
            <text:p>117747.8</text:p>
          </table:table-cell>
          <table:table-cell table:style-name="ce5" table:formula="of:=[.F56]*[.$G$3]" office:value-type="float" office:value="9419.82090980542" calcext:value-type="float">
            <text:p>9420</text:p>
          </table:table-cell>
          <table:table-cell table:style-name="ce13" table:formula="of:=[.$B56]*[.H$3]+[.I$3]" office:value-type="float" office:value="11.7505" calcext:value-type="float">
            <text:p><text:s/>11.75 </text:p>
          </table:table-cell>
          <table:table-cell table:style-name="ce18" table:formula="of:=EXP([.H56])" office:value-type="float" office:value="126816.951632082" calcext:value-type="float">
            <text:p>126817.0</text:p>
          </table:table-cell>
          <table:table-cell table:number-columns-repeated="1015"/>
        </table:table-row>
        <table:table-row table:style-name="ro2">
          <table:table-cell office:value-type="date" office:date-value="2020-04-29" calcext:value-type="date">
            <text:p>29-Ap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formula="of:=[.B57]*[.$E$3]+[.$F$3]" office:value-type="float" office:value="11.8606" calcext:value-type="float">
            <text:p><text:s/>11.86 </text:p>
          </table:table-cell>
          <table:table-cell table:formula="of:=EXP([.E57])" office:value-type="float" office:value="141577.139075382" calcext:value-type="float">
            <text:p>141577.1</text:p>
          </table:table-cell>
          <table:table-cell table:style-name="ce5" table:formula="of:=[.F57]*[.$G$3]" office:value-type="float" office:value="11326.1711260306" calcext:value-type="float">
            <text:p>11326</text:p>
          </table:table-cell>
          <table:table-cell table:style-name="ce13" table:formula="of:=[.$B57]*[.H$3]+[.I$3]" office:value-type="float" office:value="11.936" calcext:value-type="float">
            <text:p><text:s/>11.94 </text:p>
          </table:table-cell>
          <table:table-cell table:style-name="ce18" table:formula="of:=EXP([.H57])" office:value-type="float" office:value="152664.808048607" calcext:value-type="float">
            <text:p>152664.8</text:p>
          </table:table-cell>
          <table:table-cell table:number-columns-repeated="1015"/>
        </table:table-row>
        <table:table-row table:style-name="ro2">
          <table:table-cell office:value-type="date" office:date-value="2020-04-30" calcext:value-type="date">
            <text:p>30-Ap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formula="of:=[.B58]*[.$E$3]+[.$F$3]" office:value-type="float" office:value="12.0449" calcext:value-type="float">
            <text:p><text:s/>12.04 </text:p>
          </table:table-cell>
          <table:table-cell table:formula="of:=EXP([.E58])" office:value-type="float" office:value="170229.022404497" calcext:value-type="float">
            <text:p>170229.0</text:p>
          </table:table-cell>
          <table:table-cell table:style-name="ce5" table:formula="of:=[.F58]*[.$G$3]" office:value-type="float" office:value="13618.3217923597" calcext:value-type="float">
            <text:p>13618</text:p>
          </table:table-cell>
          <table:table-cell table:style-name="ce13" table:formula="of:=[.$B58]*[.H$3]+[.I$3]" office:value-type="float" office:value="12.1215" calcext:value-type="float">
            <text:p><text:s/>12.12 </text:p>
          </table:table-cell>
          <table:table-cell table:style-name="ce18" table:formula="of:=EXP([.H58])" office:value-type="float" office:value="183780.979723706" calcext:value-type="float">
            <text:p>183781.0</text:p>
          </table:table-cell>
          <table:table-cell table:number-columns-repeated="1015"/>
        </table:table-row>
        <table:table-row table:style-name="ro2">
          <table:table-cell office:value-type="date" office:date-value="2020-05-01" calcext:value-type="date">
            <text:p>1-May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formula="of:=[.B59]*[.$E$3]+[.$F$3]" office:value-type="float" office:value="12.2292" calcext:value-type="float">
            <text:p><text:s/>12.23 </text:p>
          </table:table-cell>
          <table:table-cell table:formula="of:=EXP([.E59])" office:value-type="float" office:value="204679.373082694" calcext:value-type="float">
            <text:p>204679.4</text:p>
          </table:table-cell>
          <table:table-cell table:style-name="ce5" table:formula="of:=[.F59]*[.$G$3]" office:value-type="float" office:value="16374.3498466155" calcext:value-type="float">
            <text:p>16374</text:p>
          </table:table-cell>
          <table:table-cell table:style-name="ce13" table:formula="of:=[.$B59]*[.H$3]+[.I$3]" office:value-type="float" office:value="12.307" calcext:value-type="float">
            <text:p><text:s/>12.31 </text:p>
          </table:table-cell>
          <table:table-cell table:style-name="ce18" table:formula="of:=EXP([.H59])" office:value-type="float" office:value="221239.255725862" calcext:value-type="float">
            <text:p>221239.3</text:p>
          </table:table-cell>
          <table:table-cell table:number-columns-repeated="1015"/>
        </table:table-row>
        <table:table-row table:style-name="ro2">
          <table:table-cell office:value-type="date" office:date-value="2020-05-02" calcext:value-type="date">
            <text:p>2-May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formula="of:=[.B60]*[.$E$3]+[.$F$3]" office:value-type="float" office:value="12.4135" calcext:value-type="float">
            <text:p><text:s/>12.41 </text:p>
          </table:table-cell>
          <table:table-cell table:formula="of:=EXP([.E60])" office:value-type="float" office:value="246101.664532722" calcext:value-type="float">
            <text:p>246101.7</text:p>
          </table:table-cell>
          <table:table-cell table:style-name="ce5" table:formula="of:=[.F60]*[.$G$3]" office:value-type="float" office:value="19688.1331626177" calcext:value-type="float">
            <text:p>19688</text:p>
          </table:table-cell>
          <table:table-cell table:style-name="ce13" table:formula="of:=[.$B60]*[.H$3]+[.I$3]" office:value-type="float" office:value="12.4925" calcext:value-type="float">
            <text:p><text:s/>12.49 </text:p>
          </table:table-cell>
          <table:table-cell table:style-name="ce18" table:formula="of:=EXP([.H60])" office:value-type="float" office:value="266332.285026009" calcext:value-type="float">
            <text:p>266332.3</text:p>
          </table:table-cell>
          <table:table-cell table:number-columns-repeated="1015"/>
        </table:table-row>
        <table:table-row table:style-name="ro2">
          <table:table-cell office:value-type="date" office:date-value="2020-05-03" calcext:value-type="date">
            <text:p>3-May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B61]*[.$E$3]+[.$F$3]" office:value-type="float" office:value="12.5978" calcext:value-type="float">
            <text:p><text:s/>12.60 </text:p>
          </table:table-cell>
          <table:table-cell table:formula="of:=EXP([.E61])" office:value-type="float" office:value="295906.853600271" calcext:value-type="float">
            <text:p>295906.9</text:p>
          </table:table-cell>
          <table:table-cell table:style-name="ce5" table:formula="of:=[.F61]*[.$G$3]" office:value-type="float" office:value="23672.5482880217" calcext:value-type="float">
            <text:p>23673</text:p>
          </table:table-cell>
          <table:table-cell table:style-name="ce13" table:formula="of:=[.$B61]*[.H$3]+[.I$3]" office:value-type="float" office:value="12.678" calcext:value-type="float">
            <text:p><text:s/>12.68 </text:p>
          </table:table-cell>
          <table:table-cell table:style-name="ce18" table:formula="of:=EXP([.H61])" office:value-type="float" office:value="320616.184566578" calcext:value-type="float">
            <text:p>320616.2</text:p>
          </table:table-cell>
          <table:table-cell table:number-columns-repeated="1015"/>
        </table:table-row>
        <table:table-row table:style-name="ro2">
          <table:table-cell office:value-type="date" office:date-value="2020-05-04" calcext:value-type="date">
            <text:p>4-May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B62]*[.$E$3]+[.$F$3]" office:value-type="float" office:value="12.7821" calcext:value-type="float">
            <text:p><text:s/>12.78 </text:p>
          </table:table-cell>
          <table:table-cell table:formula="of:=EXP([.E62])" office:value-type="float" office:value="355791.441613637" calcext:value-type="float">
            <text:p>355791.4</text:p>
          </table:table-cell>
          <table:table-cell table:style-name="ce5" table:formula="of:=[.F62]*[.$G$3]" office:value-type="float" office:value="28463.315329091" calcext:value-type="float">
            <text:p>28463</text:p>
          </table:table-cell>
          <table:table-cell table:style-name="ce13" table:formula="of:=[.$B62]*[.H$3]+[.I$3]" office:value-type="float" office:value="12.8635" calcext:value-type="float">
            <text:p><text:s/>12.86 </text:p>
          </table:table-cell>
          <table:table-cell table:style-name="ce18" table:formula="of:=EXP([.H62])" office:value-type="float" office:value="385964.23935608" calcext:value-type="float">
            <text:p>385964.2</text:p>
          </table:table-cell>
          <table:table-cell table:number-columns-repeated="1015"/>
        </table:table-row>
        <table:table-row table:style-name="ro2">
          <table:table-cell office:value-type="date" office:date-value="2020-05-05" calcext:value-type="date">
            <text:p>5-May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[.B63]*[.$E$3]+[.$F$3]" office:value-type="float" office:value="12.9664" calcext:value-type="float">
            <text:p><text:s/>12.97 </text:p>
          </table:table-cell>
          <table:table-cell table:formula="of:=EXP([.E63])" office:value-type="float" office:value="427795.261871536" calcext:value-type="float">
            <text:p>427795.3</text:p>
          </table:table-cell>
          <table:table-cell table:style-name="ce5" table:formula="of:=[.F63]*[.$G$3]" office:value-type="float" office:value="34223.6209497229" calcext:value-type="float">
            <text:p>34224</text:p>
          </table:table-cell>
          <table:table-cell table:style-name="ce13" table:formula="of:=[.$B63]*[.H$3]+[.I$3]" office:value-type="float" office:value="13.049" calcext:value-type="float">
            <text:p><text:s/>13.05 </text:p>
          </table:table-cell>
          <table:table-cell table:style-name="ce18" table:formula="of:=EXP([.H63])" office:value-type="float" office:value="464631.547727694" calcext:value-type="float">
            <text:p>464631.5</text:p>
          </table:table-cell>
          <table:table-cell table:number-columns-repeated="1015"/>
        </table:table-row>
        <table:table-row table:style-name="ro2">
          <table:table-cell office:value-type="date" office:date-value="2020-05-06" calcext:value-type="date">
            <text:p>6-May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B64]*[.$E$3]+[.$F$3]" office:value-type="float" office:value="13.1507" calcext:value-type="float">
            <text:p><text:s/>13.15 </text:p>
          </table:table-cell>
          <table:table-cell table:formula="of:=EXP([.E64])" office:value-type="float" office:value="514370.961959421" calcext:value-type="float">
            <text:p>514371.0</text:p>
          </table:table-cell>
          <table:table-cell table:style-name="ce5" table:formula="of:=[.F64]*[.$G$3]" office:value-type="float" office:value="41149.6769567537" calcext:value-type="float">
            <text:p>41150</text:p>
          </table:table-cell>
          <table:table-cell table:style-name="ce13" table:formula="of:=[.$B64]*[.H$3]+[.I$3]" office:value-type="float" office:value="13.2345" calcext:value-type="float">
            <text:p><text:s/>13.23 </text:p>
          </table:table-cell>
          <table:table-cell table:style-name="ce18" table:formula="of:=EXP([.H64])" office:value-type="float" office:value="559332.842607382" calcext:value-type="float">
            <text:p>559332.8</text:p>
          </table:table-cell>
          <table:table-cell table:number-columns-repeated="1015"/>
        </table:table-row>
        <table:table-row table:style-name="ro2">
          <table:table-cell office:value-type="date" office:date-value="2020-05-07" calcext:value-type="date">
            <text:p>7-May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B65]*[.$E$3]+[.$F$3]" office:value-type="float" office:value="13.335" calcext:value-type="float">
            <text:p><text:s/>13.34 </text:p>
          </table:table-cell>
          <table:table-cell table:formula="of:=EXP([.E65])" office:value-type="float" office:value="618467.547652529" calcext:value-type="float">
            <text:p>618467.5</text:p>
          </table:table-cell>
          <table:table-cell table:style-name="ce5" table:formula="of:=[.F65]*[.$G$3]" office:value-type="float" office:value="49477.4038122023" calcext:value-type="float">
            <text:p>49477</text:p>
          </table:table-cell>
          <table:table-cell table:style-name="ce13" table:formula="of:=[.$B65]*[.H$3]+[.I$3]" office:value-type="float" office:value="13.42" calcext:value-type="float">
            <text:p><text:s/>13.42 </text:p>
          </table:table-cell>
          <table:table-cell table:style-name="ce18" table:formula="of:=EXP([.H65])" office:value-type="float" office:value="673336.174328413" calcext:value-type="float">
            <text:p>673336.2</text:p>
          </table:table-cell>
          <table:table-cell table:number-columns-repeated="1015"/>
        </table:table-row>
        <table:table-row table:style-name="ro2">
          <table:table-cell office:value-type="date" office:date-value="2020-05-08" calcext:value-type="date">
            <text:p>8-May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table:formula="of:=[.B66]*[.$E$3]+[.$F$3]" office:value-type="float" office:value="13.5193" calcext:value-type="float">
            <text:p><text:s/>13.52 </text:p>
          </table:table-cell>
          <table:table-cell table:formula="of:=EXP([.E66])" office:value-type="float" office:value="743630.834140107" calcext:value-type="float">
            <text:p>743630.8</text:p>
          </table:table-cell>
          <table:table-cell table:style-name="ce5" table:formula="of:=[.F66]*[.$G$3]" office:value-type="float" office:value="59490.4667312085" calcext:value-type="float">
            <text:p>59490</text:p>
          </table:table-cell>
          <table:table-cell table:style-name="ce13" table:formula="of:=[.$B66]*[.H$3]+[.I$3]" office:value-type="float" office:value="13.6055" calcext:value-type="float">
            <text:p><text:s/>13.61 </text:p>
          </table:table-cell>
          <table:table-cell table:style-name="ce18" table:formula="of:=EXP([.H66])" office:value-type="float" office:value="810575.687895854" calcext:value-type="float">
            <text:p>810575.7</text:p>
          </table:table-cell>
          <table:table-cell table:number-columns-repeated="1015"/>
        </table:table-row>
        <table:table-row table:style-name="ro2">
          <table:table-cell office:value-type="date" office:date-value="2020-05-09" calcext:value-type="date">
            <text:p>9-May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[.B67]*[.$E$3]+[.$F$3]" office:value-type="float" office:value="13.7036" calcext:value-type="float">
            <text:p><text:s/>13.70 </text:p>
          </table:table-cell>
          <table:table-cell table:formula="of:=EXP([.E67])" office:value-type="float" office:value="894124.226215008" calcext:value-type="float">
            <text:p>894124.2</text:p>
          </table:table-cell>
          <table:table-cell table:style-name="ce5" table:formula="of:=[.F67]*[.$G$3]" office:value-type="float" office:value="71529.9380972006" calcext:value-type="float">
            <text:p>71530</text:p>
          </table:table-cell>
          <table:table-cell table:style-name="ce13" table:formula="of:=[.$B67]*[.H$3]+[.I$3]" office:value-type="float" office:value="13.791" calcext:value-type="float">
            <text:p><text:s/>13.79 </text:p>
          </table:table-cell>
          <table:table-cell table:style-name="ce18" table:formula="of:=EXP([.H67])" office:value-type="float" office:value="975787.386535655" calcext:value-type="float">
            <text:p>975787.4</text:p>
          </table:table-cell>
          <table:table-cell table:number-columns-repeated="1015"/>
        </table:table-row>
        <table:table-row table:style-name="ro2">
          <table:table-cell office:value-type="date" office:date-value="2020-05-10" calcext:value-type="date">
            <text:p>10-May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[.B68]*[.$E$3]+[.$F$3]" office:value-type="float" office:value="13.8879" calcext:value-type="float">
            <text:p><text:s/>13.89 </text:p>
          </table:table-cell>
          <table:table-cell table:formula="of:=EXP([.E68])" office:value-type="float" office:value="1075073.94153315" calcext:value-type="float">
            <text:p>1075073.9</text:p>
          </table:table-cell>
          <table:table-cell table:style-name="ce5" table:formula="of:=[.F68]*[.$G$3]" office:value-type="float" office:value="86005.9153226517" calcext:value-type="float">
            <text:p>86006</text:p>
          </table:table-cell>
          <table:table-cell table:style-name="ce13" table:formula="of:=[.$B68]*[.H$3]+[.I$3]" office:value-type="float" office:value="13.9765" calcext:value-type="float">
            <text:p><text:s/>13.98 </text:p>
          </table:table-cell>
          <table:table-cell table:style-name="ce18" table:formula="of:=EXP([.H68])" office:value-type="float" office:value="1174672.56659741" calcext:value-type="float">
            <text:p>1174672.6</text:p>
          </table:table-cell>
          <table:table-cell table:number-columns-repeated="1015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ctores de crecimiento" table:style-name="ta3">
        <table:table-column table:style-name="co16" table:default-cell-style-name="Default"/>
        <table:table-column table:style-name="co17" table:default-cell-style-name="Default"/>
        <table:table-column table:style-name="co18" table:number-columns-repeated="1022" table:default-cell-style-name="Default"/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1" table:number-columns-repeated="2"/>
          <table:table-cell table:style-name="ce101" office:value-type="string" calcext:value-type="string" table:number-columns-spanned="5" table:number-rows-spanned="1">
            <text:p>Total de casos en</text:p>
          </table:table-cell>
          <table:covered-table-cell table:number-columns-repeated="4" table:style-name="ce81"/>
          <table:table-cell table:number-columns-repeated="1017"/>
        </table:table-row>
        <table:table-row table:style-name="ro4">
          <table:table-cell table:style-name="ce98" office:value-type="string" calcext:value-type="string">
            <text:p>factor de crecimiento diario</text:p>
          </table:table-cell>
          <table:table-cell table:style-name="ce98" office:value-type="string" calcext:value-type="string">
            <text:p>casos hoy</text:p>
          </table:table-cell>
          <table:table-cell table:style-name="ce98" table:formula="of:=&quot;en &quot;&amp;[.C1]&amp;&quot; días&quot;" office:value-type="string" office:string-value="en 1 días" calcext:value-type="string">
            <text:p>en 1 días</text:p>
          </table:table-cell>
          <table:table-cell table:style-name="ce98" table:formula="of:=&quot;en &quot;&amp;[.D1]&amp;&quot; días&quot;" office:value-type="string" office:string-value="en 3 días" calcext:value-type="string">
            <text:p>en 3 días</text:p>
          </table:table-cell>
          <table:table-cell table:style-name="ce98" table:formula="of:=&quot;en &quot;&amp;[.E1]&amp;&quot; días&quot;" office:value-type="string" office:string-value="en 7 días" calcext:value-type="string">
            <text:p>en 7 días</text:p>
          </table:table-cell>
          <table:table-cell table:style-name="ce98" table:formula="of:=&quot;en &quot;&amp;[.F1]&amp;&quot; días&quot;" office:value-type="string" office:string-value="en 14 días" calcext:value-type="string">
            <text:p>en 14 días</text:p>
          </table:table-cell>
          <table:table-cell table:style-name="ce98" table:formula="of:=&quot;en &quot;&amp;[.G1]&amp;&quot; días&quot;" office:value-type="string" office:string-value="en 30 días" calcext:value-type="string">
            <text:p>en 30 días</text:p>
          </table:table-cell>
          <table:table-cell table:style-name="ce103" table:number-columns-repeated="1017"/>
        </table:table-row>
        <table:table-row table:style-name="ro2">
          <table:table-cell table:style-name="ce99" office:value-type="float" office:value="1.15" calcext:value-type="float">
            <text:p>1.15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4]*[.$A4]^[.C$1]" office:value-type="float" office:value="115" calcext:value-type="float">
            <text:p>115.0</text:p>
          </table:table-cell>
          <table:table-cell table:style-name="ce102" table:formula="of:=[.$B4]*[.$A4]^[.D$1]" office:value-type="float" office:value="152.0875" calcext:value-type="float">
            <text:p>152.1</text:p>
          </table:table-cell>
          <table:table-cell table:style-name="ce102" table:formula="of:=[.$B4]*[.$A4]^[.E$1]" office:value-type="float" office:value="266.001988046875" calcext:value-type="float">
            <text:p>266.0</text:p>
          </table:table-cell>
          <table:table-cell table:style-name="ce102" table:formula="of:=[.$B4]*[.$A4]^[.F$1]" office:value-type="float" office:value="707.570576448898" calcext:value-type="float">
            <text:p>707.6</text:p>
          </table:table-cell>
          <table:table-cell table:style-name="ce102" table:formula="of:=[.$B4]*[.$A4]^[.G$1]" office:value-type="float" office:value="6621.17719567858" calcext:value-type="float">
            <text:p>6,621.2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14" calcext:value-type="float">
            <text:p>1.14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5]*[.$A5]^[.C$1]" office:value-type="float" office:value="114" calcext:value-type="float">
            <text:p>114.0</text:p>
          </table:table-cell>
          <table:table-cell table:style-name="ce102" table:formula="of:=[.$B5]*[.$A5]^[.D$1]" office:value-type="float" office:value="148.1544" calcext:value-type="float">
            <text:p>148.2</text:p>
          </table:table-cell>
          <table:table-cell table:style-name="ce102" table:formula="of:=[.$B5]*[.$A5]^[.E$1]" office:value-type="float" office:value="250.226879128704" calcext:value-type="float">
            <text:p>250.2</text:p>
          </table:table-cell>
          <table:table-cell table:style-name="ce102" table:formula="of:=[.$B5]*[.$A5]^[.F$1]" office:value-type="float" office:value="626.134910384911" calcext:value-type="float">
            <text:p>626.1</text:p>
          </table:table-cell>
          <table:table-cell table:style-name="ce102" table:formula="of:=[.$B5]*[.$A5]^[.G$1]" office:value-type="float" office:value="5095.01585833136" calcext:value-type="float">
            <text:p>5,095.0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13" calcext:value-type="float">
            <text:p>1.13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6]*[.$A6]^[.C$1]" office:value-type="float" office:value="113" calcext:value-type="float">
            <text:p>113.0</text:p>
          </table:table-cell>
          <table:table-cell table:style-name="ce102" table:formula="of:=[.$B6]*[.$A6]^[.D$1]" office:value-type="float" office:value="144.2897" calcext:value-type="float">
            <text:p>144.3</text:p>
          </table:table-cell>
          <table:table-cell table:style-name="ce102" table:formula="of:=[.$B6]*[.$A6]^[.E$1]" office:value-type="float" office:value="235.260548044817" calcext:value-type="float">
            <text:p>235.3</text:p>
          </table:table-cell>
          <table:table-cell table:style-name="ce102" table:formula="of:=[.$B6]*[.$A6]^[.F$1]" office:value-type="float" office:value="553.475254663479" calcext:value-type="float">
            <text:p>553.5</text:p>
          </table:table-cell>
          <table:table-cell table:style-name="ce102" table:formula="of:=[.$B6]*[.$A6]^[.G$1]" office:value-type="float" office:value="3911.58979573421" calcext:value-type="float">
            <text:p>3,911.6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12" calcext:value-type="float">
            <text:p>1.12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7]*[.$A7]^[.C$1]" office:value-type="float" office:value="112" calcext:value-type="float">
            <text:p>112.0</text:p>
          </table:table-cell>
          <table:table-cell table:style-name="ce102" table:formula="of:=[.$B7]*[.$A7]^[.D$1]" office:value-type="float" office:value="140.4928" calcext:value-type="float">
            <text:p>140.5</text:p>
          </table:table-cell>
          <table:table-cell table:style-name="ce102" table:formula="of:=[.$B7]*[.$A7]^[.E$1]" office:value-type="float" office:value="221.068140740609" calcext:value-type="float">
            <text:p>221.1</text:p>
          </table:table-cell>
          <table:table-cell table:style-name="ce102" table:formula="of:=[.$B7]*[.$A7]^[.F$1]" office:value-type="float" office:value="488.711228505096" calcext:value-type="float">
            <text:p>488.7</text:p>
          </table:table-cell>
          <table:table-cell table:style-name="ce102" table:formula="of:=[.$B7]*[.$A7]^[.G$1]" office:value-type="float" office:value="2995.99221209115" calcext:value-type="float">
            <text:p>2,996.0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11" calcext:value-type="float">
            <text:p>1.11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8]*[.$A8]^[.C$1]" office:value-type="float" office:value="111" calcext:value-type="float">
            <text:p>111.0</text:p>
          </table:table-cell>
          <table:table-cell table:style-name="ce102" table:formula="of:=[.$B8]*[.$A8]^[.D$1]" office:value-type="float" office:value="136.7631" calcext:value-type="float">
            <text:p>136.8</text:p>
          </table:table-cell>
          <table:table-cell table:style-name="ce102" table:formula="of:=[.$B8]*[.$A8]^[.E$1]" office:value-type="float" office:value="207.616015289872" calcext:value-type="float">
            <text:p>207.6</text:p>
          </table:table-cell>
          <table:table-cell table:style-name="ce102" table:formula="of:=[.$B8]*[.$A8]^[.F$1]" office:value-type="float" office:value="431.044098048444" calcext:value-type="float">
            <text:p>431.0</text:p>
          </table:table-cell>
          <table:table-cell table:style-name="ce102" table:formula="of:=[.$B8]*[.$A8]^[.G$1]" office:value-type="float" office:value="2289.22965719119" calcext:value-type="float">
            <text:p>2,289.2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100" office:value-type="float" office:value="1.1" calcext:value-type="float">
            <text:p>1.10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9]*[.$A9]^[.C$1]" office:value-type="float" office:value="110" calcext:value-type="float">
            <text:p>110.0</text:p>
          </table:table-cell>
          <table:table-cell table:style-name="ce102" table:formula="of:=[.$B9]*[.$A9]^[.D$1]" office:value-type="float" office:value="133.1" calcext:value-type="float">
            <text:p>133.1</text:p>
          </table:table-cell>
          <table:table-cell table:style-name="ce102" table:formula="of:=[.$B9]*[.$A9]^[.E$1]" office:value-type="float" office:value="194.871710000001" calcext:value-type="float">
            <text:p>194.9</text:p>
          </table:table-cell>
          <table:table-cell table:style-name="ce102" table:formula="of:=[.$B9]*[.$A9]^[.F$1]" office:value-type="float" office:value="379.749833583246" calcext:value-type="float">
            <text:p>379.7</text:p>
          </table:table-cell>
          <table:table-cell table:style-name="ce102" table:formula="of:=[.$B9]*[.$A9]^[.G$1]" office:value-type="float" office:value="1744.94022688869" calcext:value-type="float">
            <text:p>1,744.9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09" calcext:value-type="float">
            <text:p>1.09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0]*[.$A10]^[.C$1]" office:value-type="float" office:value="109" calcext:value-type="float">
            <text:p>109.0</text:p>
          </table:table-cell>
          <table:table-cell table:style-name="ce102" table:formula="of:=[.$B10]*[.$A10]^[.D$1]" office:value-type="float" office:value="129.5029" calcext:value-type="float">
            <text:p>129.5</text:p>
          </table:table-cell>
          <table:table-cell table:style-name="ce102" table:formula="of:=[.$B10]*[.$A10]^[.E$1]" office:value-type="float" office:value="182.80391208167" calcext:value-type="float">
            <text:p>182.8</text:p>
          </table:table-cell>
          <table:table-cell table:style-name="ce102" table:formula="of:=[.$B10]*[.$A10]^[.F$1]" office:value-type="float" office:value="334.172702723631" calcext:value-type="float">
            <text:p>334.2</text:p>
          </table:table-cell>
          <table:table-cell table:style-name="ce102" table:formula="of:=[.$B10]*[.$A10]^[.G$1]" office:value-type="float" office:value="1326.76784691317" calcext:value-type="float">
            <text:p>1,326.8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08" calcext:value-type="float">
            <text:p>1.08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1]*[.$A11]^[.C$1]" office:value-type="float" office:value="108" calcext:value-type="float">
            <text:p>108.0</text:p>
          </table:table-cell>
          <table:table-cell table:style-name="ce102" table:formula="of:=[.$B11]*[.$A11]^[.D$1]" office:value-type="float" office:value="125.9712" calcext:value-type="float">
            <text:p>126.0</text:p>
          </table:table-cell>
          <table:table-cell table:style-name="ce102" table:formula="of:=[.$B11]*[.$A11]^[.E$1]" office:value-type="float" office:value="171.382426877954" calcext:value-type="float">
            <text:p>171.4</text:p>
          </table:table-cell>
          <table:table-cell table:style-name="ce102" table:formula="of:=[.$B11]*[.$A11]^[.F$1]" office:value-type="float" office:value="293.719362425771" calcext:value-type="float">
            <text:p>293.7</text:p>
          </table:table-cell>
          <table:table-cell table:style-name="ce102" table:formula="of:=[.$B11]*[.$A11]^[.G$1]" office:value-type="float" office:value="1006.26568890738" calcext:value-type="float">
            <text:p>1,006.3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07" calcext:value-type="float">
            <text:p>1.07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2]*[.$A12]^[.C$1]" office:value-type="float" office:value="107" calcext:value-type="float">
            <text:p>107.0</text:p>
          </table:table-cell>
          <table:table-cell table:style-name="ce102" table:formula="of:=[.$B12]*[.$A12]^[.D$1]" office:value-type="float" office:value="122.504300000001" calcext:value-type="float">
            <text:p>122.5</text:p>
          </table:table-cell>
          <table:table-cell table:style-name="ce102" table:formula="of:=[.$B12]*[.$A12]^[.E$1]" office:value-type="float" office:value="160.578147647845" calcext:value-type="float">
            <text:p>160.6</text:p>
          </table:table-cell>
          <table:table-cell table:style-name="ce102" table:formula="of:=[.$B12]*[.$A12]^[.F$1]" office:value-type="float" office:value="257.85341502013" calcext:value-type="float">
            <text:p>257.9</text:p>
          </table:table-cell>
          <table:table-cell table:style-name="ce102" table:formula="of:=[.$B12]*[.$A12]^[.G$1]" office:value-type="float" office:value="761.225504266237" calcext:value-type="float">
            <text:p>761.2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06" calcext:value-type="float">
            <text:p>1.06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3]*[.$A13]^[.C$1]" office:value-type="float" office:value="106" calcext:value-type="float">
            <text:p>106.0</text:p>
          </table:table-cell>
          <table:table-cell table:style-name="ce102" table:formula="of:=[.$B13]*[.$A13]^[.D$1]" office:value-type="float" office:value="119.101600000001" calcext:value-type="float">
            <text:p>119.1</text:p>
          </table:table-cell>
          <table:table-cell table:style-name="ce102" table:formula="of:=[.$B13]*[.$A13]^[.E$1]" office:value-type="float" office:value="150.363025899138" calcext:value-type="float">
            <text:p>150.4</text:p>
          </table:table-cell>
          <table:table-cell table:style-name="ce102" table:formula="of:=[.$B13]*[.$A13]^[.F$1]" office:value-type="float" office:value="226.090395575447" calcext:value-type="float">
            <text:p>226.1</text:p>
          </table:table-cell>
          <table:table-cell table:style-name="ce102" table:formula="of:=[.$B13]*[.$A13]^[.G$1]" office:value-type="float" office:value="574.349117291351" calcext:value-type="float">
            <text:p>574.3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05" calcext:value-type="float">
            <text:p>1.05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4]*[.$A14]^[.C$1]" office:value-type="float" office:value="105" calcext:value-type="float">
            <text:p>105.0</text:p>
          </table:table-cell>
          <table:table-cell table:style-name="ce102" table:formula="of:=[.$B14]*[.$A14]^[.D$1]" office:value-type="float" office:value="115.762500000001" calcext:value-type="float">
            <text:p>115.8</text:p>
          </table:table-cell>
          <table:table-cell table:style-name="ce102" table:formula="of:=[.$B14]*[.$A14]^[.E$1]" office:value-type="float" office:value="140.710042265627" calcext:value-type="float">
            <text:p>140.7</text:p>
          </table:table-cell>
          <table:table-cell table:style-name="ce102" table:formula="of:=[.$B14]*[.$A14]^[.F$1]" office:value-type="float" office:value="197.993159943945" calcext:value-type="float">
            <text:p>198.0</text:p>
          </table:table-cell>
          <table:table-cell table:style-name="ce102" table:formula="of:=[.$B14]*[.$A14]^[.G$1]" office:value-type="float" office:value="432.194237515089" calcext:value-type="float">
            <text:p>432.2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04" calcext:value-type="float">
            <text:p>1.04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5]*[.$A15]^[.C$1]" office:value-type="float" office:value="104" calcext:value-type="float">
            <text:p>104.0</text:p>
          </table:table-cell>
          <table:table-cell table:style-name="ce102" table:formula="of:=[.$B15]*[.$A15]^[.D$1]" office:value-type="float" office:value="112.486400000001" calcext:value-type="float">
            <text:p>112.5</text:p>
          </table:table-cell>
          <table:table-cell table:style-name="ce102" table:formula="of:=[.$B15]*[.$A15]^[.E$1]" office:value-type="float" office:value="131.593177923586" calcext:value-type="float">
            <text:p>131.6</text:p>
          </table:table-cell>
          <table:table-cell table:style-name="ce102" table:formula="of:=[.$B15]*[.$A15]^[.F$1]" office:value-type="float" office:value="173.167644760285" calcext:value-type="float">
            <text:p>173.2</text:p>
          </table:table-cell>
          <table:table-cell table:style-name="ce102" table:formula="of:=[.$B15]*[.$A15]^[.G$1]" office:value-type="float" office:value="324.339751002773" calcext:value-type="float">
            <text:p>324.3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03" calcext:value-type="float">
            <text:p>1.03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6]*[.$A16]^[.C$1]" office:value-type="float" office:value="103" calcext:value-type="float">
            <text:p>103.0</text:p>
          </table:table-cell>
          <table:table-cell table:style-name="ce102" table:formula="of:=[.$B16]*[.$A16]^[.D$1]" office:value-type="float" office:value="109.272700000001" calcext:value-type="float">
            <text:p>109.3</text:p>
          </table:table-cell>
          <table:table-cell table:style-name="ce102" table:formula="of:=[.$B16]*[.$A16]^[.E$1]" office:value-type="float" office:value="122.987386542489" calcext:value-type="float">
            <text:p>123.0</text:p>
          </table:table-cell>
          <table:table-cell table:style-name="ce102" table:formula="of:=[.$B16]*[.$A16]^[.F$1]" office:value-type="float" office:value="151.258972485516" calcext:value-type="float">
            <text:p>151.3</text:p>
          </table:table-cell>
          <table:table-cell table:style-name="ce102" table:formula="of:=[.$B16]*[.$A16]^[.G$1]" office:value-type="float" office:value="242.726247118982" calcext:value-type="float">
            <text:p>242.7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02" calcext:value-type="float">
            <text:p>1.02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7]*[.$A17]^[.C$1]" office:value-type="float" office:value="102" calcext:value-type="float">
            <text:p>102.0</text:p>
          </table:table-cell>
          <table:table-cell table:style-name="ce102" table:formula="of:=[.$B17]*[.$A17]^[.D$1]" office:value-type="float" office:value="106.120800000001" calcext:value-type="float">
            <text:p>106.1</text:p>
          </table:table-cell>
          <table:table-cell table:style-name="ce102" table:formula="of:=[.$B17]*[.$A17]^[.E$1]" office:value-type="float" office:value="114.86856676493" calcext:value-type="float">
            <text:p>114.9</text:p>
          </table:table-cell>
          <table:table-cell table:style-name="ce102" table:formula="of:=[.$B17]*[.$A17]^[.F$1]" office:value-type="float" office:value="131.947876306292" calcext:value-type="float">
            <text:p>131.9</text:p>
          </table:table-cell>
          <table:table-cell table:style-name="ce102" table:formula="of:=[.$B17]*[.$A17]^[.G$1]" office:value-type="float" office:value="181.136158410348" calcext:value-type="float">
            <text:p>181.1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99" office:value-type="float" office:value="1.01" calcext:value-type="float">
            <text:p>1.01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8]*[.$A18]^[.C$1]" office:value-type="float" office:value="101" calcext:value-type="float">
            <text:p>101.0</text:p>
          </table:table-cell>
          <table:table-cell table:style-name="ce102" table:formula="of:=[.$B18]*[.$A18]^[.D$1]" office:value-type="float" office:value="103.030100000001" calcext:value-type="float">
            <text:p>103.0</text:p>
          </table:table-cell>
          <table:table-cell table:style-name="ce102" table:formula="of:=[.$B18]*[.$A18]^[.E$1]" office:value-type="float" office:value="107.213535210703" calcext:value-type="float">
            <text:p>107.2</text:p>
          </table:table-cell>
          <table:table-cell table:style-name="ce102" table:formula="of:=[.$B18]*[.$A18]^[.F$1]" office:value-type="float" office:value="114.947421323767" calcext:value-type="float">
            <text:p>114.9</text:p>
          </table:table-cell>
          <table:table-cell table:style-name="ce102" table:formula="of:=[.$B18]*[.$A18]^[.G$1]" office:value-type="float" office:value="134.784891533301" calcext:value-type="float">
            <text:p>134.8</text:p>
          </table:table-cell>
          <table:table-cell table:style-name="ce90" table:number-columns-repeated="2"/>
          <table:table-cell table:number-columns-repeated="1015"/>
        </table:table-row>
        <table:table-row table:style-name="ro2">
          <table:table-cell table:style-name="ce100" office:value-type="float" office:value="1" calcext:value-type="float">
            <text:p>1.00</text:p>
          </table:table-cell>
          <table:table-cell table:style-name="ce99" office:value-type="float" office:value="100" calcext:value-type="float">
            <text:p>100</text:p>
          </table:table-cell>
          <table:table-cell table:style-name="ce102" table:formula="of:=[.$B19]*[.$A19]^[.C$1]" office:value-type="float" office:value="100" calcext:value-type="float">
            <text:p>100.0</text:p>
          </table:table-cell>
          <table:table-cell table:style-name="ce102" table:formula="of:=[.$B19]*[.$A19]^[.D$1]" office:value-type="float" office:value="100.000000000001" calcext:value-type="float">
            <text:p>100.0</text:p>
          </table:table-cell>
          <table:table-cell table:style-name="ce102" table:formula="of:=[.$B19]*[.$A19]^[.E$1]" office:value-type="float" office:value="100.000000000002" calcext:value-type="float">
            <text:p>100.0</text:p>
          </table:table-cell>
          <table:table-cell table:style-name="ce102" table:formula="of:=[.$B19]*[.$A19]^[.F$1]" office:value-type="float" office:value="100.000000000004" calcext:value-type="float">
            <text:p>100.0</text:p>
          </table:table-cell>
          <table:table-cell table:style-name="ce102" table:formula="of:=[.$B19]*[.$A19]^[.G$1]" office:value-type="float" office:value="100.000000000009" calcext:value-type="float">
            <text:p>100.0</text:p>
          </table:table-cell>
          <table:table-cell table:style-name="ce90" table:number-columns-repeated="2"/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1" loext:min-decimal-places="1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13" loext:min-decimal-places="13" number:min-integer-digits="1"/>
    </number:number-style>
    <number:number-style style:name="N14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loext:text> </loext:text>
      <loext:fill-character> </loext:fill-character>
      <number:text>-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5:00:54.538579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ndencias" style:display-name="PageStyle_tendenci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os" style:display-name="PageStyle_event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g, Carlos A</meta:initial-creator>
    <meta:keyword>CTPClassification=CTP_NT</meta:keyword>
    <meta:creation-date>2020-03-18T03:02:21</meta:creation-date>
    <dc:date>2020-03-31T16:55:49.684465891</dc:date>
    <meta:generator>LibreOffice/6.0.7.3$Linux_X86_64 LibreOffice_project/00m0$Build-3</meta:generator>
    <meta:editing-duration>PT6H20M58S</meta:editing-duration>
    <meta:editing-cycles>38</meta:editing-cycles>
    <meta:document-statistic meta:table-count="3" meta:cell-count="935" meta:object-count="7"/>
    <meta:user-defined meta:name="AppVersion">16.0300</meta:user-defined>
    <meta:user-defined meta:name="CTPClassification">CTP_NT</meta:user-defined>
    <meta:user-defined meta:name="CTP_BU">NA</meta:user-defined>
    <meta:user-defined meta:name="CTP_IDSID">NA</meta:user-defined>
    <meta:user-defined meta:name="CTP_TimeStamp" meta:value-type="string">2020-03-19 19:43:55Z</meta:user-defined>
    <meta:user-defined meta:name="CTP_WWID" meta:value-type="string">NA</meta:user-defined>
    <meta:user-defined meta:name="ContentTypeId" meta:value-type="string">0x010100C7FB818702760E47904353CB588DB15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itusGUID" meta:value-type="string">cd32064b-25ea-464e-943b-b2270909238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5P0" style:volatile="true">
      <number:number number:decimal-places="4" loext:min-decimal-places="4" number:min-integer-digits="1" number:grouping="true"/>
    </number:number-style>
    <number:number-style style:name="N135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135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 style:data-style-name="N135">
      <style:text-properties fo:font-size="11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05cm" svg:height="11.6cm" xlink:href=".." xlink:type="simple" chart:class="chart:scatter" chart:style-name="ch1">
        <chart:title svg:x="4.05cm" svg:y="0.368cm" chart:style-name="ch2">
          <text:p>Aproximación de crecimiento cuadrático
del COVID-19 en CR
según datos hasta el 28-marzo</text:p>
        </chart:title>
        <chart:plot-area chart:style-name="ch3" table:cell-range-address="'modelo al 17-marzo'.B5:'modelo al 17-marzo'.C26 'modelo al 17-marzo'.C4:'modelo al 17-marzo'.C4" chart:data-source-has-labels="row" svg:x="1.335cm" svg:y="2.385cm" svg:width="14.546cm" svg:height="8.983cm">
          <chartooo:coordinate-region svg:x="2.142cm" svg:y="2.584cm" svg:width="13.553cm" svg:height="8.137cm"/>
          <chart:axis chart:dimension="x" chart:name="primary-x" chart:style-name="ch4"/>
          <chart:axis chart:dimension="y" chart:name="primary-y" chart:style-name="ch5">
            <chart:title svg:x="0.451cm" svg:y="8.19cm" chart:style-name="ch6">
              <text:p>casos detectados</text:p>
            </chart:title>
            <chart:grid chart:style-name="ch7" chart:class="major"/>
          </chart:axis>
          <chart:series chart:style-name="ch8" chart:values-cell-range-address="'modelo al 17-marzo'.C5:'modelo al 17-marzo'.C26" chart:label-cell-address="'modelo al 17-marzo'.C4:'modelo al 17-marzo'.C4" chart:class="chart:scatter">
            <chart:domain table:cell-range-address="'modelo al 17-marzo'.B5:'modelo al 17-marzo'.B26"/>
            <chart:regression-curve chart:style-name="ch9">
              <chart:equation chart:display-equation="true" chart:display-r-square="true" svg:x="5.49cm" svg:y="3.126cm" chart:style-name="ch10"/>
            </chart:regression-curve>
            <chart:regression-curve chart:style-name="ch9"/>
            <chart:data-point chart:repeated="17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5:'modelo al 17-marzo'.B26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14">
                <text:p>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57cm" svg:height="10.994cm" xlink:href=".." xlink:type="simple" chart:class="chart:scatter" chart:column-mapping="0 1" chart:style-name="ch1">
        <chart:title svg:x="2.269cm" svg:y="0.354cm" chart:style-name="ch2">
          <text:p>Proyección cuadrática
para el número de casos detectados de COVID-19 en CR</text:p>
        </chart:title>
        <chart:legend svg:x="2.137cm" svg:y="9.191cm" style:legend-expansion="custom" chartooo:width="12.77cm" chartooo:height="1.155cm" style:legend-expansion-aspect-ratio="11.0562770562771" chart:style-name="ch3"/>
        <chart:plot-area chart:style-name="ch4" table:cell-range-address="'modelo al 17-marzo'.A5:'modelo al 17-marzo'.A40 'modelo al 17-marzo'.C4:'modelo al 17-marzo'.C40 'modelo al 17-marzo'.M4:'modelo al 17-marzo'.M40" chart:data-source-has-labels="both" svg:x="1.152cm" svg:y="2.044cm" svg:width="14.136cm" svg:height="6.602cm">
          <chartooo:coordinate-region svg:x="2.144cm" svg:y="2.243cm" svg:width="12.64cm" svg:height="5.756cm"/>
          <chart:axis chart:dimension="x" chart:name="primary-x" chart:style-name="ch5" chartooo:axis-type="auto">
            <chart:categories table:cell-range-address="'modelo al 17-marzo'.A5:'modelo al 17-marzo'.A40"/>
          </chart:axis>
          <chart:axis chart:dimension="y" chart:name="primary-y" chart:style-name="ch6">
            <chart:title svg:x="0.271cm" svg:y="6.183cm" chart:style-name="ch7">
              <text:p># de casos</text:p>
            </chart:title>
            <chart:grid chart:style-name="ch8" chart:class="major"/>
          </chart:axis>
          <chart:series chart:style-name="ch9" chart:values-cell-range-address="'modelo al 17-marzo'.C5:'modelo al 17-marzo'.C40" chart:label-cell-address="'modelo al 17-marzo'.C4:'modelo al 17-marzo'.C4" chart:class="chart:scatter">
            <chart:domain table:cell-range-address="'modelo al 17-marzo'.A5:'modelo al 17-marzo'.A40"/>
            <chart:data-point chart:repeated="36"/>
          </chart:series>
          <chart:series chart:style-name="ch10" chart:values-cell-range-address="'modelo al 17-marzo'.M5:'modelo al 17-marzo'.M40" chart:label-cell-address="'modelo al 17-marzo'.M4:'modelo al 17-marzo'.M4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projección cuadrática de # de casos</text:p>
                <draw:g>
                  <svg:desc>'modelo al 17-marzo'.M4:'modelo al 17-marzo'.M4</svg:desc>
                </draw:g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40</svg:desc>
                </draw:g>
              </table:table-cell>
              <table:table-cell office:value-type="float" office:value="15.6412">
                <text:p>15.6412</text:p>
                <draw:g>
                  <svg:desc>'modelo al 17-marzo'.M5:'modelo al 17-marzo'.M40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3.4913">
                <text:p>13.491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3.0014">
                <text:p>13.001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4.1715">
                <text:p>14.171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17.0016">
                <text:p>17.001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1.4917">
                <text:p>21.491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7.6418">
                <text:p>27.641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519">
                <text:p>35.451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4.922">
                <text:p>44.92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6.0521">
                <text:p>56.052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8.8422">
                <text:p>68.842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83.2923">
                <text:p>83.292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99.4024">
                <text:p>99.40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17.1725">
                <text:p>117.172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36.6026">
                <text:p>136.6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7.6927">
                <text:p>157.692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0.4428">
                <text:p>180.4428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04.8529">
                <text:p>204.85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30.923">
                <text:p>230.9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258.6531">
                <text:p>258.653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288.0432">
                <text:p>288.043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319.0933">
                <text:p>319.09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30">
                <text:p>330</text:p>
              </table:table-cell>
              <table:table-cell office:value-type="float" office:value="351.8034">
                <text:p>351.803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47">
                <text:p>347</text:p>
              </table:table-cell>
              <table:table-cell office:value-type="float" office:value="386.1735">
                <text:p>386.17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422.2036">
                <text:p>422.203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459.8937">
                <text:p>459.893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499.2438">
                <text:p>499.243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540.2539">
                <text:p>540.253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582.924">
                <text:p>582.92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627.2541">
                <text:p>627.25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673.2442">
                <text:p>673.244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720.8943">
                <text:p>720.894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770.2044">
                <text:p>770.204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821.1745">
                <text:p>821.174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873.8046">
                <text:p>873.804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928.0947">
                <text:p>928.0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15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436cm" xlink:href=".." xlink:type="simple" chart:class="chart:scatter" chart:column-mapping="0" chart:style-name="ch1">
        <chart:title svg:x="5.456cm" svg:y="0.344cm" chart:style-name="ch2">
          <text:p>Factor de aumento diario</text:p>
        </chart:title>
        <chart:legend chart:legend-position="bottom" svg:x="5.581cm" svg:y="9.837cm" style:legend-expansion="wide" chart:style-name="ch3"/>
        <chart:plot-area chart:style-name="ch4" table:cell-range-address="'modelo al 17-marzo'.A12:'modelo al 17-marzo'.A28 'modelo al 17-marzo'.P4:'modelo al 17-marzo'.P4 'modelo al 17-marzo'.P12:'modelo al 17-marzo'.P28" chart:data-source-has-labels="both" svg:x="1.701cm" svg:y="1.331cm" svg:width="13.979cm" svg:height="8.114cm">
          <chartooo:coordinate-region svg:x="2.613cm" svg:y="1.53cm" svg:width="12.655cm" svg:height="7.268cm"/>
          <chart:axis chart:dimension="x" chart:name="primary-x" chart:style-name="ch5" chartooo:axis-type="auto">
            <chart:categories table:cell-range-address="'modelo al 17-marzo'.A12:'modelo al 17-marzo'.A28"/>
          </chart:axis>
          <chart:axis chart:dimension="y" chart:name="primary-y" chart:style-name="ch6">
            <chart:title svg:x="0.451cm" svg:y="7.033cm" chart:style-name="ch7">
              <text:p>casos del día  / 
 casos del día anterior</text:p>
            </chart:title>
            <chart:grid chart:style-name="ch8" chart:class="major"/>
          </chart:axis>
          <chart:series chart:style-name="ch9" chart:values-cell-range-address="'modelo al 17-marzo'.P12:'modelo al 17-marzo'.P28" chart:label-cell-address="'modelo al 17-marzo'.P4:'modelo al 17-marzo'.P4" chart:class="chart:scatter">
            <chart:domain table:cell-range-address="'modelo al 17-marzo'.A12:'modelo al 17-marzo'.A28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actor de aumento diario</text:p>
                <draw:g>
                  <svg:desc>'modelo al 17-marzo'.P4:'modelo al 17-marzo'.P4</svg:desc>
                </draw:g>
              </table:table-cell>
            </table:table-row>
          </table:table-header-rows>
          <table:table-rows>
            <table:table-row>
              <table:table-cell office:value-type="float" office:value="43905">
                <text:p>43905</text:p>
                <draw:g>
                  <svg:desc>'modelo al 17-marzo'.A12:'modelo al 17-marzo'.A28</svg:desc>
                </draw:g>
              </table:table-cell>
              <table:table-cell office:value-type="float" office:value="43905">
                <text:p>43905</text:p>
                <draw:g>
                  <svg:desc>'modelo al 17-marzo'.A12:'modelo al 17-marzo'.A28</svg:desc>
                </draw:g>
              </table:table-cell>
              <table:table-cell office:value-type="float" office:value="1.2962962962963">
                <text:p>1.2962962962963</text:p>
                <draw:g>
                  <svg:desc>'modelo al 17-marzo'.P12:'modelo al 17-marzo'.P28</svg:desc>
                </draw:g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1.17142857142857">
                <text:p>1.1714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1.21951219512195">
                <text:p>1.2195121951219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1.26086956521739">
                <text:p>1.2608695652173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.18390804597701">
                <text:p>1.1839080459770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.13592233009709">
                <text:p>1.1359223300970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.14529914529915">
                <text:p>1.1452991452991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.17910447761194">
                <text:p>1.1791044776119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.12025316455696">
                <text:p>1.1202531645569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1.13559322033898">
                <text:p>1.1355932203389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1.14925373134328">
                <text:p>1.1492537313432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1.13852813852814">
                <text:p>1.1385281385281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1.12167300380228">
                <text:p>1.12167300380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1.06440677966102">
                <text:p>1.064406779661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1.05095541401274">
                <text:p>1.0509554140127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.05151515151515">
                <text:p>1.051515151515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3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10" style:family="chart" style:data-style-name="N133">
      <style:text-properties fo:color="#595959" style:text-position="0% 100%" fo:font-family="Calibri" fo:font-size="11pt" style:font-size-asian="9pt" style:font-size-complex="9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389cm" svg:height="9.27cm" xlink:href=".." xlink:type="simple" chart:class="chart:scatter" chart:style-name="ch1">
        <chart:title svg:x="6.98cm" svg:y="0.32cm" chart:style-name="ch2">
          <text:p>ln(casos)</text:p>
        </chart:title>
        <chart:subtitle svg:x="0cm" svg:y="0cm" chart:style-name="ch3">
          <text:p/>
        </chart:subtitle>
        <chart:plot-area chart:style-name="ch4" table:cell-range-address="'modelo al 17-marzo'.B5:'modelo al 17-marzo'.B28 'modelo al 17-marzo'.D4:'modelo al 17-marzo'.D28" chart:data-source-has-labels="row" svg:x="0.959cm" svg:y="2.04cm" svg:width="15.041cm" svg:height="6.653cm">
          <chartooo:coordinate-region svg:x="1.272cm" svg:y="2.227cm" svg:width="14.516cm" svg:height="5.99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modelo al 17-marzo'.D5:'modelo al 17-marzo'.D28" chart:label-cell-address="'modelo al 17-marzo'.D4:'modelo al 17-marzo'.D4" chart:class="chart:scatter">
            <chart:domain table:cell-range-address="'modelo al 17-marzo'.B5:'modelo al 17-marzo'.B28"/>
            <chart:regression-curve chart:style-name="ch9">
              <chart:equation chart:display-equation="true" chart:display-r-square="true" svg:x="9.306cm" svg:y="5.027cm" chart:style-name="ch10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n(casos)</text:p>
                <draw:g>
                  <svg:desc>'modelo al 17-marzo'.D4:'modelo al 17-marzo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odelo al 17-marzo'.B5:'modelo al 17-marzo'.B28</svg:desc>
                </draw:g>
              </table:table-cell>
              <table:table-cell office:value-type="float" office:value="2.19722457733622">
                <text:p>2.19722457733622</text:p>
                <draw:g>
                  <svg:desc>'modelo al 17-marzo'.D5:'modelo al 17-marzo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38108696739888">
                <text:p>2.38108696739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6494935746154">
                <text:p>2.564949357461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09104245335832">
                <text:p>3.09104245335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21566554096674">
                <text:p>3.21566554096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9583686600433">
                <text:p>3.29583686600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55534806148941">
                <text:p>3.55534806148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71357206670431">
                <text:p>3.71357206670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1202300542815">
                <text:p>3.91202300542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.23410650459726">
                <text:p>4.234106504597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46590811865458">
                <text:p>4.465908118654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63472898822964">
                <text:p>4.63472898822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76217393479776">
                <text:p>4.762173934797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9783979995091">
                <text:p>4.89783979995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06259503302697">
                <text:p>5.062595033026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7614973257383">
                <text:p>5.17614973257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.30330490805908">
                <text:p>5.3033049080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44241771052179">
                <text:p>5.44241771052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57215403217777">
                <text:p>5.57215403217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68697535633982">
                <text:p>5.68697535633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.74939298590825">
                <text:p>5.749392985908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79909265446053">
                <text:p>5.799092654460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84932477994686">
                <text:p>5.849324779946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istance="53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6" style:family="chart" style:data-style-name="N1015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237cm" svg:height="9.969cm" xlink:href=".." xlink:type="simple" chart:class="chart:scatter" chart:style-name="ch1">
        <chart:title svg:x="2.737cm" svg:y="0.334cm" chart:style-name="ch2">
          <text:p>Aproximación de crecimiento exponencial
del COVID-19 en CR
según datos hasta el 17-marzo</text:p>
        </chart:title>
        <chart:subtitle svg:x="0cm" svg:y="0cm" chart:style-name="ch3">
          <text:p/>
        </chart:subtitle>
        <chart:legend chart:legend-position="bottom" svg:x="3.118cm" svg:y="9.397cm" style:legend-expansion="wide" chart:style-name="ch4"/>
        <chart:plot-area chart:style-name="ch5" table:cell-range-address="'modelo al 17-marzo'.A5:'modelo al 17-marzo'.A28 'modelo al 17-marzo'.C4:'modelo al 17-marzo'.C28 'modelo al 17-marzo'.F4:'modelo al 17-marzo'.F28" chart:data-source-has-labels="row" svg:x="1.384cm" svg:y="2.576cm" svg:width="14.529cm" svg:height="6.438cm">
          <chartooo:coordinate-region svg:x="2.12cm" svg:y="2.762cm" svg:width="13.355cm" svg:height="5.782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title svg:x="0.451cm" svg:y="7.354cm" chart:style-name="ch9">
              <text:p>casos detectados</text:p>
            </chart:title>
            <chart:grid chart:style-name="ch7" chart:class="major"/>
          </chart:axis>
          <chart:series chart:style-name="ch10" chart:values-cell-range-address="'modelo al 17-marzo'.C5:'modelo al 17-marzo'.C28" chart:label-cell-address="'modelo al 17-marzo'.C4:'modelo al 17-marzo'.C4" chart:class="chart:scatter">
            <chart:domain table:cell-range-address="'modelo al 17-marzo'.A5:'modelo al 17-marzo'.A28"/>
            <chart:data-point chart:repeated="24"/>
          </chart:series>
          <chart:series chart:style-name="ch11" chart:values-cell-range-address="'modelo al 17-marzo'.F5:'modelo al 17-marzo'.F28" chart:label-cell-address="'modelo al 17-marzo'.F4:'modelo al 17-marzo'.F4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predicción de casos detectados</text:p>
                <draw:g>
                  <svg:desc>'modelo al 17-marzo'.F4:'modelo al 17-marzo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898">
                <text:p>43898</text:p>
                <draw:g>
                  <svg:desc>'modelo al 17-marzo'.A5:'modelo al 17-marzo'.A28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28</svg:desc>
                </draw:g>
              </table:table-cell>
              <table:table-cell office:value-type="float" office:value="9.74739431940007">
                <text:p>9.74739431940007</text:p>
                <draw:g>
                  <svg:desc>'modelo al 17-marzo'.F5:'modelo al 17-marzo'.F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1.7200376898359">
                <text:p>11.7200376898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14.0918976857015">
                <text:p>14.091897685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16.943766363183">
                <text:p>16.943766363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20.3727861905663">
                <text:p>20.3727861905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24.4957589871158">
                <text:p>24.49575898711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29.4531245133625">
                <text:p>29.4531245133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35.4137442344985">
                <text:p>35.4137442344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42.5806532049763">
                <text:p>42.58065320497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51.197975999279">
                <text:p>51.1979759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61.5592422644285">
                <text:p>61.5592422644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74.0173851447558">
                <text:p>74.01738514475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88.9967631527015">
                <text:p>88.9967631527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107.007614983535">
                <text:p>107.0076149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128.663439644624">
                <text:p>128.6634396446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154.701893914119">
                <text:p>154.701893914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186.009918953813">
                <text:p>186.0099189538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223.653951957509">
                <text:p>223.653951957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268.916251926503">
                <text:p>268.9162519265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323.338576927705">
                <text:p>323.338576927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388.77470060161">
                <text:p>388.774700601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467.453556776389">
                <text:p>467.4535567763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0">
                <text:p>43920</text:p>
              </table:table-cell>
              <table:table-cell office:value-type="float" office:value="330">
                <text:p>330</text:p>
              </table:table-cell>
              <table:table-cell office:value-type="float" office:value="562.055163066832">
                <text:p>562.0551630668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1">
                <text:p>43921</text:p>
              </table:table-cell>
              <table:table-cell office:value-type="float" office:value="347">
                <text:p>347</text:p>
              </table:table-cell>
              <table:table-cell office:value-type="float" office:value="675.801909624146">
                <text:p>675.8019096241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4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933cm" svg:height="14.482cm" xlink:href=".." xlink:type="simple" chart:class="chart:scatter" chart:column-mapping="0 1 2 3 4" chart:style-name="ch1">
        <chart:title svg:x="2.504cm" svg:y="0.425cm" chart:style-name="ch2">
          <text:p>Escenarios posibles en el número total de casos de COVID-19 en CR</text:p>
        </chart:title>
        <chart:subtitle svg:x="6.551cm" svg:y="1.54cm" chart:style-name="ch3">
          <text:p>según el factor de aumento diario</text:p>
        </chart:subtitle>
        <chart:legend svg:x="4.016cm" svg:y="11.862cm" style:legend-expansion="custom" chartooo:width="12.733cm" chartooo:height="2.088cm" style:legend-expansion-aspect-ratio="6.09818007662835" chart:style-name="ch4"/>
        <chart:plot-area chart:style-name="ch5" table:cell-range-address="'modelo al 17-marzo'.A5:'modelo al 17-marzo'.A40 'modelo al 17-marzo'.C4:'modelo al 17-marzo'.C40 'modelo al 17-marzo'.Q4:'modelo al 17-marzo'.T40" chart:data-source-has-labels="both" svg:x="1.391cm" svg:y="2.543cm" svg:width="17.16cm" svg:height="8.346cm">
          <chartooo:coordinate-region svg:x="2.78cm" svg:y="2.743cm" svg:width="15.267cm" svg:height="7.499cm"/>
          <chart:axis chart:dimension="x" chart:name="primary-x" chart:style-name="ch6" chartooo:axis-type="auto">
            <chart:categories table:cell-range-address="'modelo al 17-marzo'.A5:'modelo al 17-marzo'.A40"/>
          </chart:axis>
          <chart:axis chart:dimension="y" chart:name="primary-y" chart:style-name="ch7">
            <chart:title svg:x="0.453cm" svg:y="7.593cm" chart:style-name="ch8">
              <text:p> # de casos</text:p>
            </chart:title>
            <chart:grid chart:style-name="ch9" chart:class="major"/>
          </chart:axis>
          <chart:series chart:style-name="ch10" chart:values-cell-range-address="'modelo al 17-marzo'.C5:'modelo al 17-marzo'.C40" chart:label-cell-address="'modelo al 17-marzo'.C4:'modelo al 17-marzo'.C4" chart:class="chart:scatter">
            <chart:domain table:cell-range-address="'modelo al 17-marzo'.A5:'modelo al 17-marzo'.A40"/>
            <chart:data-point chart:repeated="36"/>
          </chart:series>
          <chart:series chart:style-name="ch11" chart:values-cell-range-address="'modelo al 17-marzo'.Q5:'modelo al 17-marzo'.Q40" chart:label-cell-address="'modelo al 17-marzo'.Q4:'modelo al 17-marzo'.Q4" chart:class="chart:scatter">
            <chart:data-point chart:repeated="36"/>
          </chart:series>
          <chart:series chart:style-name="ch12" chart:values-cell-range-address="'modelo al 17-marzo'.R5:'modelo al 17-marzo'.R40" chart:label-cell-address="'modelo al 17-marzo'.R4:'modelo al 17-marzo'.R4" chart:class="chart:scatter">
            <chart:data-point chart:repeated="36"/>
          </chart:series>
          <chart:series chart:style-name="ch13" chart:values-cell-range-address="'modelo al 17-marzo'.S5:'modelo al 17-marzo'.S40" chart:label-cell-address="'modelo al 17-marzo'.S4:'modelo al 17-marzo'.S4" chart:class="chart:scatter">
            <chart:data-point chart:repeated="36"/>
          </chart:series>
          <chart:series chart:style-name="ch14" chart:values-cell-range-address="'modelo al 17-marzo'.T5:'modelo al 17-marzo'.T40" chart:label-cell-address="'modelo al 17-marzo'.T4:'modelo al 17-marzo'.T4" chart:class="chart:scatter">
            <chart:data-point chart:repeated="3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sos detectados</text:p>
                <draw:g>
                  <svg:desc>'modelo al 17-marzo'.C4:'modelo al 17-marzo'.C4</svg:desc>
                </draw:g>
              </table:table-cell>
              <table:table-cell office:value-type="string">
                <text:p>aumentando a 1.15 del día anterior</text:p>
                <draw:g>
                  <svg:desc>'modelo al 17-marzo'.Q4:'modelo al 17-marzo'.Q4</svg:desc>
                </draw:g>
              </table:table-cell>
              <table:table-cell office:value-type="string">
                <text:p>aumentando a 1.1 del día anterior</text:p>
                <draw:g>
                  <svg:desc>'modelo al 17-marzo'.R4:'modelo al 17-marzo'.R4</svg:desc>
                </draw:g>
              </table:table-cell>
              <table:table-cell office:value-type="string">
                <text:p>aumentando a 1.05 del día anterior</text:p>
                <draw:g>
                  <svg:desc>'modelo al 17-marzo'.S4:'modelo al 17-marzo'.S4</svg:desc>
                </draw:g>
              </table:table-cell>
              <table:table-cell office:value-type="string">
                <text:p>aumentando a 1 del día anterior</text:p>
                <draw:g>
                  <svg:desc>'modelo al 17-marzo'.T4:'modelo al 17-marzo'.T4</svg:desc>
                </draw:g>
              </table:table-cell>
            </table:table-row>
          </table:table-header-rows>
          <table:table-rows>
            <table:table-row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43898">
                <text:p>43898</text:p>
                <draw:g>
                  <svg:desc>'modelo al 17-marzo'.A5:'modelo al 17-marzo'.A40</svg:desc>
                </draw:g>
              </table:table-cell>
              <table:table-cell office:value-type="float" office:value="9">
                <text:p>9</text:p>
                <draw:g>
                  <svg:desc>'modelo al 17-marzo'.C5:'modelo al 17-marzo'.C40</svg:desc>
                </draw:g>
              </table:table-cell>
              <table:table-cell office:value-type="float" office:value="NaN">
                <text:p>NaN</text:p>
                <draw:g>
                  <svg:desc>'modelo al 17-marzo'.Q5:'modelo al 17-marzo'.Q40</svg:desc>
                </draw:g>
              </table:table-cell>
              <table:table-cell office:value-type="float" office:value="NaN">
                <text:p>NaN</text:p>
                <draw:g>
                  <svg:desc>'modelo al 17-marzo'.R5:'modelo al 17-marzo'.R40</svg:desc>
                </draw:g>
              </table:table-cell>
              <table:table-cell office:value-type="float" office:value="NaN">
                <text:p>NaN</text:p>
                <draw:g>
                  <svg:desc>'modelo al 17-marzo'.S5:'modelo al 17-marzo'.S40</svg:desc>
                </draw:g>
              </table:table-cell>
              <table:table-cell office:value-type="float" office:value="NaN">
                <text:p>NaN</text:p>
                <draw:g>
                  <svg:desc>'modelo al 17-marzo'.T5:'modelo al 17-marzo'.T40</svg:desc>
                </draw:g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314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399.05">
                <text:p>399.05</text:p>
              </table:table-cell>
              <table:table-cell office:value-type="float" office:value="381.7">
                <text:p>381.7</text:p>
              </table:table-cell>
              <table:table-cell office:value-type="float" office:value="364.35">
                <text:p>364.3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458.9075">
                <text:p>458.9075</text:p>
              </table:table-cell>
              <table:table-cell office:value-type="float" office:value="419.87">
                <text:p>419.87</text:p>
              </table:table-cell>
              <table:table-cell office:value-type="float" office:value="382.5675">
                <text:p>382.567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527.743625">
                <text:p>527.743625</text:p>
              </table:table-cell>
              <table:table-cell office:value-type="float" office:value="461.857">
                <text:p>461.857</text:p>
              </table:table-cell>
              <table:table-cell office:value-type="float" office:value="401.695875">
                <text:p>401.69587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606.90516875">
                <text:p>606.90516875</text:p>
              </table:table-cell>
              <table:table-cell office:value-type="float" office:value="508.0427">
                <text:p>508.0427</text:p>
              </table:table-cell>
              <table:table-cell office:value-type="float" office:value="421.78066875">
                <text:p>421.7806687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697.9409440625">
                <text:p>697.9409440625</text:p>
              </table:table-cell>
              <table:table-cell office:value-type="float" office:value="558.84697">
                <text:p>558.84697</text:p>
              </table:table-cell>
              <table:table-cell office:value-type="float" office:value="442.8697021875">
                <text:p>442.869702187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802.632085671875">
                <text:p>802.632085671875</text:p>
              </table:table-cell>
              <table:table-cell office:value-type="float" office:value="614.731667">
                <text:p>614.731667</text:p>
              </table:table-cell>
              <table:table-cell office:value-type="float" office:value="465.013187296875">
                <text:p>465.01318729687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923.026898522656">
                <text:p>923.026898522656</text:p>
              </table:table-cell>
              <table:table-cell office:value-type="float" office:value="676.2048337">
                <text:p>676.2048337</text:p>
              </table:table-cell>
              <table:table-cell office:value-type="float" office:value="488.263846661719">
                <text:p>488.26384666171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1061.48093330105">
                <text:p>1061.48093330105</text:p>
              </table:table-cell>
              <table:table-cell office:value-type="float" office:value="743.825317070001">
                <text:p>743.825317070001</text:p>
              </table:table-cell>
              <table:table-cell office:value-type="float" office:value="512.677038994805">
                <text:p>512.67703899480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1220.70307329621">
                <text:p>1220.70307329621</text:p>
              </table:table-cell>
              <table:table-cell office:value-type="float" office:value="818.207848777001">
                <text:p>818.207848777001</text:p>
              </table:table-cell>
              <table:table-cell office:value-type="float" office:value="538.310890944545">
                <text:p>538.31089094454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1403.80853429064">
                <text:p>1403.80853429064</text:p>
              </table:table-cell>
              <table:table-cell office:value-type="float" office:value="900.028633654701">
                <text:p>900.028633654701</text:p>
              </table:table-cell>
              <table:table-cell office:value-type="float" office:value="565.226435491772">
                <text:p>565.22643549177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1614.37981443424">
                <text:p>1614.37981443424</text:p>
              </table:table-cell>
              <table:table-cell office:value-type="float" office:value="990.031497020171">
                <text:p>990.031497020171</text:p>
              </table:table-cell>
              <table:table-cell office:value-type="float" office:value="593.487757266361">
                <text:p>593.48775726636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1856.53678659938">
                <text:p>1856.53678659938</text:p>
              </table:table-cell>
              <table:table-cell office:value-type="float" office:value="1089.03464672219">
                <text:p>1089.03464672219</text:p>
              </table:table-cell>
              <table:table-cell office:value-type="float" office:value="623.162145129679">
                <text:p>623.162145129679</text:p>
              </table:table-cell>
              <table:table-cell office:value-type="float" office:value="347">
                <text:p>3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42">
      <number:number number:decimal-places="1" loext:min-decimal-places="1" number:min-integer-digits="1" number:grouping="true"/>
    </number:number-style>
    <number:date-style style:name="N10152P0" style:volatile="true" number:language="en" number:country="US">
      <number:day/>
      <number:text>-</number:text>
      <number:month number:textual="true"/>
    </number:date-style>
    <number:text-style style:name="N10152" number:language="en" number:country="US">
      <number:text-content/>
      <style:map style:condition="value()&lt;=1.79769313486232E+308" style:apply-style-name="N10152P0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015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4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4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4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4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4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52cm" svg:height="12.686cm" xlink:href=".." xlink:type="simple" chart:class="chart:scatter" chart:column-mapping="0 1 2 3" chart:style-name="ch1">
        <chart:title svg:x="5.179cm" svg:y="0.389cm" chart:style-name="ch2">
          <text:p>Tendendia en hospitalizaciones por COVID-19</text:p>
        </chart:title>
        <chart:subtitle svg:x="5.483cm" svg:y="1.421cm" chart:style-name="ch3">
          <text:p>estimada en 6% de # de casos,
según poporción de aumento diario en # de casos</text:p>
        </chart:subtitle>
        <chart:legend chart:legend-position="bottom" svg:x="3.466cm" svg:y="11.589cm" style:legend-expansion="wide" chart:style-name="ch4"/>
        <chart:plot-area chart:style-name="ch5" table:cell-range-address="'modelo al 17-marzo'.A26:'modelo al 17-marzo'.A40 'modelo al 17-marzo'.U4:'modelo al 17-marzo'.X4 'modelo al 17-marzo'.U26:'modelo al 17-marzo'.X40" chart:data-source-has-labels="both" svg:x="1.404cm" svg:y="2.807cm" svg:width="17.855cm" svg:height="8.345cm">
          <chartooo:coordinate-region svg:x="2.316cm" svg:y="3.006cm" svg:width="16.253cm" svg:height="7.499cm"/>
          <chart:axis chart:dimension="x" chart:name="primary-x" chart:style-name="ch6" chartooo:axis-type="auto">
            <chart:categories table:cell-range-address="'modelo al 17-marzo'.A26:'modelo al 17-marzo'.A40"/>
          </chart:axis>
          <chart:axis chart:dimension="y" chart:name="primary-y" chart:style-name="ch7">
            <chart:title svg:x="0.451cm" svg:y="8.293cm" chart:style-name="ch8">
              <text:p>hospitalizaciones</text:p>
            </chart:title>
            <chart:grid chart:style-name="ch9" chart:class="major"/>
          </chart:axis>
          <chart:series chart:style-name="ch10" chart:values-cell-range-address="'modelo al 17-marzo'.U26:'modelo al 17-marzo'.U40" chart:label-cell-address="'modelo al 17-marzo'.U4:'modelo al 17-marzo'.U4" chart:class="chart:scatter">
            <chart:domain table:cell-range-address="'modelo al 17-marzo'.A26:'modelo al 17-marzo'.A40"/>
            <chart:data-point chart:repeated="15"/>
          </chart:series>
          <chart:series chart:style-name="ch11" chart:values-cell-range-address="'modelo al 17-marzo'.V26:'modelo al 17-marzo'.V40" chart:label-cell-address="'modelo al 17-marzo'.V4:'modelo al 17-marzo'.V4" chart:class="chart:scatter">
            <chart:data-point chart:repeated="15"/>
          </chart:series>
          <chart:series chart:style-name="ch12" chart:values-cell-range-address="'modelo al 17-marzo'.W26:'modelo al 17-marzo'.W40" chart:label-cell-address="'modelo al 17-marzo'.W4:'modelo al 17-marzo'.W4" chart:class="chart:scatter">
            <chart:data-point chart:repeated="15"/>
          </chart:series>
          <chart:series chart:style-name="ch13" chart:values-cell-range-address="'modelo al 17-marzo'.X26:'modelo al 17-marzo'.X40" chart:label-cell-address="'modelo al 17-marzo'.X4:'modelo al 17-marzo'.X4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umentando a 1.15 del día anterior</text:p>
                <draw:g>
                  <svg:desc>'modelo al 17-marzo'.U4:'modelo al 17-marzo'.U4</svg:desc>
                </draw:g>
              </table:table-cell>
              <table:table-cell office:value-type="string">
                <text:p>aumentando a 1.1 del día anterior</text:p>
                <draw:g>
                  <svg:desc>'modelo al 17-marzo'.V4:'modelo al 17-marzo'.V4</svg:desc>
                </draw:g>
              </table:table-cell>
              <table:table-cell office:value-type="string">
                <text:p>aumentando a 1.05 del día anterior</text:p>
                <draw:g>
                  <svg:desc>'modelo al 17-marzo'.W4:'modelo al 17-marzo'.W4</svg:desc>
                </draw:g>
              </table:table-cell>
              <table:table-cell office:value-type="string">
                <text:p>aumentando a 1 del día anterior</text:p>
                <draw:g>
                  <svg:desc>'modelo al 17-marzo'.X4:'modelo al 17-marzo'.X4</svg:desc>
                </draw:g>
              </table:table-cell>
            </table:table-row>
          </table:table-header-rows>
          <table:table-rows>
            <table:table-row>
              <table:table-cell office:value-type="float" office:value="43919">
                <text:p>43919</text:p>
                <draw:g>
                  <svg:desc>'modelo al 17-marzo'.A26:'modelo al 17-marzo'.A40</svg:desc>
                </draw:g>
              </table:table-cell>
              <table:table-cell office:value-type="float" office:value="43919">
                <text:p>43919</text:p>
                <draw:g>
                  <svg:desc>'modelo al 17-marzo'.A26:'modelo al 17-marzo'.A40</svg:desc>
                </draw:g>
              </table:table-cell>
              <table:table-cell office:value-type="float" office:value="NaN">
                <text:p>NaN</text:p>
                <draw:g>
                  <svg:desc>'modelo al 17-marzo'.U26:'modelo al 17-marzo'.U40</svg:desc>
                </draw:g>
              </table:table-cell>
              <table:table-cell office:value-type="float" office:value="NaN">
                <text:p>NaN</text:p>
                <draw:g>
                  <svg:desc>'modelo al 17-marzo'.V26:'modelo al 17-marzo'.V40</svg:desc>
                </draw:g>
              </table:table-cell>
              <table:table-cell office:value-type="float" office:value="NaN">
                <text:p>NaN</text:p>
                <draw:g>
                  <svg:desc>'modelo al 17-marzo'.W26:'modelo al 17-marzo'.W40</svg:desc>
                </draw:g>
              </table:table-cell>
              <table:table-cell office:value-type="float" office:value="NaN">
                <text:p>NaN</text:p>
                <draw:g>
                  <svg:desc>'modelo al 17-marzo'.X26:'modelo al 17-marzo'.X40</svg:desc>
                </draw:g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3.943">
                <text:p>23.943</text:p>
              </table:table-cell>
              <table:table-cell office:value-type="float" office:value="22.902">
                <text:p>22.902</text:p>
              </table:table-cell>
              <table:table-cell office:value-type="float" office:value="21.861">
                <text:p>21.861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27.53445">
                <text:p>27.53445</text:p>
              </table:table-cell>
              <table:table-cell office:value-type="float" office:value="25.1922">
                <text:p>25.1922</text:p>
              </table:table-cell>
              <table:table-cell office:value-type="float" office:value="22.95405">
                <text:p>22.9540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31.6646175">
                <text:p>31.6646175</text:p>
              </table:table-cell>
              <table:table-cell office:value-type="float" office:value="27.71142">
                <text:p>27.71142</text:p>
              </table:table-cell>
              <table:table-cell office:value-type="float" office:value="24.1017525">
                <text:p>24.101752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36.414310125">
                <text:p>36.414310125</text:p>
              </table:table-cell>
              <table:table-cell office:value-type="float" office:value="30.482562">
                <text:p>30.482562</text:p>
              </table:table-cell>
              <table:table-cell office:value-type="float" office:value="25.306840125">
                <text:p>25.30684012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41.87645664375">
                <text:p>41.87645664375</text:p>
              </table:table-cell>
              <table:table-cell office:value-type="float" office:value="33.5308182">
                <text:p>33.5308182</text:p>
              </table:table-cell>
              <table:table-cell office:value-type="float" office:value="26.57218213125">
                <text:p>26.5721821312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48.1579251403125">
                <text:p>48.1579251403125</text:p>
              </table:table-cell>
              <table:table-cell office:value-type="float" office:value="36.88390002">
                <text:p>36.88390002</text:p>
              </table:table-cell>
              <table:table-cell office:value-type="float" office:value="27.9007912378125">
                <text:p>27.9007912378125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55.3816139113594">
                <text:p>55.3816139113594</text:p>
              </table:table-cell>
              <table:table-cell office:value-type="float" office:value="40.572290022">
                <text:p>40.572290022</text:p>
              </table:table-cell>
              <table:table-cell office:value-type="float" office:value="29.2958307997031">
                <text:p>29.2958307997031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63.6888559980632">
                <text:p>63.6888559980632</text:p>
              </table:table-cell>
              <table:table-cell office:value-type="float" office:value="44.6295190242">
                <text:p>44.6295190242</text:p>
              </table:table-cell>
              <table:table-cell office:value-type="float" office:value="30.7606223396883">
                <text:p>30.7606223396883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73.2421843977727">
                <text:p>73.2421843977727</text:p>
              </table:table-cell>
              <table:table-cell office:value-type="float" office:value="49.09247092662">
                <text:p>49.09247092662</text:p>
              </table:table-cell>
              <table:table-cell office:value-type="float" office:value="32.2986534566727">
                <text:p>32.2986534566727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84.2285120574386">
                <text:p>84.2285120574386</text:p>
              </table:table-cell>
              <table:table-cell office:value-type="float" office:value="54.001718019282">
                <text:p>54.001718019282</text:p>
              </table:table-cell>
              <table:table-cell office:value-type="float" office:value="33.9135861295063">
                <text:p>33.9135861295063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96.8627888660544">
                <text:p>96.8627888660544</text:p>
              </table:table-cell>
              <table:table-cell office:value-type="float" office:value="59.4018898212102">
                <text:p>59.4018898212102</text:p>
              </table:table-cell>
              <table:table-cell office:value-type="float" office:value="35.6092654359817">
                <text:p>35.6092654359817</text:p>
              </table:table-cell>
              <table:table-cell office:value-type="float" office:value="20.82">
                <text:p>20.8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111.392207195963">
                <text:p>111.392207195963</text:p>
              </table:table-cell>
              <table:table-cell office:value-type="float" office:value="65.3420788033313">
                <text:p>65.3420788033313</text:p>
              </table:table-cell>
              <table:table-cell office:value-type="float" office:value="37.3897287077807">
                <text:p>37.3897287077807</text:p>
              </table:table-cell>
              <table:table-cell office:value-type="float" office:value="20.82">
                <text:p>20.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